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inherit" svg:font-family="inherit" style:font-family-generic="roman" svg:panose-1="2 11 6 4 2 2 2 2 2 4"/>
    <style:font-face style:name="Kokila" svg:font-family="Kokila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१, २, ३, ...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19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20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21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22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23" style:parent-style-name="Normal" style:family="paragraph">
      <style:text-properties style:font-name="Nirmala UI" style:font-name-complex="Nirmala UI"/>
    </style:style>
    <style:style style:name="P24" style:parent-style-name="Normal" style:family="paragraph">
      <style:text-properties style:font-name="Nirmala UI" style:font-name-complex="Nirmala UI"/>
    </style:style>
    <style:style style:name="P25" style:parent-style-name="Normal" style:family="paragraph">
      <style:text-properties style:font-name="Nirmala UI" style:font-name-complex="Nirmala UI"/>
    </style:style>
    <style:style style:name="P26" style:parent-style-name="Normal" style:family="paragraph">
      <style:text-properties style:font-name="Nirmala UI" style:font-name-complex="Nirmala UI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size="36pt" style:font-size-asian="36pt" style:font-size-complex="36pt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Nirmala UI" style:font-name-complex="Nirmala UI"/>
    </style:style>
    <style:style style:name="P32" style:parent-style-name="Normal" style:family="paragraph">
      <style:text-properties style:font-name="Nirmala UI" style:font-name-complex="Nirmala UI"/>
    </style:style>
    <style:style style:name="P33" style:parent-style-name="Normal" style:family="paragraph">
      <style:text-properties style:font-name="Nirmala UI" style:font-name-complex="Nirmala UI"/>
    </style:style>
    <style:style style:name="P34" style:parent-style-name="Normal" style:family="paragraph">
      <style:text-properties style:font-name="Nirmala UI" style:font-name-complex="Nirmala UI"/>
    </style:style>
    <style:style style:name="P35" style:parent-style-name="Normal" style:family="paragraph">
      <style:text-properties style:font-name="Nirmala UI" style:font-name-complex="Nirmala UI"/>
    </style:style>
    <style:style style:name="P36" style:parent-style-name="Normal" style:family="paragraph">
      <style:text-properties style:font-name="Nirmala UI" style:font-name-complex="Nirmala UI"/>
    </style:style>
    <style:style style:name="P37" style:parent-style-name="Normal" style:family="paragraph">
      <style:text-properties style:font-name="Nirmala UI" style:font-name-complex="Nirmala UI"/>
    </style:style>
    <style:style style:name="P38" style:parent-style-name="Normal" style:family="paragraph">
      <style:text-properties style:font-name="Nirmala UI" style:font-name-complex="Nirmala UI"/>
    </style:style>
    <style:style style:name="P39" style:parent-style-name="Normal" style:family="paragraph">
      <style:text-properties style:font-name="Nirmala UI" style:font-name-complex="Nirmala UI"/>
    </style:style>
    <style:style style:name="P40" style:parent-style-name="Normal" style:family="paragraph">
      <style:text-properties style:font-name="Nirmala UI" style:font-name-complex="Nirmala UI"/>
    </style:style>
    <style:style style:name="P41" style:parent-style-name="Normal" style:family="paragraph">
      <style:text-properties style:font-name="Nirmala UI" style:font-name-complex="Nirmala UI"/>
    </style:style>
    <style:style style:name="P42" style:parent-style-name="Normal" style:family="paragraph">
      <style:text-properties style:font-name="Nirmala UI" style:font-name-complex="Nirmala UI"/>
    </style:style>
    <style:style style:name="P43" style:parent-style-name="HTMLPreformatted" style:family="paragraph">
      <style:paragraph-properties fo:background-color="#FFFFFF"/>
    </style:style>
    <style:style style:name="T44" style:parent-style-name="DefaultParagraphFont" style:family="text">
      <style:text-properties style:font-name="Nirmala UI" style:font-name-complex="Nirmala UI"/>
    </style:style>
    <style:style style:name="T45" style:parent-style-name="DefaultParagraphFont" style:family="text">
      <style:text-properties style:font-name="Nirmala UI" style:font-name-complex="Nirmala UI"/>
    </style:style>
    <style:style style:name="T46" style:parent-style-name="DefaultParagraphFont" style:family="text">
      <style:text-properties style:font-name="Nirmala UI" style:font-name-complex="Nirmala UI"/>
    </style:style>
    <style:style style:name="T47" style:parent-style-name="DefaultParagraphFont" style:family="text">
      <style:text-properties style:font-name="Nirmala UI" style:font-name-complex="Nirmala UI"/>
    </style:style>
    <style:style style:name="T48" style:parent-style-name="DefaultParagraphFont" style:family="text">
      <style:text-properties style:font-name="inherit" style:font-name-complex="Nirmala UI" fo:color="#0070C0" fo:font-size="14pt" style:font-size-asian="14pt" style:font-size-complex="14pt" style:script-type="complex" style:language-complex="hi" style:country-complex="IN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style:font-name="Nirmala UI" style:font-name-complex="Nirmala UI" fo:font-size="12pt" style:font-size-asian="12pt"/>
    </style:style>
    <style:style style:name="T51" style:parent-style-name="DefaultParagraphFont" style:family="text">
      <style:text-properties style:font-name="Nirmala UI" style:font-name-complex="Nirmala UI" fo:font-size="12pt" style:font-size-asian="12pt"/>
    </style:style>
    <style:style style:name="T52" style:parent-style-name="DefaultParagraphFont" style:family="text">
      <style:text-properties style:font-name="Nirmala UI" style:font-name-complex="Nirmala UI" fo:font-size="12pt" style:font-size-asian="12pt"/>
    </style:style>
    <style:style style:name="T53" style:parent-style-name="DefaultParagraphFont" style:family="text">
      <style:text-properties style:font-name="Nirmala UI" style:font-name-complex="Nirmala UI" fo:font-size="12pt" style:font-size-asian="12pt"/>
    </style:style>
    <style:style style:name="T54" style:parent-style-name="DefaultParagraphFont" style:family="text">
      <style:text-properties style:font-name="Nirmala UI" style:font-name-complex="Nirmala UI" fo:font-size="12pt" style:font-size-asian="12pt"/>
    </style:style>
    <style:style style:name="T55" style:parent-style-name="DefaultParagraphFont" style:family="text">
      <style:text-properties style:font-name="Nirmala UI" style:font-name-complex="Nirmala UI" fo:font-size="12pt" style:font-size-asian="12pt"/>
    </style:style>
    <style:style style:name="T56" style:parent-style-name="DefaultParagraphFont" style:family="text">
      <style:text-properties style:font-name="Nirmala UI" style:font-name-complex="Nirmala UI" fo:font-size="12pt" style:font-size-asian="12pt"/>
    </style:style>
    <style:style style:name="T57" style:parent-style-name="DefaultParagraphFont" style:family="text">
      <style:text-properties style:font-name="Nirmala UI" style:font-name-complex="Nirmala UI" fo:font-size="12pt" style:font-size-asian="12pt"/>
    </style:style>
    <style:style style:name="T58" style:parent-style-name="DefaultParagraphFont" style:family="text">
      <style:text-properties style:font-name="Nirmala UI" style:font-name-complex="Nirmala UI" fo:font-size="12pt" style:font-size-asian="12pt"/>
    </style:style>
    <style:style style:name="T59" style:parent-style-name="DefaultParagraphFont" style:family="text">
      <style:text-properties style:font-name="Nirmala UI" style:font-name-complex="Nirmala UI" fo:font-size="12pt" style:font-size-asian="12pt"/>
    </style:style>
    <style:style style:name="T60" style:parent-style-name="DefaultParagraphFont" style:family="text">
      <style:text-properties style:font-name="Nirmala UI" style:font-name-complex="Nirmala UI" fo:font-size="12pt" style:font-size-asian="12pt"/>
    </style:style>
    <style:style style:name="P61" style:parent-style-name="ListParagraph" style:list-style-name="LFO1" style:family="paragraph"/>
    <style:style style:name="T62" style:parent-style-name="DefaultParagraphFont" style:family="text">
      <style:text-properties style:font-name="Nirmala UI" style:font-name-complex="Nirmala UI" fo:font-size="12pt" style:font-size-asian="12pt"/>
    </style:style>
    <style:style style:name="T63" style:parent-style-name="DefaultParagraphFont" style:family="text">
      <style:text-properties style:font-name="Nirmala UI" style:font-name-complex="Nirmala UI" fo:font-size="12pt" style:font-size-asian="12pt"/>
    </style:style>
    <style:style style:name="T64" style:parent-style-name="DefaultParagraphFont" style:family="text">
      <style:text-properties style:font-name="Nirmala UI" style:font-name-complex="Nirmala UI" fo:font-size="12pt" style:font-size-asian="12pt"/>
    </style:style>
    <style:style style:name="T65" style:parent-style-name="DefaultParagraphFont" style:family="text">
      <style:text-properties style:font-name="Nirmala UI" style:font-name-complex="Nirmala UI" fo:font-size="12pt" style:font-size-asian="12pt"/>
    </style:style>
    <style:style style:name="T66" style:parent-style-name="DefaultParagraphFont" style:family="text">
      <style:text-properties style:font-name="Nirmala UI" style:font-name-complex="Nirmala UI" fo:font-size="12pt" style:font-size-asian="12pt"/>
    </style:style>
    <style:style style:name="T67" style:parent-style-name="DefaultParagraphFont" style:family="text">
      <style:text-properties style:font-name="Nirmala UI" style:font-name-complex="Nirmala UI" fo:font-size="12pt" style:font-size-asian="12pt"/>
    </style:style>
    <style:style style:name="T68" style:parent-style-name="DefaultParagraphFont" style:family="text">
      <style:text-properties style:font-name="Nirmala UI" style:font-name-complex="Nirmala UI" fo:font-size="12pt" style:font-size-asian="12pt"/>
    </style:style>
    <style:style style:name="T69" style:parent-style-name="DefaultParagraphFont" style:family="text">
      <style:text-properties style:font-name="Nirmala UI" style:font-name-complex="Nirmala UI" fo:font-size="12pt" style:font-size-asian="12pt"/>
    </style:style>
    <style:style style:name="T70" style:parent-style-name="DefaultParagraphFont" style:family="text">
      <style:text-properties style:font-name="Nirmala UI" style:font-name-complex="Nirmala UI" fo:font-size="12pt" style:font-size-asian="12pt"/>
    </style:style>
    <style:style style:name="T71" style:parent-style-name="DefaultParagraphFont" style:family="text">
      <style:text-properties style:font-name="Nirmala UI" style:font-name-complex="Nirmala UI" fo:font-size="12pt" style:font-size-asian="12pt"/>
    </style:style>
    <style:style style:name="T72" style:parent-style-name="DefaultParagraphFont" style:family="text">
      <style:text-properties style:font-name="Nirmala UI" style:font-name-complex="Nirmala UI" fo:font-size="12pt" style:font-size-asian="12pt"/>
    </style:style>
    <style:style style:name="P73" style:parent-style-name="ListParagraph" style:list-style-name="LFO1" style:family="paragraph"/>
    <style:style style:name="T74" style:parent-style-name="DefaultParagraphFont" style:family="text">
      <style:text-properties style:font-name="Nirmala UI" style:font-name-complex="Nirmala UI" fo:color="#000000" fo:font-size="12pt" style:font-size-asian="12pt" fo:background-color="#FFFFFF"/>
    </style:style>
    <style:style style:name="T75" style:parent-style-name="DefaultParagraphFont" style:family="text">
      <style:text-properties style:font-name="Nirmala UI" style:font-name-complex="Nirmala UI" fo:font-size="12pt" style:font-size-asian="12pt"/>
    </style:style>
    <style:style style:name="T76" style:parent-style-name="DefaultParagraphFont" style:family="text">
      <style:text-properties style:font-name="Nirmala UI" style:font-name-complex="Nirmala UI" fo:font-size="12pt" style:font-size-asian="12pt"/>
    </style:style>
    <style:style style:name="T77" style:parent-style-name="DefaultParagraphFont" style:family="text">
      <style:text-properties style:font-name="Nirmala UI" style:font-name-complex="Nirmala UI" fo:font-size="12pt" style:font-size-asian="12pt"/>
    </style:style>
    <style:style style:name="T78" style:parent-style-name="DefaultParagraphFont" style:family="text">
      <style:text-properties style:font-name="Nirmala UI" style:font-name-complex="Nirmala UI" fo:font-size="12pt" style:font-size-asian="12pt"/>
    </style:style>
    <style:style style:name="T79" style:parent-style-name="DefaultParagraphFont" style:family="text">
      <style:text-properties style:font-name="Nirmala UI" style:font-name-complex="Nirmala UI" fo:font-size="12pt" style:font-size-asian="12pt"/>
    </style:style>
    <style:style style:name="T80" style:parent-style-name="DefaultParagraphFont" style:family="text">
      <style:text-properties style:font-name="Nirmala UI" style:font-name-complex="Nirmala UI" fo:font-size="12pt" style:font-size-asian="12pt"/>
    </style:style>
    <style:style style:name="T81" style:parent-style-name="DefaultParagraphFont" style:family="text">
      <style:text-properties style:font-name="Nirmala UI" style:font-name-complex="Nirmala UI" fo:font-size="12pt" style:font-size-asian="12pt"/>
    </style:style>
    <style:style style:name="T82" style:parent-style-name="DefaultParagraphFont" style:family="text">
      <style:text-properties style:font-name="Nirmala UI" style:font-name-complex="Nirmala UI" fo:font-size="12pt" style:font-size-asian="12pt"/>
    </style:style>
    <style:style style:name="T83" style:parent-style-name="DefaultParagraphFont" style:family="text">
      <style:text-properties style:font-name="Nirmala UI" style:font-name-complex="Nirmala UI" fo:font-size="12pt" style:font-size-asian="12pt"/>
    </style:style>
    <style:style style:name="T84" style:parent-style-name="DefaultParagraphFont" style:family="text">
      <style:text-properties style:font-name="Nirmala UI" style:font-name-complex="Nirmala UI" fo:font-size="12pt" style:font-size-asian="12pt"/>
    </style:style>
    <style:style style:name="P85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86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87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88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89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90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91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92" style:parent-style-name="Normal" style:family="paragraph">
      <style:paragraph-properties fo:text-indent="0.5in"/>
      <style:text-properties style:font-name="Nirmala UI" style:font-name-complex="Nirmala UI" fo:font-size="12pt" style:font-size-asian="12pt"/>
    </style:style>
    <style:style style:name="P93" style:parent-style-name="Normal" style:family="paragraph">
      <style:text-properties style:font-name="Nirmala UI" style:font-name-complex="Nirmala UI"/>
    </style:style>
    <style:style style:name="P94" style:parent-style-name="Normal" style:family="paragraph">
      <style:text-properties style:font-name="Nirmala UI" style:font-name-complex="Nirmala UI"/>
    </style:style>
    <style:style style:name="P95" style:parent-style-name="Normal" style:family="paragraph">
      <style:text-properties style:font-name="Nirmala UI" style:font-name-complex="Nirmala UI"/>
    </style:style>
    <style:style style:name="P96" style:parent-style-name="Normal" style:family="paragraph">
      <style:text-properties style:font-name="Nirmala UI" style:font-name-complex="Nirmala UI"/>
    </style:style>
    <style:style style:name="P97" style:parent-style-name="Normal" style:family="paragraph">
      <style:text-properties style:font-name="Nirmala UI" style:font-name-complex="Nirmala UI"/>
    </style:style>
    <style:style style:name="P98" style:parent-style-name="Normal" style:family="paragraph">
      <style:text-properties style:font-name="Nirmala UI" style:font-name-complex="Nirmala UI"/>
    </style:style>
    <style:style style:name="P99" style:parent-style-name="Normal" style:family="paragraph">
      <style:text-properties style:font-name="Nirmala UI" style:font-name-complex="Nirmala UI"/>
    </style:style>
    <style:style style:name="P100" style:parent-style-name="Normal" style:family="paragraph">
      <style:text-properties style:font-name="Nirmala UI" style:font-name-complex="Nirmala UI"/>
    </style:style>
    <style:style style:name="P101" style:parent-style-name="Normal" style:family="paragraph">
      <style:text-properties style:font-name="Nirmala UI" style:font-name-complex="Nirmala UI"/>
    </style:style>
    <style:style style:name="P102" style:parent-style-name="Normal" style:family="paragraph">
      <style:text-properties style:font-name="Nirmala UI" style:font-name-complex="Nirmala UI"/>
    </style:style>
    <style:style style:name="P103" style:parent-style-name="Normal" style:family="paragraph">
      <style:text-properties style:font-name="Nirmala UI" style:font-name-complex="Nirmala UI"/>
    </style:style>
    <style:style style:name="P104" style:parent-style-name="Normal" style:family="paragraph">
      <style:text-properties style:font-name="Nirmala UI" style:font-name-complex="Nirmala UI"/>
    </style:style>
    <style:style style:name="P105" style:parent-style-name="Normal" style:family="paragraph">
      <style:text-properties style:font-name="Nirmala UI" style:font-name-complex="Nirmala UI"/>
    </style:style>
    <style:style style:name="P106" style:parent-style-name="Normal" style:family="paragraph">
      <style:text-properties style:font-name="Nirmala UI" style:font-name-complex="Nirmala UI"/>
    </style:style>
    <style:style style:name="P107" style:parent-style-name="Normal" style:family="paragraph">
      <style:text-properties style:font-name="Nirmala UI" style:font-name-complex="Nirmala UI"/>
    </style:style>
    <style:style style:name="P108" style:parent-style-name="Normal" style:family="paragraph">
      <style:text-properties style:font-name="Nirmala UI" style:font-name-complex="Nirmala UI"/>
    </style:style>
    <style:style style:name="T109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10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11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12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13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14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15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16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17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18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1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0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21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2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3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4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5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6" style:parent-style-name="Hyperlink" style:family="text">
      <style:text-properties style:font-name="Nirmala UI" style:font-name-asian="Times New Roman" style:font-name-complex="Nirmala UI" fo:font-size="10pt" style:font-size-asian="10pt" style:font-size-complex="10pt" style:language-asian="en" style:country-asian="IN"/>
    </style:style>
    <style:style style:name="T127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128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12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P130" style:parent-style-name="HTMLPreformatted" style:family="paragraph">
      <style:paragraph-properties fo:background-color="#FFFFFF"/>
    </style:style>
    <style:style style:name="T131" style:parent-style-name="DefaultParagraphFont" style:family="text">
      <style:text-properties style:font-name="Nirmala UI" style:font-name-complex="Nirmala UI" fo:color="#0070C0" fo:font-size="14pt" style:font-size-asian="14pt" style:font-size-complex="12pt"/>
    </style:style>
    <style:style style:name="T132" style:parent-style-name="DefaultParagraphFont" style:family="text">
      <style:text-properties style:font-name="Nirmala UI" style:font-name-complex="Nirmala UI" fo:color="#0070C0" fo:font-size="14pt" style:font-size-asian="14pt" style:font-size-complex="14pt" style:language-complex="hi" style:country-complex="IN"/>
    </style:style>
    <style:style style:name="T133" style:parent-style-name="DefaultParagraphFont" style:family="text">
      <style:text-properties style:font-name="Nirmala UI" style:font-name-complex="Nirmala UI" fo:color="#0070C0" fo:font-size="14pt" style:font-size-asian="14pt" style:font-size-complex="14pt" style:language-complex="hi" style:country-complex="IN"/>
    </style:style>
    <style:style style:name="P134" style:parent-style-name="Normal" style:family="paragraph">
      <style:text-properties style:font-name="Nirmala UI" style:font-name-complex="Nirmala UI" fo:font-size="9pt" style:font-size-asian="9pt" style:font-size-complex="9pt"/>
    </style:style>
    <style:style style:name="P135" style:parent-style-name="Normal" style:family="paragraph">
      <style:paragraph-properties fo:text-align="justify"/>
    </style:style>
    <style:style style:name="T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63" style:parent-style-name="DefaultParagraphFont" style:family="text">
      <style:text-properties style:font-name="Nirmala UI" style:font-name-complex="Nirmala UI" fo:font-size="8pt" style:font-size-asian="8pt" style:font-size-complex="9pt"/>
    </style:style>
    <style:style style:name="T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88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89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9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200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311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312" style:parent-style-name="DefaultParagraphFont" style:family="text">
      <style:text-properties style:font-name="Nirmala UI" style:font-name-complex="Nirmala UI"/>
    </style:style>
    <style:style style:name="T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46" style:parent-style-name="Normal" style:family="paragraph">
      <style:paragraph-properties fo:text-align="justify"/>
    </style:style>
    <style:style style:name="T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5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486" style:parent-style-name="DefaultParagraphFont" style:family="text">
      <style:text-properties style:font-name="Nirmala UI" style:font-name-asian="Times New Roman" style:font-name-complex="Nirmala UI" fo:color="#000000" fo:font-size="12pt" style:font-size-asian="12pt" style:font-size-complex="12pt" style:language-asian="en" style:country-asian="IN"/>
    </style:style>
    <style:style style:name="T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514" style:parent-style-name="Normal" style:family="paragraph">
      <style:paragraph-properties fo:text-align="justify"/>
    </style:style>
    <style:style style:name="T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3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539" style:parent-style-name="ListParagraph" style:list-style-name="LFO3" style:family="paragraph">
      <style:paragraph-properties fo:text-align="justify"/>
    </style:style>
    <style:style style:name="T5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5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583" style:parent-style-name="ListParagraph" style:list-style-name="LFO3" style:family="paragraph">
      <style:paragraph-properties fo:text-align="justify"/>
    </style:style>
    <style:style style:name="T584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58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6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7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8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8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8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8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8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P685" style:parent-style-name="Normal" style:family="paragraph">
      <style:paragraph-properties fo:text-align="justify"/>
    </style:style>
    <style:style style:name="T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9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943" style:parent-style-name="Normal" style:family="paragraph">
      <style:paragraph-properties fo:text-align="justify"/>
    </style:style>
    <style:style style:name="T9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183" style:parent-style-name="Normal" style:family="paragraph">
      <style:paragraph-properties fo:text-align="justify"/>
    </style:style>
    <style:style style:name="T1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2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23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23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23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23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237" style:parent-style-name="Normal" style:family="paragraph">
      <style:paragraph-properties fo:text-align="justify"/>
    </style:style>
    <style:style style:name="T1238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1239" style:parent-style-name="DefaultParagraphFont" style:family="text">
      <style:text-properties style:font-name="Nirmala UI" style:font-name-complex="Nirmala UI" fo:font-size="12pt" style:font-size-asian="12pt"/>
    </style:style>
    <style:style style:name="P124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241" style:parent-style-name="Normal" style:family="paragraph">
      <style:paragraph-properties fo:text-align="justify"/>
    </style:style>
    <style:style style:name="T12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36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367" style:parent-style-name="HTMLPreformatted" style:family="paragraph">
      <style:paragraph-properties fo:background-color="#FFFFFF"/>
    </style:style>
    <style:style style:name="T1368" style:parent-style-name="DefaultParagraphFont" style:family="text">
      <style:text-properties style:font-name="Nirmala UI" style:font-name-complex="Nirmala UI" fo:font-weight="bold" style:font-weight-asian="bold" style:font-size-complex="9pt"/>
    </style:style>
    <style:style style:name="T1369" style:parent-style-name="DefaultParagraphFont" style:family="text">
      <style:text-properties style:font-name="Nirmala UI" style:font-name-complex="Nirmala UI" style:font-size-complex="9pt"/>
    </style:style>
    <style:style style:name="T1370" style:parent-style-name="DefaultParagraphFont" style:family="text">
      <style:text-properties style:font-name="Nirmala UI" style:font-name-complex="Nirmala UI" style:font-size-complex="9pt"/>
    </style:style>
    <style:style style:name="T1371" style:parent-style-name="DefaultParagraphFont" style:family="text">
      <style:text-properties style:font-name="Nirmala UI" style:font-name-complex="Nirmala UI" style:font-size-complex="9pt"/>
    </style:style>
    <style:style style:name="T1372" style:parent-style-name="DefaultParagraphFont" style:family="text">
      <style:text-properties style:font-name="Nirmala UI" style:font-name-complex="Nirmala UI" style:font-size-complex="9pt"/>
    </style:style>
    <style:style style:name="T1373" style:parent-style-name="DefaultParagraphFont" style:family="text">
      <style:text-properties style:font-name="Nirmala UI" style:font-name-complex="Nirmala UI" style:font-size-complex="9pt"/>
    </style:style>
    <style:style style:name="T1374" style:parent-style-name="DefaultParagraphFont" style:family="text">
      <style:text-properties style:font-name="Nirmala UI" style:font-name-complex="Nirmala UI" style:font-size-complex="9pt"/>
    </style:style>
    <style:style style:name="T1375" style:parent-style-name="DefaultParagraphFont" style:family="text">
      <style:text-properties style:font-name="Nirmala UI" style:font-name-complex="Nirmala UI" style:font-size-complex="9pt"/>
    </style:style>
    <style:style style:name="T1376" style:parent-style-name="DefaultParagraphFont" style:family="text">
      <style:text-properties style:font-name="Nirmala UI" style:font-name-complex="Nirmala UI" style:font-size-complex="9pt"/>
    </style:style>
    <style:style style:name="T1377" style:parent-style-name="DefaultParagraphFont" style:family="text">
      <style:text-properties style:font-name="Nirmala UI" style:font-name-complex="Nirmala UI" style:font-size-complex="9pt"/>
    </style:style>
    <style:style style:name="T1378" style:parent-style-name="DefaultParagraphFont" style:family="text">
      <style:text-properties style:font-name="Nirmala UI" style:font-name-complex="Nirmala UI" style:font-size-complex="9pt"/>
    </style:style>
    <style:style style:name="T1379" style:parent-style-name="DefaultParagraphFont" style:family="text">
      <style:text-properties style:font-name="Nirmala UI" style:font-name-complex="Nirmala UI" style:font-size-complex="9pt"/>
    </style:style>
    <style:style style:name="T1380" style:parent-style-name="DefaultParagraphFont" style:family="text">
      <style:text-properties style:font-name="Nirmala UI" style:font-name-complex="Nirmala UI" style:font-size-complex="9pt"/>
    </style:style>
    <style:style style:name="T1381" style:parent-style-name="DefaultParagraphFont" style:family="text">
      <style:text-properties style:font-name="Nirmala UI" style:font-name-complex="Nirmala UI" style:font-size-complex="9pt"/>
    </style:style>
    <style:style style:name="T1382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83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84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85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86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87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88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89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90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91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92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93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94" style:parent-style-name="DefaultParagraphFont" style:family="text">
      <style:text-properties style:font-name="Nirmala UI" style:font-name-complex="Nirmala UI" style:font-size-complex="9pt"/>
    </style:style>
    <style:style style:name="T1395" style:parent-style-name="DefaultParagraphFont" style:family="text">
      <style:text-properties style:font-name="Nirmala UI" style:font-name-complex="Nirmala UI" style:font-size-complex="9pt"/>
    </style:style>
    <style:style style:name="T1396" style:parent-style-name="DefaultParagraphFont" style:family="text">
      <style:text-properties style:font-name="Nirmala UI" style:font-name-complex="Nirmala UI" style:font-size-complex="9pt"/>
    </style:style>
    <style:style style:name="T1397" style:parent-style-name="DefaultParagraphFont" style:family="text">
      <style:text-properties style:font-name="Nirmala UI" style:font-name-complex="Nirmala UI" style:font-size-complex="9pt"/>
    </style:style>
    <style:style style:name="T1398" style:parent-style-name="DefaultParagraphFont" style:family="text">
      <style:text-properties style:font-name="Nirmala UI" style:font-name-complex="Nirmala UI" style:font-size-complex="9pt"/>
    </style:style>
    <style:style style:name="T1399" style:parent-style-name="DefaultParagraphFont" style:family="text">
      <style:text-properties style:font-name="Nirmala UI" style:font-name-complex="Nirmala UI" style:font-size-complex="9pt"/>
    </style:style>
    <style:style style:name="T1400" style:parent-style-name="DefaultParagraphFont" style:family="text">
      <style:text-properties style:font-name="Nirmala UI" style:font-name-complex="Nirmala UI" style:font-size-complex="9pt"/>
    </style:style>
    <style:style style:name="T1401" style:parent-style-name="DefaultParagraphFont" style:family="text">
      <style:text-properties style:font-name="Nirmala UI" style:font-name-complex="Nirmala UI" style:font-size-complex="9pt"/>
    </style:style>
    <style:style style:name="T1402" style:parent-style-name="DefaultParagraphFont" style:family="text">
      <style:text-properties style:font-name="Nirmala UI" style:font-name-complex="Nirmala UI" style:font-size-complex="9pt"/>
    </style:style>
    <style:style style:name="T1403" style:parent-style-name="DefaultParagraphFont" style:family="text">
      <style:text-properties style:font-name="Nirmala UI" style:font-name-complex="Nirmala UI" style:font-size-complex="9pt"/>
    </style:style>
    <style:style style:name="T1404" style:parent-style-name="DefaultParagraphFont" style:family="text">
      <style:text-properties style:font-name="Nirmala UI" style:font-name-complex="Nirmala UI" style:font-size-complex="9pt"/>
    </style:style>
    <style:style style:name="T1405" style:parent-style-name="DefaultParagraphFont" style:family="text">
      <style:text-properties style:font-name="Nirmala UI" style:font-name-complex="Nirmala UI" style:font-size-complex="9pt"/>
    </style:style>
    <style:style style:name="T1406" style:parent-style-name="DefaultParagraphFont" style:family="text">
      <style:text-properties style:font-name="Nirmala UI" style:font-name-complex="Nirmala UI" style:font-size-complex="9pt"/>
    </style:style>
    <style:style style:name="T1407" style:parent-style-name="DefaultParagraphFont" style:family="text">
      <style:text-properties style:font-name="Nirmala UI" style:font-name-complex="Nirmala UI" style:font-size-complex="9pt"/>
    </style:style>
    <style:style style:name="T1408" style:parent-style-name="DefaultParagraphFont" style:family="text">
      <style:text-properties style:font-name="Nirmala UI" style:font-name-complex="Nirmala UI" style:font-size-complex="9pt"/>
    </style:style>
    <style:style style:name="T1409" style:parent-style-name="DefaultParagraphFont" style:family="text">
      <style:text-properties style:font-name="Nirmala UI" style:font-name-complex="Nirmala UI" style:font-size-complex="9pt"/>
    </style:style>
    <style:style style:name="T1410" style:parent-style-name="DefaultParagraphFont" style:family="text">
      <style:text-properties style:font-name="Nirmala UI" style:font-name-complex="Nirmala UI" style:font-size-complex="9pt"/>
    </style:style>
    <style:style style:name="T1411" style:parent-style-name="DefaultParagraphFont" style:family="text">
      <style:text-properties style:font-name="Nirmala UI" style:font-name-complex="Nirmala UI" style:font-size-complex="9pt"/>
    </style:style>
    <style:style style:name="T1412" style:parent-style-name="DefaultParagraphFont" style:family="text">
      <style:text-properties style:font-name="Nirmala UI" style:font-name-complex="Nirmala UI" style:font-size-complex="9pt"/>
    </style:style>
    <style:style style:name="T1413" style:parent-style-name="DefaultParagraphFont" style:family="text">
      <style:text-properties style:font-name="Nirmala UI" style:font-name-complex="Nirmala UI" style:font-size-complex="9pt"/>
    </style:style>
    <style:style style:name="T1414" style:parent-style-name="DefaultParagraphFont" style:family="text">
      <style:text-properties style:font-name="Nirmala UI" style:font-name-complex="Nirmala UI" style:font-size-complex="9pt"/>
    </style:style>
    <style:style style:name="T1415" style:parent-style-name="DefaultParagraphFont" style:family="text">
      <style:text-properties style:font-name="Nirmala UI" style:font-name-complex="Nirmala UI" style:font-size-complex="9pt"/>
    </style:style>
    <style:style style:name="T1416" style:parent-style-name="DefaultParagraphFont" style:family="text">
      <style:text-properties style:font-name="Nirmala UI" style:font-name-complex="Nirmala UI" style:font-size-complex="9pt"/>
    </style:style>
    <style:style style:name="T1417" style:parent-style-name="DefaultParagraphFont" style:family="text">
      <style:text-properties style:font-name="Nirmala UI" style:font-name-complex="Nirmala UI" style:font-size-complex="9pt"/>
    </style:style>
    <style:style style:name="T1418" style:parent-style-name="DefaultParagraphFont" style:family="text">
      <style:text-properties style:font-name="Nirmala UI" style:font-name-complex="Nirmala UI" style:font-size-complex="9pt"/>
    </style:style>
    <style:style style:name="T1419" style:parent-style-name="DefaultParagraphFont" style:family="text">
      <style:text-properties style:font-name="Nirmala UI" style:font-name-complex="Nirmala UI" style:font-size-complex="9pt"/>
    </style:style>
    <style:style style:name="T1420" style:parent-style-name="DefaultParagraphFont" style:family="text">
      <style:text-properties style:font-name="Nirmala UI" style:font-name-complex="Nirmala UI" style:font-size-complex="9pt"/>
    </style:style>
    <style:style style:name="T1421" style:parent-style-name="DefaultParagraphFont" style:family="text">
      <style:text-properties style:font-name="Nirmala UI" style:font-name-complex="Nirmala UI" style:font-size-complex="9pt"/>
    </style:style>
    <style:style style:name="T1422" style:parent-style-name="DefaultParagraphFont" style:family="text">
      <style:text-properties style:font-name="Nirmala UI" style:font-name-complex="Nirmala UI" style:font-size-complex="9pt"/>
    </style:style>
    <style:style style:name="T1423" style:parent-style-name="DefaultParagraphFont" style:family="text">
      <style:text-properties style:font-name="Nirmala UI" style:font-name-complex="Nirmala UI" style:font-size-complex="9pt"/>
    </style:style>
    <style:style style:name="T1424" style:parent-style-name="DefaultParagraphFont" style:family="text">
      <style:text-properties style:font-name="Nirmala UI" style:font-name-complex="Nirmala UI" style:font-size-complex="9pt"/>
    </style:style>
    <style:style style:name="T1425" style:parent-style-name="DefaultParagraphFont" style:family="text">
      <style:text-properties style:font-name="Nirmala UI" style:font-name-complex="Nirmala UI" style:font-size-complex="9pt"/>
    </style:style>
    <style:style style:name="T1426" style:parent-style-name="DefaultParagraphFont" style:family="text">
      <style:text-properties style:font-name="Nirmala UI" style:font-name-complex="Nirmala UI" style:font-size-complex="9pt"/>
    </style:style>
    <style:style style:name="T1427" style:parent-style-name="DefaultParagraphFont" style:family="text">
      <style:text-properties style:font-name="Nirmala UI" style:font-name-complex="Nirmala UI" style:font-size-complex="9pt"/>
    </style:style>
    <style:style style:name="T1428" style:parent-style-name="DefaultParagraphFont" style:family="text">
      <style:text-properties style:font-name="Nirmala UI" style:font-name-complex="Nirmala UI" style:font-size-complex="9pt"/>
    </style:style>
    <style:style style:name="T1429" style:parent-style-name="DefaultParagraphFont" style:family="text">
      <style:text-properties style:font-name="Nirmala UI" style:font-name-complex="Nirmala UI" style:font-size-complex="9pt"/>
    </style:style>
    <style:style style:name="T1430" style:parent-style-name="DefaultParagraphFont" style:family="text">
      <style:text-properties style:font-name="Nirmala UI" style:font-name-complex="Nirmala UI" style:font-size-complex="9pt"/>
    </style:style>
    <style:style style:name="T1431" style:parent-style-name="DefaultParagraphFont" style:family="text">
      <style:text-properties style:font-name="Nirmala UI" style:font-name-complex="Nirmala UI" style:font-size-complex="9pt"/>
    </style:style>
    <style:style style:name="T1432" style:parent-style-name="DefaultParagraphFont" style:family="text">
      <style:text-properties style:font-name="Nirmala UI" style:font-name-complex="Nirmala UI" style:font-size-complex="9pt"/>
    </style:style>
    <style:style style:name="T1433" style:parent-style-name="DefaultParagraphFont" style:family="text">
      <style:text-properties style:font-name="Nirmala UI" style:font-name-complex="Nirmala UI" style:font-size-complex="9pt"/>
    </style:style>
    <style:style style:name="T1434" style:parent-style-name="DefaultParagraphFont" style:family="text">
      <style:text-properties style:font-name="Nirmala UI" style:font-name-complex="Nirmala UI" style:font-size-complex="9pt"/>
    </style:style>
    <style:style style:name="T1435" style:parent-style-name="DefaultParagraphFont" style:family="text">
      <style:text-properties style:font-name="Nirmala UI" style:font-name-complex="Nirmala UI" style:font-size-complex="9pt"/>
    </style:style>
    <style:style style:name="T1436" style:parent-style-name="DefaultParagraphFont" style:family="text">
      <style:text-properties style:font-name="Nirmala UI" style:font-name-complex="Nirmala UI" style:font-size-complex="9pt"/>
    </style:style>
    <style:style style:name="T1437" style:parent-style-name="DefaultParagraphFont" style:family="text">
      <style:text-properties style:font-name="Nirmala UI" style:font-name-complex="Nirmala UI" style:font-size-complex="9pt"/>
    </style:style>
    <style:style style:name="T1438" style:parent-style-name="DefaultParagraphFont" style:family="text">
      <style:text-properties style:font-name="Nirmala UI" style:font-name-complex="Nirmala UI" style:font-size-complex="9pt"/>
    </style:style>
    <style:style style:name="T1439" style:parent-style-name="DefaultParagraphFont" style:family="text">
      <style:text-properties style:font-name="Nirmala UI" style:font-name-complex="Nirmala UI" style:font-size-complex="9pt"/>
    </style:style>
    <style:style style:name="T1440" style:parent-style-name="DefaultParagraphFont" style:family="text">
      <style:text-properties style:font-name="Nirmala UI" style:font-name-complex="Nirmala UI" style:font-size-complex="9pt"/>
    </style:style>
    <style:style style:name="T1441" style:parent-style-name="DefaultParagraphFont" style:family="text">
      <style:text-properties style:font-name="Nirmala UI" style:font-name-complex="Nirmala UI" style:font-size-complex="9pt"/>
    </style:style>
    <style:style style:name="T1442" style:parent-style-name="DefaultParagraphFont" style:family="text">
      <style:text-properties style:font-name="Nirmala UI" style:font-name-complex="Nirmala UI" style:font-size-complex="9pt"/>
    </style:style>
    <style:style style:name="T1443" style:parent-style-name="DefaultParagraphFont" style:family="text">
      <style:text-properties style:font-name="Nirmala UI" style:font-name-complex="Nirmala UI" style:font-size-complex="9pt"/>
    </style:style>
    <style:style style:name="T1444" style:parent-style-name="DefaultParagraphFont" style:family="text">
      <style:text-properties style:font-name="Nirmala UI" style:font-name-complex="Nirmala UI" style:font-size-complex="9pt"/>
    </style:style>
    <style:style style:name="T1445" style:parent-style-name="DefaultParagraphFont" style:family="text">
      <style:text-properties style:font-name="Nirmala UI" style:font-name-complex="Nirmala UI" style:font-size-complex="9pt"/>
    </style:style>
    <style:style style:name="T1446" style:parent-style-name="DefaultParagraphFont" style:family="text">
      <style:text-properties style:font-name="Nirmala UI" style:font-name-complex="Nirmala UI" style:font-size-complex="9pt"/>
    </style:style>
    <style:style style:name="T1447" style:parent-style-name="DefaultParagraphFont" style:family="text">
      <style:text-properties style:font-name="Nirmala UI" style:font-name-complex="Nirmala UI" style:font-size-complex="9pt"/>
    </style:style>
    <style:style style:name="T1448" style:parent-style-name="DefaultParagraphFont" style:family="text">
      <style:text-properties style:font-name="Nirmala UI" style:font-name-complex="Nirmala UI" style:font-size-complex="9pt"/>
    </style:style>
    <style:style style:name="T1449" style:parent-style-name="DefaultParagraphFont" style:family="text">
      <style:text-properties style:font-name="Nirmala UI" style:font-name-complex="Nirmala UI" style:font-size-complex="9pt"/>
    </style:style>
    <style:style style:name="T1450" style:parent-style-name="DefaultParagraphFont" style:family="text">
      <style:text-properties style:font-name="Nirmala UI" style:font-name-complex="Nirmala UI" style:font-size-complex="9pt"/>
    </style:style>
    <style:style style:name="T1451" style:parent-style-name="DefaultParagraphFont" style:family="text">
      <style:text-properties style:font-name="Nirmala UI" style:font-name-complex="Nirmala UI" style:font-size-complex="9pt"/>
    </style:style>
    <style:style style:name="T1452" style:parent-style-name="DefaultParagraphFont" style:family="text">
      <style:text-properties style:font-name="Nirmala UI" style:font-name-complex="Nirmala UI" style:font-size-complex="9pt" style:script-type="complex" style:language-complex="hi" style:country-complex="IN"/>
    </style:style>
    <style:style style:name="T1453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454" style:parent-style-name="DefaultParagraphFont" style:family="text">
      <style:text-properties style:font-name="Nirmala UI" style:font-name-complex="Nirmala UI" style:font-size-complex="9pt"/>
    </style:style>
    <style:style style:name="P145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456" style:parent-style-name="Normal" style:family="paragraph">
      <style:paragraph-properties fo:text-align="justify"/>
    </style:style>
    <style:style style:name="T14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8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48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489" style:parent-style-name="Normal" style:family="paragraph">
      <style:paragraph-properties fo:text-align="justify"/>
    </style:style>
    <style:style style:name="T14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54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546" style:parent-style-name="Normal" style:family="paragraph">
      <style:paragraph-properties fo:text-align="justify"/>
    </style:style>
    <style:style style:name="T15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57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577" style:parent-style-name="Normal" style:family="paragraph">
      <style:paragraph-properties fo:text-align="justify"/>
    </style:style>
    <style:style style:name="T15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67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677" style:parent-style-name="Normal" style:family="paragraph">
      <style:paragraph-properties fo:text-align="justify"/>
    </style:style>
    <style:style style:name="T16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6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74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748" style:parent-style-name="Normal" style:family="paragraph">
      <style:paragraph-properties fo:text-align="justify"/>
    </style:style>
    <style:style style:name="T17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78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786" style:parent-style-name="Normal" style:family="paragraph">
      <style:paragraph-properties fo:text-align="justify"/>
    </style:style>
    <style:style style:name="T17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81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1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2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2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2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23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1824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1825" style:parent-style-name="Normal" style:family="paragraph">
      <style:paragraph-properties fo:text-align="justify"/>
    </style:style>
    <style:style style:name="T18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88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885" style:parent-style-name="ListParagraph" style:list-style-name="LFO9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86" style:parent-style-name="ListParagraph" style:list-style-name="LFO9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8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888" style:parent-style-name="Normal" style:family="paragraph">
      <style:paragraph-properties fo:text-align="justify"/>
    </style:style>
    <style:style style:name="T18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99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996" style:parent-style-name="Normal" style:family="paragraph">
      <style:paragraph-properties fo:text-align="justify"/>
    </style:style>
    <style:style style:name="T19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28" style:parent-style-name="ListParagraph" style:list-style-name="LFO15" style:family="paragraph">
      <style:paragraph-properties fo:text-align="justify"/>
    </style:style>
    <style:style style:name="T202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48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49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50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51" style:parent-style-name="ListParagraph" style:list-style-name="LFO16" style:family="paragraph">
      <style:paragraph-properties fo:text-align="justify"/>
    </style:style>
    <style:style style:name="T20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58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20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60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61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62" style:parent-style-name="ListParagraph" style:list-style-name="LFO1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63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64" style:parent-style-name="ListParagraph" style:list-style-name="LFO1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065" style:parent-style-name="ListParagraph" style:list-style-name="LFO1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066" style:parent-style-name="ListParagraph" style:list-style-name="LFO17" style:family="paragraph">
      <style:paragraph-properties fo:text-align="justify"/>
    </style:style>
    <style:style style:name="T20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15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15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156" style:parent-style-name="Normal" style:family="paragraph">
      <style:paragraph-properties fo:text-align="justify"/>
    </style:style>
    <style:style style:name="T2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28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287" style:parent-style-name="Normal" style:family="paragraph">
      <style:paragraph-properties fo:text-align="justify"/>
    </style:style>
    <style:style style:name="T22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3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32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330" style:parent-style-name="ListParagraph" style:list-style-name="LFO17" style:family="paragraph">
      <style:paragraph-properties fo:text-align="justify"/>
    </style:style>
    <style:style style:name="T2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37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376" style:parent-style-name="Normal" style:family="paragraph">
      <style:paragraph-properties fo:text-align="justify"/>
    </style:style>
    <style:style style:name="T23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42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2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2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2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2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3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448" style:parent-style-name="Normal" style:family="paragraph">
      <style:paragraph-properties fo:text-align="justify"/>
    </style:style>
    <style:style style:name="T2449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0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1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2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3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4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5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6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7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8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59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0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1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2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3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4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65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246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67" style:parent-style-name="ListParagraph" style:list-style-name="LFO21" style:family="paragraph">
      <style:paragraph-properties fo:text-align="justify"/>
    </style:style>
    <style:style style:name="T24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7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24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90" style:parent-style-name="ListParagraph" style:list-style-name="LFO21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91" style:parent-style-name="ListParagraph" style:list-style-name="LFO21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9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93" style:parent-style-name="ListParagraph" style:list-style-name="LFO22" style:family="paragraph">
      <style:paragraph-properties fo:text-align="justify"/>
    </style:style>
    <style:style style:name="T2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557" style:parent-style-name="ListParagraph" style:list-style-name="LFO22" style:family="paragraph">
      <style:paragraph-properties fo:text-align="justify"/>
    </style:style>
    <style:style style:name="T2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59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591" style:parent-style-name="Normal" style:family="paragraph">
      <style:paragraph-properties fo:text-align="justify"/>
    </style:style>
    <style:style style:name="T2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66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66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63" style:parent-style-name="ListParagraph" style:list-style-name="LFO24" style:family="paragraph">
      <style:paragraph-properties fo:text-align="justify"/>
    </style:style>
    <style:style style:name="T26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1" style:parent-style-name="ListParagraph" style:list-style-name="LFO24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2" style:parent-style-name="ListParagraph" style:list-style-name="LFO2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3" style:parent-style-name="ListParagraph" style:list-style-name="LFO2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4" style:parent-style-name="ListParagraph" style:list-style-name="LFO2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5" style:parent-style-name="ListParagraph" style:list-style-name="LFO2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16" style:parent-style-name="ListParagraph" style:list-style-name="LFO26" style:family="paragraph">
      <style:paragraph-properties fo:text-align="justify"/>
    </style:style>
    <style:style style:name="T27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2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3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40" style:parent-style-name="ListParagraph" style:list-style-name="LFO23" style:family="paragraph">
      <style:paragraph-properties fo:text-align="justify"/>
    </style:style>
    <style:style style:name="T27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779" style:parent-style-name="ListParagraph" style:list-style-name="LFO23" style:family="paragraph">
      <style:paragraph-properties fo:text-align="justify"/>
    </style:style>
    <style:style style:name="T27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822" style:parent-style-name="ListParagraph" style:list-style-name="LFO23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3" style:parent-style-name="ListParagraph" style:list-style-name="LFO23" style:family="paragraph">
      <style:paragraph-properties fo:text-align="justify"/>
    </style:style>
    <style:style style:name="T28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9" style:parent-style-name="DefaultParagraphFont" style:family="text">
      <style:text-properties style:font-name="Nirmala UI" style:font-name-asian="Times New Roman" style:font-name-complex="Nirmala UI" fo:color="#000000" fo:font-size="12pt" style:font-size-asian="12pt" style:font-size-complex="12pt" style:language-asian="en" style:country-asian="IN"/>
    </style:style>
    <style:style style:name="T28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85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5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5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2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2863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5" style:parent-style-name="ListParagraph" style:list-style-name="LFO2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6" style:parent-style-name="ListParagraph" style:list-style-name="LFO2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6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70" style:parent-style-name="Normal" style:family="paragraph">
      <style:paragraph-properties fo:text-align="justify"/>
    </style:style>
    <style:style style:name="T28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00" style:parent-style-name="ListParagraph" style:list-style-name="LFO29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01" style:parent-style-name="ListParagraph" style:list-style-name="LFO29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02" style:parent-style-name="ListParagraph" style:list-style-name="LFO29" style:family="paragraph">
      <style:paragraph-properties fo:text-align="justify" fo:margin-bottom="0.009in"/>
    </style:style>
    <style:style style:name="T29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2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34" style:parent-style-name="ListParagraph" style:list-style-name="LFO29" style:family="paragraph">
      <style:paragraph-properties fo:text-align="justify"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935" style:parent-style-name="Default" style:list-style-name="LFO29" style:family="paragraph">
      <style:paragraph-properties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936" style:parent-style-name="Default" style:list-style-name="LFO29" style:family="paragraph">
      <style:paragraph-properties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9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93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39" style:parent-style-name="ListParagraph" style:list-style-name="LFO28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94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41" style:parent-style-name="Normal" style:family="paragraph">
      <style:paragraph-properties fo:text-align="justify"/>
    </style:style>
    <style:style style:name="T29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01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1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3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02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2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26" style:parent-style-name="ListParagraph" style:list-style-name="LFO30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7" style:parent-style-name="ListParagraph" style:list-style-name="LFO30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2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4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5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51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052" style:parent-style-name="Normal" style:family="paragraph">
      <style:paragraph-properties fo:text-align="justify"/>
    </style:style>
    <style:style style:name="T30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1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1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1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1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10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105" style:parent-style-name="ListParagraph" style:list-style-name="LFO31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106" style:parent-style-name="ListParagraph" style:list-style-name="LFO31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10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108" style:parent-style-name="Normal" style:family="paragraph">
      <style:paragraph-properties fo:text-align="justify"/>
    </style:style>
    <style:style style:name="T3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24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5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5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52" style:parent-style-name="ListParagraph" style:list-style-name="LFO32" style:family="paragraph">
      <style:paragraph-properties fo:text-align="justify"/>
    </style:style>
    <style:style style:name="T3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293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9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07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30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0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1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11" style:parent-style-name="ListParagraph" style:list-style-name="LFO33" style:family="paragraph">
      <style:paragraph-properties fo:text-align="justify"/>
    </style:style>
    <style:style style:name="T3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35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6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6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6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63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6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6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66" style:parent-style-name="ListParagraph" style:list-style-name="LFO34" style:family="paragraph">
      <style:paragraph-properties fo:text-align="justify"/>
    </style:style>
    <style:style style:name="T3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3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43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44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441" style:parent-style-name="Normal" style:family="paragraph">
      <style:paragraph-properties fo:text-align="justify"/>
    </style:style>
    <style:style style:name="T34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54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4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4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4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4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4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5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5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5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53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554" style:parent-style-name="Normal" style:family="paragraph">
      <style:paragraph-properties fo:text-align="justify"/>
    </style:style>
    <style:style style:name="T3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3" style:parent-style-name="Hyperlink" style:family="text">
      <style:text-properties style:font-name="Nirmala UI" style:font-name-complex="Nirmala UI" style:use-window-font-color="true" fo:font-size="10pt" style:font-size-asian="10pt" style:font-size-complex="9pt" style:text-underline-type="none"/>
    </style:style>
    <style:style style:name="T3704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705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706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707" style:parent-style-name="DefaultParagraphFont" style:family="text">
      <style:text-properties style:font-name="Nirmala UI" style:font-name-complex="Nirmala UI" fo:color="#00B0F0" fo:font-size="10pt" style:font-size-asian="10pt" style:font-size-complex="9pt"/>
    </style:style>
    <style:style style:name="T37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8" style:parent-style-name="DefaultParagraphFont" style:family="text">
      <style:text-properties style:font-name="Nirmala UI" style:font-name-complex="Nirmala UI" fo:font-size="10pt" style:font-size-asian="10pt" style:font-size-complex="9pt"/>
    </style:style>
  </office:automatic-styles>
  <office:body>
    <office:text text:use-soft-page-breaks="true">
      <text:p text:style-name="P1"/>
      <text:p text:style-name="Normal"/>
      <text:p text:style-name="P19"/>
      <text:p text:style-name="P20"/>
      <text:p text:style-name="P21">ओपनचेन<text:s/>विनिर्देश<text:s/></text:p>
      <text:p text:style-name="P22">संस्करण<text:s/>१.२</text:p>
      <text:p text:style-name="P23"/>
      <text:p text:style-name="P24"/>
      <text:p text:style-name="P25"/>
      <text:p text:style-name="P26"/>
      <text:p text:style-name="P27"><text:s/></text:p>
      <text:p text:style-name="P28"/>
      <text:p text:style-name="P29">Cannot read this document? Install the font Nirmala UI:</text:p>
      <text:p text:style-name="P30">https://www.wfonts.com/font/nirmala-ui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<text:span text:style-name="T44"><text:tab/></text:span><text:span text:style-name="T45"><text:tab/></text:span><text:span text:style-name="T46"><text:tab/></text:span><text:span text:style-name="T47"><text:tab/></text:span><text:span text:style-name="T48">विषय-सूची</text:span></text:p>
      <text:p text:style-name="Normal"/>
      <text:list text:style-name="LFO1" text:continue-numbering="true">
        <text:list-item>
          <text:p text:style-name="P49"><text:span text:style-name="T50">प्रस्तावना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३</text:span></text:p>
        </text:list-item>
      </text:list>
      <text:p text:style-name="ListParagraph"/>
      <text:list text:style-name="LFO1" text:continue-numbering="true">
        <text:list-item>
          <text:p text:style-name="P61"><text:span text:style-name="T62">परिभाषाएँ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४</text:span></text:p>
        </text:list-item>
      </text:list>
      <text:p text:style-name="ListParagraph"/>
      <text:list text:style-name="LFO1" text:continue-numbering="true">
        <text:list-item>
          <text:p text:style-name="P73"><text:span text:style-name="T74">आवश्यकताऐ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५</text:span></text:p>
        </text:list-item>
      </text:list>
      <text:p text:style-name="P85"/>
      <text:p text:style-name="P86">उद्देश्य<text:s/>१:<text:s/>आपकी<text:s/>एफओएसएस<text:s/>(FOSS)<text:s/>उत्तरदायित्वों<text:s/>को<text:s/>जानिए<text:tab/><text:tab/><text:tab/><text:tab/>५</text:p>
      <text:p text:style-name="P87">उद्देश्य<text:s/>२:<text:s/>अनुपालन<text:s/>प्राप्त<text:s/>करने<text:s/>के<text:s/>लिए<text:s/>उत्तरदायित्व<text:s/>सौंपें<text:s/><text:tab/><text:tab/><text:tab/><text:tab/><text:tab/>७</text:p>
      <text:p text:style-name="P88">उद्देश्य<text:s/>३:<text:s/>एफओएसएस<text:s/>सामग्री<text:s/>की<text:s/>समीक्षा<text:s/>करें<text:s/>और<text:s/>स्वीकृति<text:s/>दें<text:s/><text:tab/><text:tab/><text:tab/><text:tab/>८</text:p>
      <text:p text:style-name="P89">उद्देश्य<text:s/>४:<text:s/>एफओएसएस<text:s/><text:s/>सामग्री<text:s/>दस्तावेज़ीकरण<text:s/>और<text:s/>कलाकृतियों<text:s/>को<text:s/>वितरित<text:s/>करें<text:s/><text:tab/><text:tab/>९</text:p>
      <text:p text:style-name="P90">उद्देश्य<text:s/>५:<text:s/>एफओएसएस<text:s/><text:s/>सामुदायिक<text:s/>व्यस्तता<text:s/>को<text:s/>समझें<text:s/><text:tab/><text:tab/><text:tab/><text:tab/><text:tab/>१०</text:p>
      <text:p text:style-name="P91">उद्देश्य<text:s/>६:<text:s/><text:s/>ओपनचेन<text:s/>(OpenChain)<text:s/>आवश्यकताओं<text:s/>का<text:s/>अनुपालन<text:s/>प्रमाणित<text:s/>करें<text:s/><text:tab/><text:tab/>११</text:p>
      <text:p text:style-name="P92">अनुबंध<text:s/><text:bookmark-start text:name="_Hlk525905490"/>१<text:s/><text:bookmark-end text:name="_Hlk525905490"/>:<text:s/>भाषा<text:s/>अनुवाद<text:s/><text:tab/><text:tab/><text:tab/><text:tab/><text:tab/><text:tab/><text:tab/>१२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Normal"><text:span text:style-name="T109">प्रतिलिप्याधिकार</text:span><text:span text:style-name="T110"><text:s/>(कॉपीराइट)</text:span><text:span text:style-name="T111"><text:s/></text:span><text:span text:style-name="T112">©<text:s/></text:span><text:span text:style-name="T113">२०</text:span><text:span text:style-name="T114">१६- २०१८ लिनक्स फाउंडेशन</text:span><text:span text:style-name="T115"><text:s/>।</text:span><text:span text:style-name="T116"><text:s/></text:span><text:span text:style-name="T117">इस दस्तावेज़ को क्रिएटिव कॉमन्स एट्रिब्यूशन<text:s/></text:span><text:span text:style-name="T118">४</text:span><text:span text:style-name="T119">.</text:span><text:span text:style-name="T120">०<text:s/></text:span><text:span text:style-name="T121">इंटरनेशनल (सीसी-बाय<text:s/></text:span><text:span text:style-name="T122">४.०</text:span><text:span text:style-name="T123">) लाइसेंस के तहत लाइसेंस प्राप्त है।</text:span><text:span text:style-name="T124"><text:s/></text:span><text:span text:style-name="T125">लाइसेंस की एक प्रतिलिपि<text:s/></text:span><text:a xlink:href="https://creativecommons.org/licenses/by/4.0/" office:target-frame-name="_top" xlink:show="replace"><text:span text:style-name="T126">https://creativecommons.org/licenses/by/4.0/</text:span></text:a><text:span text:style-name="T127"><text:s/></text:span><text:span text:style-name="T128">पर<text:s/></text:span><text:span text:style-name="T129">पाई जा सकती है।</text:span></text:p>
      <text:soft-page-break/>
      <text:p text:style-name="P130"><text:span text:style-name="T131">१</text:span><text:span text:style-name="T132">.<text:s/></text:span><text:span text:style-name="T133">प्रस्तावना</text:span></text:p>
      <text:p text:style-name="P134"/>
      <text:p text:style-name="P135"><text:span text:style-name="T136">ओपनचेन</text:span><text:span text:style-name="T137"><text:s/></text:span><text:span text:style-name="T138">पहल<text:s/></text:span><text:span text:style-name="T139">२०१३</text:span><text:span text:style-name="T140"><text:s/>में शुरू हुई जब सॉफ़्टवेयर सप्लाई चेन<text:s/></text:span><text:span text:style-name="T141">(</text:span><text:span text:style-name="T142">आपूर्ति</text:span><text:span text:style-name="T143"><text:s/></text:span><text:span text:style-name="T144">श्रृंखला</text:span><text:span text:style-name="T145">)</text:span><text:span text:style-name="T146"><text:s/></text:span><text:span text:style-name="T147">ओपन सोर्स<text:s/></text:span><text:span text:style-name="T148">(</text:span><text:span text:style-name="T149">खुले</text:span><text:span text:style-name="T150"><text:s/></text:span><text:span text:style-name="T151">स्रोत</text:span><text:span text:style-name="T152">)</text:span><text:span text:style-name="T153"><text:s/></text:span><text:span text:style-name="T154">वृत्तिक</text:span><text:span text:style-name="T155"><text:s/></text:span><text:span text:style-name="T156">के<text:s/></text:span><text:span text:style-name="T157">एक समूह<text:s/></text:span><text:span text:style-name="T158">ने दो उभरते<text:s/></text:span><text:span text:style-name="T159">स्वरूप</text:span><text:span text:style-name="T160"><text:s/>देखे:</text:span><text:span text:style-name="T161"><text:s/></text:span><text:span text:style-name="T162">१)</text:span><text:span text:style-name="T163"><text:s/></text:span><text:span text:style-name="T164">परिपक्व</text:span><text:span text:style-name="T165"><text:s/></text:span><text:span text:style-name="T166">ओपन</text:span><text:span text:style-name="T167"><text:s/></text:span><text:span text:style-name="T168">सोर्स</text:span><text:span text:style-name="T169"><text:s/></text:span><text:span text:style-name="T170">अनुपालन</text:span><text:span text:style-name="T171"><text:s/></text:span><text:span text:style-name="T172">कार्यक्रम</text:span><text:span text:style-name="T173"><text:s/></text:span><text:span text:style-name="T174">वाले</text:span><text:span text:style-name="T175"><text:s/></text:span><text:span text:style-name="T176">संस्था</text:span><text:span text:style-name="T177">ओ</text:span><text:span text:style-name="T178"><text:s/></text:span><text:span text:style-name="T179">के</text:span><text:span text:style-name="T180"><text:s/></text:span><text:span text:style-name="T181">बीच</text:span><text:span text:style-name="T182"><text:s/></text:span><text:span text:style-name="T183">अनेक</text:span><text:span text:style-name="T184"><text:s/></text:span><text:span text:style-name="T185">प्रक्रियाओं</text:span><text:span text:style-name="T186"><text:s/></text:span><text:span text:style-name="T187">में</text:span><text:span text:style-name="T188"><text:s/></text:span><text:span text:style-name="T189"><text:s/></text:span><text:span text:style-name="T190">समानताएं</text:span><text:span text:style-name="T191"><text:s/></text:span><text:span text:style-name="T192">उपस्थित</text:span><text:span text:style-name="T193"><text:s/></text:span><text:span text:style-name="T194">थी</text:span><text:span text:style-name="T195"><text:s/></text:span><text:span text:style-name="T196">;</text:span><text:span text:style-name="T197"><text:s/></text:span><text:span text:style-name="T198">और</text:span><text:span text:style-name="T199"><text:s/></text:span><text:span text:style-name="T200">२)<text:s/></text:span><text:span text:style-name="T201">कम</text:span><text:span text:style-name="T202"><text:s/></text:span><text:span text:style-name="T203">विकसित</text:span><text:span text:style-name="T204"><text:s/></text:span><text:span text:style-name="T205">कार्यक्रमों</text:span><text:span text:style-name="T206"><text:s/></text:span><text:span text:style-name="T207">के</text:span><text:span text:style-name="T208"><text:s/></text:span><text:span text:style-name="T209">साथ</text:span><text:span text:style-name="T210"><text:s/></text:span><text:span text:style-name="T211">सॉफ्टवेयर</text:span><text:span text:style-name="T212"><text:s/></text:span><text:span text:style-name="T213">का</text:span><text:span text:style-name="T214"><text:s/></text:span><text:span text:style-name="T215">आदान</text:span><text:span text:style-name="T216">-</text:span><text:span text:style-name="T217">प्रदान</text:span><text:span text:style-name="T218"><text:s/></text:span><text:span text:style-name="T219">करने</text:span><text:span text:style-name="T220"><text:s/></text:span><text:span text:style-name="T221">वाली</text:span><text:span text:style-name="T222"><text:s/></text:span><text:span text:style-name="T223"><text:s/></text:span><text:span text:style-name="T224">संस्था</text:span><text:span text:style-name="T225">ओ</text:span><text:span text:style-name="T226"><text:s/></text:span><text:span text:style-name="T227">की</text:span><text:span text:style-name="T228"><text:s/></text:span><text:span text:style-name="T229">एक</text:span><text:span text:style-name="T230"><text:s/></text:span><text:span text:style-name="T231">बड़ी</text:span><text:span text:style-name="T232"><text:s/></text:span><text:span text:style-name="T233">संख्या</text:span><text:span text:style-name="T234"><text:s/></text:span><text:span text:style-name="T235">अभी</text:span><text:span text:style-name="T236"><text:s/></text:span><text:span text:style-name="T237">भी</text:span><text:span text:style-name="T238"><text:s/></text:span><text:span text:style-name="T239">बनी</text:span><text:span text:style-name="T240"><text:s/></text:span><text:span text:style-name="T241">हुई</text:span><text:span text:style-name="T242"><text:s/></text:span><text:span text:style-name="T243">थी</text:span><text:span text:style-name="T244">।</text:span><text:span text:style-name="T245"><text:s/></text:span><text:span text:style-name="T246">दूसरे</text:span><text:span text:style-name="T247"><text:s/></text:span><text:span text:style-name="T248">अवलोकन</text:span><text:span text:style-name="T249"><text:s/></text:span><text:span text:style-name="T250">के</text:span><text:span text:style-name="T251"><text:s/></text:span><text:span text:style-name="T252">परिणामस्वरूप</text:span><text:span text:style-name="T253"><text:s/></text:span><text:span text:style-name="T254">सॉफ्टवेयर</text:span><text:span text:style-name="T255"><text:s/></text:span><text:span text:style-name="T256">के</text:span><text:span text:style-name="T257"><text:s/></text:span><text:span text:style-name="T258">आदान</text:span><text:span text:style-name="T259">-</text:span><text:span text:style-name="T260">प्रदान</text:span><text:span text:style-name="T261"><text:s/></text:span><text:span text:style-name="T262">के</text:span><text:span text:style-name="T263"><text:s/></text:span><text:span text:style-name="T264">साथ</text:span><text:span text:style-name="T265"><text:s/></text:span><text:span text:style-name="T266">अनुपालन</text:span><text:span text:style-name="T267"><text:s/></text:span><text:span text:style-name="T268">कलाकृतियों</text:span><text:span text:style-name="T269"><text:s/></text:span><text:span text:style-name="T270">की</text:span><text:span text:style-name="T271"><text:s/></text:span><text:span text:style-name="T272">स्थिरता</text:span><text:span text:style-name="T273"><text:s/></text:span><text:span text:style-name="T274">और</text:span><text:span text:style-name="T275"><text:s/></text:span><text:span text:style-name="T276">गुणवत्ता</text:span><text:span text:style-name="T277"><text:s/></text:span><text:span text:style-name="T278">में</text:span><text:span text:style-name="T279"><text:s/></text:span><text:span text:style-name="T280">विश्वास</text:span><text:span text:style-name="T281"><text:s/></text:span><text:span text:style-name="T282">की</text:span><text:span text:style-name="T283"><text:s/></text:span><text:span text:style-name="T284">कमी</text:span><text:span text:style-name="T285"><text:s/></text:span><text:span text:style-name="T286">हुई।</text:span><text:span text:style-name="T287"><text:s/></text:span><text:span text:style-name="T288">नतीजतन</text:span><text:span text:style-name="T289">,<text:s/></text:span><text:span text:style-name="T290">आपूर्ति</text:span><text:span text:style-name="T291"><text:s/></text:span><text:span text:style-name="T292">श्रृंखला</text:span><text:span text:style-name="T293"><text:s/></text:span><text:span text:style-name="T294">के</text:span><text:span text:style-name="T295"><text:s/></text:span><text:span text:style-name="T296">प्रत्येक</text:span><text:span text:style-name="T297"><text:s/></text:span><text:span text:style-name="T298">स्तर</text:span><text:span text:style-name="T299"><text:s/></text:span><text:span text:style-name="T300">पर</text:span><text:span text:style-name="T301">,<text:s/></text:span><text:span text:style-name="T302">बाद</text:span><text:span text:style-name="T303"><text:s/></text:span><text:span text:style-name="T304">की</text:span><text:span text:style-name="T305"><text:s/></text:span><text:span text:style-name="T306">(</text:span><text:span text:style-name="T307">डाउनस्ट्रीम</text:span><text:span text:style-name="T308">)</text:span><text:span text:style-name="T309"><text:s/></text:span><text:span text:style-name="T310">संस्था</text:span><text:span text:style-name="T311">ऐ</text:span><text:span text:style-name="T312"><text:s/></text:span><text:span text:style-name="T313">लगातार<text:s/></text:span><text:span text:style-name="T314">अन्य</text:span><text:span text:style-name="T315"><text:s/></text:span><text:span text:style-name="T316">पूर्व</text:span><text:span text:style-name="T317"><text:s/></text:span><text:span text:style-name="T318">(</text:span><text:span text:style-name="T319">अपस्ट्रीम</text:span><text:span text:style-name="T320">)</text:span><text:span text:style-name="T321"><text:s/></text:span><text:span text:style-name="T322">संस्था</text:span><text:span text:style-name="T323">ओ</text:span><text:span text:style-name="T324"><text:s/></text:span><text:span text:style-name="T325">द्वारा</text:span><text:span text:style-name="T326"><text:s/></text:span><text:span text:style-name="T327">पहले</text:span><text:span text:style-name="T328"><text:s/></text:span><text:span text:style-name="T329">से</text:span><text:span text:style-name="T330"><text:s/></text:span><text:span text:style-name="T331">किए</text:span><text:span text:style-name="T332"><text:s/></text:span><text:span text:style-name="T333">गए</text:span><text:span text:style-name="T334"><text:s/></text:span><text:span text:style-name="T335">अनुपालन</text:span><text:span text:style-name="T336"><text:s/></text:span><text:span text:style-name="T337">कार्य</text:span><text:span text:style-name="T338"><text:s/></text:span><text:span text:style-name="T339">को</text:span><text:span text:style-name="T340"><text:s/></text:span><text:span text:style-name="T341">दोहरा<text:s/></text:span><text:span text:style-name="T342">रहे</text:span><text:span text:style-name="T343"><text:s/></text:span><text:span text:style-name="T344">थे।</text:span><text:span text:style-name="T345"><text:s/></text:span></text:p>
      <text:p text:style-name="P346"><text:span text:style-name="T347">एक</text:span><text:span text:style-name="T348"><text:s/></text:span><text:span text:style-name="T349">अध्ययन</text:span><text:span text:style-name="T350"><text:s/></text:span><text:span text:style-name="T351">समूह</text:span><text:span text:style-name="T352"><text:s/></text:span><text:span text:style-name="T353">का</text:span><text:span text:style-name="T354"><text:s/></text:span><text:span text:style-name="T355">गठन</text:span><text:span text:style-name="T356"><text:s/></text:span><text:span text:style-name="T357">इस</text:span><text:span text:style-name="T358"><text:s/></text:span><text:span text:style-name="T359">बात</text:span><text:span text:style-name="T360"><text:s/></text:span><text:span text:style-name="T361">पर</text:span><text:span text:style-name="T362"><text:s/></text:span><text:span text:style-name="T363">विचार</text:span><text:span text:style-name="T364"><text:s/></text:span><text:span text:style-name="T365">करने</text:span><text:span text:style-name="T366"><text:s/></text:span><text:span text:style-name="T367">के</text:span><text:span text:style-name="T368"><text:s/></text:span><text:span text:style-name="T369">लिए</text:span><text:span text:style-name="T370"><text:s/></text:span><text:span text:style-name="T371">किया</text:span><text:span text:style-name="T372"><text:s/></text:span><text:span text:style-name="T373">गया</text:span><text:span text:style-name="T374"><text:s/></text:span><text:span text:style-name="T375">था</text:span><text:span text:style-name="T376"><text:s/></text:span><text:span text:style-name="T377">कि</text:span><text:span text:style-name="T378"><text:s/></text:span><text:span text:style-name="T379">एक</text:span><text:span text:style-name="T380"><text:s/></text:span><text:span text:style-name="T381">मानक</text:span><text:span text:style-name="T382"><text:s/></text:span><text:span text:style-name="T383">कार्यक्रम</text:span><text:span text:style-name="T384"><text:s/></text:span><text:span text:style-name="T385">विनिर्देश</text:span><text:span text:style-name="T386"><text:s/></text:span><text:span text:style-name="T387">बनाया</text:span><text:span text:style-name="T388"><text:s/></text:span><text:span text:style-name="T389">जा</text:span><text:span text:style-name="T390"><text:s/></text:span><text:span text:style-name="T391">सकता</text:span><text:span text:style-name="T392"><text:s/></text:span><text:span text:style-name="T393">है</text:span><text:span text:style-name="T394"><text:s/></text:span><text:span text:style-name="T395">जो</text:span><text:span text:style-name="T396">: i)<text:s/></text:span><text:span text:style-name="T397">उद्योग</text:span><text:span text:style-name="T398"><text:s/></text:span><text:span text:style-name="T399">भर</text:span><text:span text:style-name="T400"><text:s/></text:span><text:span text:style-name="T401">में</text:span><text:span text:style-name="T402"><text:s/></text:span><text:span text:style-name="T403">साझा</text:span><text:span text:style-name="T404"><text:s/></text:span><text:span text:style-name="T405">किए</text:span><text:span text:style-name="T406"><text:s/></text:span><text:span text:style-name="T407">जाने</text:span><text:span text:style-name="T408"><text:s/></text:span><text:span text:style-name="T409">वाले</text:span><text:span text:style-name="T410"><text:s/></text:span><text:span text:style-name="T411">खुले</text:span><text:span text:style-name="T412"><text:s/></text:span><text:span text:style-name="T413">स्रोत</text:span><text:span text:style-name="T414"><text:s/></text:span><text:span text:style-name="T415">अनुपालन</text:span><text:span text:style-name="T416"><text:s/></text:span><text:span text:style-name="T417">की</text:span><text:span text:style-name="T418"><text:s/></text:span><text:span text:style-name="T419">जानकारी</text:span><text:span text:style-name="T420"><text:s/></text:span><text:span text:style-name="T421">में<text:s/></text:span><text:span text:style-name="T422">अधिक</text:span><text:span text:style-name="T423"><text:s/></text:span><text:span text:style-name="T424">गुणवत्ता</text:span><text:span text:style-name="T425"><text:s/></text:span><text:span text:style-name="T426">और</text:span><text:span text:style-name="T427"><text:s/></text:span><text:span text:style-name="T428">स्थिरता</text:span><text:span text:style-name="T429"><text:s/></text:span><text:span text:style-name="T430">प्रदान</text:span><text:span text:style-name="T431"><text:s/></text:span><text:span text:style-name="T432">करेगा</text:span><text:span text:style-name="T433">;<text:s/></text:span><text:span text:style-name="T434">और</text:span><text:span text:style-name="T435"><text:s/>ii)<text:s/></text:span><text:span text:style-name="T436">अनुपालन</text:span><text:span text:style-name="T437"><text:s/></text:span><text:span text:style-name="T438">पुनः</text:span><text:span text:style-name="T439"><text:s/></text:span><text:span text:style-name="T440">कार्य<text:s/></text:span><text:span text:style-name="T441">के</text:span><text:span text:style-name="T442"><text:s/></text:span><text:span text:style-name="T443">परिणामस्वरूप</text:span><text:span text:style-name="T444"><text:s/></text:span><text:span text:style-name="T445">खुले</text:span><text:span text:style-name="T446"><text:s/></text:span><text:span text:style-name="T447">स्रोत</text:span><text:span text:style-name="T448"><text:s/></text:span><text:span text:style-name="T449">से</text:span><text:span text:style-name="T450"><text:s/></text:span><text:span text:style-name="T451">जुड़े</text:span><text:span text:style-name="T452"><text:s/></text:span><text:span text:style-name="T453">उच्च</text:span><text:span text:style-name="T454"><text:s/></text:span><text:span text:style-name="T455">लेनदेन</text:span><text:span text:style-name="T456"><text:s/></text:span><text:span text:style-name="T457">लागत</text:span><text:span text:style-name="T458"><text:s/></text:span><text:span text:style-name="T459">को</text:span><text:span text:style-name="T460"><text:s/></text:span><text:span text:style-name="T461">कम</text:span><text:span text:style-name="T462"><text:s/></text:span><text:span text:style-name="T463">करें।</text:span><text:span text:style-name="T464"><text:s/></text:span><text:span text:style-name="T465">अध्ययन</text:span><text:span text:style-name="T466"><text:s/></text:span><text:span text:style-name="T467">समूह</text:span><text:span text:style-name="T468"><text:s/></text:span><text:span text:style-name="T469">एक</text:span><text:span text:style-name="T470"><text:s/></text:span><text:span text:style-name="T471">कार्य</text:span><text:span text:style-name="T472"><text:s/></text:span><text:span text:style-name="T473">समूह</text:span><text:span text:style-name="T474"><text:s/></text:span><text:span text:style-name="T475">में</text:span><text:span text:style-name="T476"><text:s/></text:span><text:span text:style-name="T477">विकसित</text:span><text:span text:style-name="T478"><text:s/></text:span><text:span text:style-name="T479">हुआ</text:span><text:span text:style-name="T480">,<text:s/></text:span><text:span text:style-name="T481">और</text:span><text:span text:style-name="T482"><text:s/></text:span><text:span text:style-name="T483">अप्रैल</text:span><text:span text:style-name="T484"><text:s/></text:span><text:span text:style-name="T485">२०१६</text:span><text:span text:style-name="T486"><text:s/></text:span><text:span text:style-name="T487">में</text:span><text:span text:style-name="T488"><text:s/></text:span><text:span text:style-name="T489">औपचारिक</text:span><text:span text:style-name="T490"><text:s/></text:span><text:span text:style-name="T491">रूप</text:span><text:span text:style-name="T492"><text:s/></text:span><text:span text:style-name="T493">से</text:span><text:span text:style-name="T494"><text:s/></text:span><text:span text:style-name="T495">लिनक्स</text:span><text:span text:style-name="T496"><text:s/></text:span><text:span text:style-name="T497">फाउंडेशन</text:span><text:span text:style-name="T498"><text:s/></text:span><text:span text:style-name="T499">सहयोगी</text:span><text:span text:style-name="T500"><text:s/></text:span><text:span text:style-name="T501">परियोजना</text:span><text:span text:style-name="T502"><text:s/></text:span><text:span text:style-name="T503">के</text:span><text:span text:style-name="T504"><text:s/></text:span><text:span text:style-name="T505">रूप</text:span><text:span text:style-name="T506"><text:s/></text:span><text:span text:style-name="T507">में</text:span><text:span text:style-name="T508"><text:s/></text:span><text:span text:style-name="T509">आयोजित</text:span><text:span text:style-name="T510"><text:s/></text:span><text:span text:style-name="T511">किया</text:span><text:span text:style-name="T512"><text:s/></text:span><text:span text:style-name="T513">गया।</text:span></text:p>
      <text:p text:style-name="P514"><text:span text:style-name="T515">ओपनचेन</text:span><text:span text:style-name="T516"><text:s/></text:span><text:span text:style-name="T517">पहल</text:span><text:span text:style-name="T518"><text:s/></text:span><text:span text:style-name="T519">की</text:span><text:span text:style-name="T520"><text:s/></text:span><text:span text:style-name="T521"><text:s/></text:span><text:span text:style-name="T522">परिकल्पना</text:span><text:span text:style-name="T523"><text:s/>(</text:span><text:span text:style-name="T524">विजन</text:span><text:span text:style-name="T525">)</text:span><text:span text:style-name="T526"><text:s/></text:span><text:span text:style-name="T527">और</text:span><text:span text:style-name="T528"><text:s/></text:span><text:span text:style-name="T529">लक्ष्य<text:s/></text:span><text:span text:style-name="T530">(</text:span><text:span text:style-name="T531">मिशन</text:span><text:span text:style-name="T532">)</text:span><text:span text:style-name="T533"><text:s/></text:span><text:span text:style-name="T534">निम्नानुसार</text:span><text:span text:style-name="T535"><text:s/></text:span><text:span text:style-name="T536">है</text:span><text:span text:style-name="T537">:</text:span><text:span text:style-name="T538"><text:s/></text:span></text:p>
      <text:list text:style-name="LFO3" text:continue-numbering="true">
        <text:list-item>
          <text:p text:style-name="P539"><text:span text:style-name="T540">परिकल्पना</text:span><text:span text:style-name="T541">:</text:span><text:span text:style-name="T542"><text:s/></text:span><text:span text:style-name="T543">एक</text:span><text:span text:style-name="T544"><text:s/></text:span><text:span text:style-name="T545">सॉफ्टवेयर</text:span><text:span text:style-name="T546"><text:s/></text:span><text:span text:style-name="T547">सप्लाई</text:span><text:span text:style-name="T548"><text:s/></text:span><text:span text:style-name="T549">चेन</text:span><text:span text:style-name="T550"><text:s/></text:span><text:span text:style-name="T551">जहां</text:span><text:span text:style-name="T552"><text:s/></text:span><text:span text:style-name="T553">फ्री</text:span><text:span text:style-name="T554"><text:s/>/<text:s/></text:span><text:span text:style-name="T555">ओपन</text:span><text:span text:style-name="T556"><text:s/></text:span><text:span text:style-name="T557">सोर्स</text:span><text:span text:style-name="T558"><text:s/></text:span><text:span text:style-name="T559">सॉफ्टवेयर</text:span><text:span text:style-name="T560"><text:s/>(</text:span><text:span text:style-name="T561">एफओएसएस</text:span><text:span text:style-name="T562">)<text:s/></text:span><text:span text:style-name="T563">भरोसेमंद</text:span><text:span text:style-name="T564"><text:s/></text:span><text:span text:style-name="T565">और</text:span><text:span text:style-name="T566"><text:s/></text:span><text:span text:style-name="T567">स्थिर</text:span><text:span text:style-name="T568"><text:s/></text:span><text:span text:style-name="T569"><text:s/></text:span><text:span text:style-name="T570">अनुपालन</text:span><text:span text:style-name="T571"><text:s/></text:span><text:span text:style-name="T572">जानकारी</text:span><text:span text:style-name="T573"><text:s/></text:span><text:span text:style-name="T574">के</text:span><text:span text:style-name="T575"><text:s/></text:span><text:span text:style-name="T576">साथ</text:span><text:span text:style-name="T577"><text:s/></text:span><text:span text:style-name="T578">दिया</text:span><text:span text:style-name="T579"><text:s/></text:span><text:span text:style-name="T580">जाता</text:span><text:span text:style-name="T581"><text:s/></text:span><text:span text:style-name="T582">है।</text:span></text:p>
        </text:list-item>
        <text:list-item>
          <text:p text:style-name="P583"><text:span text:style-name="T584">लक्ष्य:</text:span><text:span text:style-name="T585"><text:s/></text:span><text:span text:style-name="T586">सॉफ़्टवेयर</text:span><text:span text:style-name="T587"><text:s/></text:span><text:span text:style-name="T588">सप्लाई</text:span><text:span text:style-name="T589"><text:s/></text:span><text:span text:style-name="T590">चेन</text:span><text:span text:style-name="T591"><text:s/></text:span><text:span text:style-name="T592">प्रतिभागियों</text:span><text:span text:style-name="T593"><text:s/></text:span><text:span text:style-name="T594">के</text:span><text:span text:style-name="T595"><text:s/></text:span><text:span text:style-name="T596">लिए</text:span><text:span text:style-name="T597"><text:s/></text:span><text:span text:style-name="T598"><text:s/></text:span><text:span text:style-name="T599">फ्री</text:span><text:span text:style-name="T600"><text:s/>/<text:s/></text:span><text:span text:style-name="T601">ओपन</text:span><text:span text:style-name="T602"><text:s/></text:span><text:span text:style-name="T603">सोर्स</text:span><text:span text:style-name="T604">सॉफ़्टवेयर</text:span><text:span text:style-name="T605"><text:s/>(</text:span><text:span text:style-name="T606">एफओएसएस</text:span><text:span text:style-name="T607">)<text:s/></text:span><text:span text:style-name="T608">के</text:span><text:span text:style-name="T609"><text:s/></text:span><text:span text:style-name="T610">प्रभावी</text:span><text:span text:style-name="T611"><text:s/></text:span><text:span text:style-name="T612">प्रबंधन</text:span><text:span text:style-name="T613"><text:s/></text:span><text:span text:style-name="T614">को</text:span><text:span text:style-name="T615"><text:s/></text:span><text:span text:style-name="T616">प्राप्त</text:span><text:span text:style-name="T617"><text:s/></text:span><text:span text:style-name="T618">करने</text:span><text:span text:style-name="T619"><text:s/></text:span><text:span text:style-name="T620">के</text:span><text:span text:style-name="T621"><text:s/></text:span><text:span text:style-name="T622">लिए</text:span><text:span text:style-name="T623"><text:s/></text:span><text:span text:style-name="T624">आवश्यकताओं</text:span><text:span text:style-name="T625"><text:s/></text:span><text:span text:style-name="T626">की</text:span><text:span text:style-name="T627"><text:s/></text:span><text:span text:style-name="T628">स्थापना</text:span><text:span text:style-name="T629"><text:s/></text:span><text:span text:style-name="T630">करें</text:span><text:span text:style-name="T631">,<text:s/></text:span><text:span text:style-name="T632">जैसे</text:span><text:span text:style-name="T633"><text:s/></text:span><text:span text:style-name="T634">कि</text:span><text:span text:style-name="T635"><text:s/></text:span><text:span text:style-name="T636">आवश्यकताएं</text:span><text:span text:style-name="T637"><text:s/></text:span><text:span text:style-name="T638">और</text:span><text:span text:style-name="T639"><text:s/></text:span><text:span text:style-name="T640">संबंधित</text:span><text:span text:style-name="T641"><text:s/></text:span><text:span text:style-name="T642">संपार्श्विक</text:span><text:span text:style-name="T643"><text:s/></text:span><text:span text:style-name="T644">सॉफ्टवेयर</text:span><text:span text:style-name="T645"><text:s/></text:span><text:span text:style-name="T646">आपूर्ति</text:span><text:span text:style-name="T647"><text:s/></text:span><text:span text:style-name="T648">श्रृंखला</text:span><text:span text:style-name="T649">,<text:s/></text:span><text:span text:style-name="T650">ओपन</text:span><text:span text:style-name="T651"><text:s/></text:span><text:span text:style-name="T652">सोर्स</text:span><text:span text:style-name="T653"><text:s/></text:span><text:span text:style-name="T654">समुदाय</text:span><text:span text:style-name="T655"><text:s/></text:span><text:span text:style-name="T656">और</text:span><text:span text:style-name="T657"><text:s/></text:span><text:span text:style-name="T658">शैक्षणिक</text:span><text:span text:style-name="T659"><text:s/></text:span><text:span text:style-name="T660">समुदाय<text:s/></text:span><text:span text:style-name="T661">के</text:span><text:span text:style-name="T662"><text:s/></text:span><text:span text:style-name="T663">प्रतिनिधियों</text:span><text:span text:style-name="T664"><text:s/></text:span><text:span text:style-name="T665">द्वारा</text:span><text:span text:style-name="T666"><text:s/></text:span><text:span text:style-name="T667">सहयोगी</text:span><text:span text:style-name="T668"><text:s/></text:span><text:span text:style-name="T669">और</text:span><text:span text:style-name="T670"><text:s/></text:span><text:span text:style-name="T671">खुले</text:span><text:span text:style-name="T672"><text:s/></text:span><text:span text:style-name="T673">तौर</text:span><text:span text:style-name="T674"><text:s/></text:span><text:span text:style-name="T675">पर</text:span><text:span text:style-name="T676"><text:s/></text:span><text:span text:style-name="T677">विकसित</text:span><text:span text:style-name="T678"><text:s/></text:span><text:span text:style-name="T679">किए</text:span><text:span text:style-name="T680"><text:s/></text:span><text:span text:style-name="T681">जा</text:span><text:span text:style-name="T682"><text:s/></text:span><text:span text:style-name="T683">सके।</text:span><text:span text:style-name="T684"><text:s/></text:span></text:p>
        </text:list-item>
      </text:list>
      <text:p text:style-name="P685"><text:span text:style-name="T686">परिकल्पना</text:span><text:span text:style-name="T687"><text:s/></text:span><text:span text:style-name="T688">और</text:span><text:span text:style-name="T689"><text:s/></text:span><text:span text:style-name="T690">लक्ष्य<text:s/></text:span><text:span text:style-name="T691">के</text:span><text:span text:style-name="T692"><text:s/></text:span><text:span text:style-name="T693">अनुसार</text:span><text:span text:style-name="T694">,<text:s/></text:span><text:span text:style-name="T695">यह</text:span><text:span text:style-name="T696"><text:s/></text:span><text:span text:style-name="T697">विनिर्देश</text:span><text:span text:style-name="T698"><text:s/></text:span><text:span text:style-name="T699">आवश्यकताओं</text:span><text:span text:style-name="T700"><text:s/></text:span><text:span text:style-name="T701">के</text:span><text:span text:style-name="T702"><text:s/></text:span><text:span text:style-name="T703">एक</text:span><text:span text:style-name="T704"><text:s/></text:span><text:a xlink:href="http://www.shabdkosh.com/translate/%E0%A4%97%E0%A5%81%E0%A4%9F/%E0%A4%97%E0%A5%81%E0%A4%9F-meaning-in-Hindi-English" office:target-frame-name="_top" xlink:show="replace"><text:span text:style-name="T705">गुट</text:span></text:a><text:span text:style-name="T706"><text:s/></text:span><text:span text:style-name="T707">को</text:span><text:span text:style-name="T708"><text:s/></text:span><text:span text:style-name="T709">परिभाषित</text:span><text:span text:style-name="T710"><text:s/></text:span><text:span text:style-name="T711">करता</text:span><text:span text:style-name="T712"><text:s/></text:span><text:span text:style-name="T713">है</text:span><text:span text:style-name="T714"><text:s/></text:span><text:span text:style-name="T715">जो</text:span><text:span text:style-name="T716"><text:s/></text:span><text:span text:style-name="T717">यदि</text:span><text:span text:style-name="T718"><text:s/></text:span><text:span text:style-name="T719">पूरा<text:s/></text:span><text:span text:style-name="T720">हो</text:span><text:span text:style-name="T721">,<text:s/></text:span><text:span text:style-name="T722">तो यह<text:s/></text:span><text:span text:style-name="T723">संभावना</text:span><text:span text:style-name="T724"><text:s/></text:span><text:span text:style-name="T725">है</text:span><text:span text:style-name="T726"><text:s/></text:span><text:span text:style-name="T727">कि</text:span><text:span text:style-name="T728"><text:s/></text:span><text:span text:style-name="T729">एक</text:span><text:span text:style-name="T730"><text:s/></text:span><text:span text:style-name="T731">खुले</text:span><text:span text:style-name="T732"><text:s/></text:span><text:span text:style-name="T733">स्रोत</text:span><text:span text:style-name="T734"><text:s/></text:span><text:span text:style-name="T735">अनुपालन</text:span><text:span text:style-name="T736"><text:s/></text:span><text:span text:style-name="T737">कार्यक्रम</text:span><text:span text:style-name="T738"><text:s/></text:span><text:span text:style-name="T739">ने</text:span><text:span text:style-name="T740"><text:s/></text:span><text:span text:style-name="T741">गुणवत्ता</text:span><text:span text:style-name="T742">,<text:s/></text:span><text:span text:style-name="T743">स्थिरता</text:span><text:span text:style-name="T744"><text:s/></text:span><text:span text:style-name="T745">और</text:span><text:span text:style-name="T746"><text:s/></text:span><text:span text:style-name="T747">पूर्णता</text:span><text:span text:style-name="T748"><text:s/></text:span><text:span text:style-name="T749">के</text:span><text:span text:style-name="T750"><text:s/></text:span><text:span text:style-name="T751">पर्याप्त</text:span><text:span text:style-name="T752"><text:s/></text:span><text:span text:style-name="T753">स्तर</text:span><text:span text:style-name="T754"><text:s/></text:span><text:span text:style-name="T755">को</text:span><text:span text:style-name="T756"><text:s/></text:span><text:span text:style-name="T757">हासिल</text:span><text:span text:style-name="T758"><text:s/></text:span><text:span text:style-name="T759">किया</text:span><text:span text:style-name="T760"><text:s/></text:span><text:span text:style-name="T761">है</text:span><text:span text:style-name="T762">;<text:s/></text:span><text:span text:style-name="T763">हालांकि</text:span><text:span text:style-name="T764"><text:s/></text:span><text:span text:style-name="T765">एक</text:span><text:span text:style-name="T766"><text:s/></text:span><text:span text:style-name="T767">कार्यक्रम</text:span><text:span text:style-name="T768"><text:s/></text:span><text:span text:style-name="T769">जो</text:span><text:span text:style-name="T770"><text:s/></text:span><text:span text:style-name="T771">सभी</text:span><text:span text:style-name="T772"><text:s/></text:span><text:span text:style-name="T773">विनिर्देश</text:span><text:span text:style-name="T774"><text:s/></text:span><text:span text:style-name="T775">आवश्यकताओं</text:span><text:span text:style-name="T776"><text:s/></text:span><text:span text:style-name="T777">को</text:span><text:span text:style-name="T778"><text:s/></text:span><text:span text:style-name="T779">पूरा</text:span><text:span text:style-name="T780"><text:s/></text:span><text:span text:style-name="T781">करता</text:span><text:span text:style-name="T782"><text:s/></text:span><text:span text:style-name="T783">है</text:span><text:span text:style-name="T784">,<text:s/></text:span><text:span text:style-name="T785">पूर्ण</text:span><text:span text:style-name="T786"><text:s/></text:span><text:span text:style-name="T787">अनुपालन</text:span><text:span text:style-name="T788"><text:s/></text:span><text:span text:style-name="T789">की</text:span><text:span text:style-name="T790"><text:s/></text:span><text:span text:style-name="T791">प्रत्याभूति<text:s/></text:span><text:span text:style-name="T792">नहीं</text:span><text:span text:style-name="T793"><text:s/></text:span><text:span text:style-name="T794">देता</text:span><text:span text:style-name="T795"><text:s/></text:span><text:span text:style-name="T796">है।</text:span><text:span text:style-name="T797"><text:s/></text:span><text:span text:style-name="T798">यह<text:s/></text:span><text:span text:style-name="T799">आधार</text:span><text:span text:style-name="T800"><text:s/></text:span><text:span text:style-name="T801"><text:s/></text:span><text:span text:style-name="T802">स्तर</text:span><text:span text:style-name="T803"><text:s/>(</text:span><text:span text:style-name="T804">न्यूनतम</text:span><text:span text:style-name="T805">)</text:span><text:span text:style-name="T806"><text:s/></text:span><text:span text:style-name="T807">की</text:span><text:span text:style-name="T808"><text:s/></text:span><text:span text:style-name="T809">आवश्यकताओं</text:span><text:span text:style-name="T810"><text:s/></text:span><text:span text:style-name="T811">के</text:span><text:span text:style-name="T812"><text:s/></text:span><text:a xlink:href="http://www.shabdkosh.com/translate/%E0%A4%97%E0%A5%81%E0%A4%9F/%E0%A4%97%E0%A5%81%E0%A4%9F-meaning-in-Hindi-English" office:target-frame-name="_top" xlink:show="replace"><text:span text:style-name="T813">गुट</text:span></text:a><text:span text:style-name="T814"><text:s/></text:span><text:span text:style-name="T815">का</text:span><text:span text:style-name="T816"><text:s/></text:span><text:span text:style-name="T817">वर्णन</text:span><text:span text:style-name="T818"><text:s/></text:span><text:span text:style-name="T819">करती</text:span><text:span text:style-name="T820"><text:s/></text:span><text:span text:style-name="T821">हैं</text:span><text:span text:style-name="T822"><text:s/></text:span><text:span text:style-name="T823">जिन्हें</text:span><text:span text:style-name="T824"><text:s/></text:span><text:span text:style-name="T825">एक</text:span><text:span text:style-name="T826"><text:s/></text:span><text:span text:style-name="T827">कार्यक्रम</text:span><text:span text:style-name="T828"><text:s/></text:span><text:span text:style-name="T829">पूरा</text:span><text:span text:style-name="T830"><text:s/></text:span><text:span text:style-name="T831">करें</text:span><text:span text:style-name="T832"><text:s/></text:span><text:span text:style-name="T833">तो<text:s/></text:span><text:span text:style-name="T834">वो<text:s/></text:span><text:span text:style-name="T835">ओपनचेन</text:span><text:span text:style-name="T836"><text:s/></text:span><text:span text:style-name="T837">अनुरूप</text:span><text:span text:style-name="T838"><text:s/></text:span><text:span text:style-name="T839">माना</text:span><text:span text:style-name="T840"><text:s/></text:span><text:span text:style-name="T841">जा<text:s/></text:span><text:span text:style-name="T842">सकता</text:span><text:span text:style-name="T843"><text:s/></text:span><text:span text:style-name="T844">है</text:span><text:span text:style-name="T845"><text:s/></text:span><text:span text:style-name="T846">।</text:span><text:span text:style-name="T847"><text:s/></text:span><text:span text:style-name="T848">यह<text:s/></text:span><text:span text:style-name="T849">विनिर्देशन</text:span><text:span text:style-name="T850"><text:s/>"</text:span><text:span text:style-name="T851">कैसे</text:span><text:span text:style-name="T852">"<text:s/></text:span><text:span text:style-name="T853">और</text:span><text:span text:style-name="T854"><text:s/>"</text:span><text:span text:style-name="T855">कब</text:span><text:span text:style-name="T856">"<text:s/></text:span><text:span text:style-name="T857">विचारों</text:span><text:span text:style-name="T858"><text:s/></text:span><text:span text:style-name="T859">के</text:span><text:span text:style-name="T860"><text:s/></text:span><text:span text:style-name="T861">विपरीत</text:span><text:span text:style-name="T862"><text:s/></text:span><text:span text:style-name="T863">अनुपालन</text:span><text:span text:style-name="T864"><text:s/></text:span><text:span text:style-name="T865">कार्यक्रम</text:span><text:span text:style-name="T866"><text:s/></text:span><text:span text:style-name="T867">के</text:span><text:span text:style-name="T868"><text:s/>"</text:span><text:span text:style-name="T869">क्या</text:span><text:span text:style-name="T870">"<text:s/></text:span><text:span text:style-name="T871">और</text:span><text:span text:style-name="T872"><text:s/>"</text:span><text:span text:style-name="T873">क्यों</text:span><text:span text:style-name="T874">"<text:s/></text:span><text:span text:style-name="T875">गुणों</text:span><text:span text:style-name="T876"><text:s/></text:span><text:span text:style-name="T877">पर</text:span><text:span text:style-name="T878"><text:s/></text:span><text:span text:style-name="T879">केंद्रित</text:span><text:span text:style-name="T880"><text:s/></text:span><text:span text:style-name="T881">है।</text:span><text:span text:style-name="T882"><text:s/></text:span><text:span text:style-name="T883">यह</text:span><text:span text:style-name="T884"><text:s/></text:span><text:span text:style-name="T885">एक</text:span><text:span text:style-name="T886"><text:s/></text:span><text:span text:style-name="T887">व्यावहारिक</text:span><text:span text:style-name="T888"><text:s/></text:span><text:span text:style-name="T889">स्तर</text:span><text:span text:style-name="T890"><text:s/></text:span><text:span text:style-name="T891">की</text:span><text:span text:style-name="T892"><text:s/></text:span><text:span text:style-name="T893">लचीलापन</text:span><text:span text:style-name="T894"><text:s/></text:span><text:span text:style-name="T895">सुनिश्चित</text:span><text:span text:style-name="T896"><text:s/></text:span><text:span text:style-name="T897">करता</text:span><text:span text:style-name="T898"><text:s/></text:span><text:span text:style-name="T899">है</text:span><text:span text:style-name="T900"><text:s/></text:span><text:span text:style-name="T901">जो</text:span><text:span text:style-name="T902"><text:s/></text:span><text:span text:style-name="T903">विभिन्न</text:span><text:span text:style-name="T904"><text:s/></text:span><text:span text:style-name="T905">संस्था</text:span><text:span text:style-name="T906">ओ</text:span><text:span text:style-name="T907"><text:s/></text:span><text:span text:style-name="T908">को</text:span><text:span text:style-name="T909"><text:s/></text:span><text:span text:style-name="T910">अपनी</text:span><text:span text:style-name="T911"><text:s/></text:span><text:span text:style-name="T912">नीतियों</text:span><text:span text:style-name="T913"><text:s/></text:span><text:span text:style-name="T914">और</text:span><text:span text:style-name="T915"><text:s/></text:span><text:span text:style-name="T916">प्रक्रियाओं</text:span><text:span text:style-name="T917"><text:s/></text:span><text:span text:style-name="T918">को</text:span><text:span text:style-name="T919"><text:s/></text:span><text:span text:style-name="T920">सर्वोत्तम</text:span><text:span text:style-name="T921"><text:s/></text:span><text:span text:style-name="T922">रूप</text:span><text:span text:style-name="T923"><text:s/></text:span><text:span text:style-name="T924">से</text:span><text:span text:style-name="T925"><text:s/></text:span><text:span text:style-name="T926">अपने</text:span><text:span text:style-name="T927"><text:s/></text:span><text:span text:style-name="T928">उद्देश्यों</text:span><text:span text:style-name="T929"><text:s/></text:span><text:span text:style-name="T930">के</text:span><text:span text:style-name="T931"><text:s/></text:span><text:span text:style-name="T932">अनुरूप</text:span><text:span text:style-name="T933"><text:s/></text:span><text:span text:style-name="T934">बनाने</text:span><text:span text:style-name="T935"><text:s/></text:span><text:span text:style-name="T936">में</text:span><text:span text:style-name="T937"><text:s/></text:span><text:span text:style-name="T938">सक्षम</text:span><text:span text:style-name="T939"><text:s/></text:span><text:span text:style-name="T940">बनाता</text:span><text:span text:style-name="T941"><text:s/></text:span><text:span text:style-name="T942">है।</text:span></text:p>
      <text:p text:style-name="P943"><text:span text:style-name="T944">धारा</text:span><text:span text:style-name="T945"><text:s/></text:span><text:span text:style-name="T946">२</text:span><text:span text:style-name="T947"><text:s/></text:span><text:span text:style-name="T948">विनिर्देशों</text:span><text:span text:style-name="T949"><text:s/></text:span><text:span text:style-name="T950">में</text:span><text:span text:style-name="T951"><text:s/></text:span><text:span text:style-name="T952">उपयोग</text:span><text:span text:style-name="T953"><text:s/></text:span><text:span text:style-name="T954">की</text:span><text:span text:style-name="T955"><text:s/></text:span><text:span text:style-name="T956">जाने</text:span><text:span text:style-name="T957"><text:s/></text:span><text:span text:style-name="T958">वाली</text:span><text:span text:style-name="T959"><text:s/></text:span><text:span text:style-name="T960">प्रमुख</text:span><text:span text:style-name="T961"><text:s/></text:span><text:span text:style-name="T962">निबंधन</text:span><text:span text:style-name="T963"><text:s/></text:span><text:span text:style-name="T964">की</text:span><text:span text:style-name="T965"><text:s/></text:span><text:span text:style-name="T966">परिभाषाओं</text:span><text:span text:style-name="T967"><text:s/></text:span><text:span text:style-name="T968">को</text:span><text:span text:style-name="T969"><text:s/></text:span><text:span text:style-name="T970">प्रस्तुत</text:span><text:span text:style-name="T971"><text:s/></text:span><text:span text:style-name="T972">करता</text:span><text:span text:style-name="T973"><text:s/></text:span><text:span text:style-name="T974">है।</text:span><text:span text:style-name="T975"><text:s/></text:span><text:span text:style-name="T976">धारा</text:span><text:span text:style-name="T977"><text:s/></text:span><text:span text:style-name="T978">३</text:span><text:span text:style-name="T979"><text:s/></text:span><text:span text:style-name="T980">विनिर्देश</text:span><text:span text:style-name="T981"><text:s/></text:span><text:span text:style-name="T982">आवश्यकताओं</text:span><text:span text:style-name="T983"><text:s/></text:span><text:span text:style-name="T984">को</text:span><text:span text:style-name="T985"><text:s/></text:span><text:span text:style-name="T986">प्रस्तुत</text:span><text:span text:style-name="T987"><text:s/></text:span><text:span text:style-name="T988">करता</text:span><text:span text:style-name="T989"><text:s/></text:span><text:span text:style-name="T990">है</text:span><text:span text:style-name="T991"><text:s/></text:span><text:span text:style-name="T992">जहां</text:span><text:span text:style-name="T993"><text:s/></text:span><text:span text:style-name="T994">प्रत्येक</text:span><text:span text:style-name="T995"><text:s/></text:span><text:span text:style-name="T996">में</text:span><text:span text:style-name="T997"><text:s/></text:span><text:span text:style-name="T998">एक</text:span><text:span text:style-name="T999"><text:s/></text:span><text:span text:style-name="T1000">या</text:span><text:span text:style-name="T1001"><text:s/></text:span><text:span text:style-name="T1002">अधिक</text:span><text:span text:style-name="T1003"><text:s/></text:span><text:span text:style-name="T1004">सत्यापन</text:span><text:span text:style-name="T1005"><text:s/></text:span><text:span text:style-name="T1006">सामग्री</text:span><text:span text:style-name="T1007"><text:s/></text:span><text:span text:style-name="T1008">की</text:span><text:span text:style-name="T1009"><text:s/></text:span><text:span text:style-name="T1010">एक</text:span><text:span text:style-name="T1011"><text:s/></text:span><text:span text:style-name="T1012">सूची</text:span><text:span text:style-name="T1013"><text:s/></text:span><text:span text:style-name="T1014">होती</text:span><text:span text:style-name="T1015"><text:s/></text:span><text:span text:style-name="T1016">है।</text:span><text:span text:style-name="T1017"><text:s/></text:span><text:span text:style-name="T1018">वे</text:span><text:span text:style-name="T1019"><text:s/></text:span><text:span text:style-name="T1020">उन</text:span><text:span text:style-name="T1021"><text:s/></text:span><text:span text:style-name="T1022">सबूतों</text:span><text:span text:style-name="T1023"><text:s/></text:span><text:span text:style-name="T1024">का</text:span><text:span text:style-name="T1025"><text:s/></text:span><text:span text:style-name="T1026">प्रतिनिधित्व</text:span><text:span text:style-name="T1027"><text:s/></text:span><text:span text:style-name="T1028">करते</text:span><text:span text:style-name="T1029"><text:s/></text:span><text:span text:style-name="T1030">हैं</text:span><text:span text:style-name="T1031"><text:s/></text:span><text:span text:style-name="T1032">जो</text:span><text:span text:style-name="T1033"><text:s/></text:span><text:span text:style-name="T1034">किसी</text:span><text:span text:style-name="T1035"><text:s/></text:span><text:span text:style-name="T1036">दिए</text:span><text:span text:style-name="T1037"><text:s/></text:span><text:span text:style-name="T1038">गए</text:span><text:span text:style-name="T1039"><text:s/></text:span><text:span text:style-name="T1040">आवश्यकता</text:span><text:span text:style-name="T1041"><text:s/></text:span><text:span text:style-name="T1042">को</text:span><text:span text:style-name="T1043"><text:s/></text:span><text:span text:style-name="T1044">संतुष्ट</text:span><text:span text:style-name="T1045"><text:s/></text:span><text:span text:style-name="T1046">माना</text:span><text:span text:style-name="T1047"><text:s/></text:span><text:span text:style-name="T1048">जा</text:span><text:span text:style-name="T1049"><text:s/></text:span><text:span text:style-name="T1050">सकता</text:span><text:span text:style-name="T1051"><text:s/></text:span><text:span text:style-name="T1052">है।</text:span><text:span text:style-name="T1053"><text:s/></text:span><text:span text:style-name="T1054">यदि</text:span><text:span text:style-name="T1055"><text:s/></text:span><text:span text:style-name="T1056">किसी</text:span><text:span text:style-name="T1057"><text:s/></text:span><text:span text:style-name="T1058">दिए</text:span><text:span text:style-name="T1059"><text:s/></text:span><text:span text:style-name="T1060">गए</text:span><text:span text:style-name="T1061"><text:s/></text:span><text:span text:style-name="T1062">कार्यक्रम</text:span><text:span text:style-name="T1063"><text:s/></text:span><text:span text:style-name="T1064">के</text:span><text:span text:style-name="T1065"><text:s/></text:span><text:span text:style-name="T1066">लिए</text:span><text:span text:style-name="T1067"><text:s/></text:span><text:span text:style-name="T1068">सभी</text:span><text:span text:style-name="T1069"><text:s/></text:span><text:span text:style-name="T1070">आवश्यकताओं</text:span><text:span text:style-name="T1071"><text:s/></text:span><text:span text:style-name="T1072">को</text:span><text:span text:style-name="T1073"><text:s/></text:span><text:span text:style-name="T1074">पूरा</text:span><text:span text:style-name="T1075"><text:s/></text:span><text:span text:style-name="T1076">किया</text:span><text:span text:style-name="T1077"><text:s/></text:span><text:span text:style-name="T1078">गया</text:span><text:span text:style-name="T1079"><text:s/></text:span><text:span text:style-name="T1080">है</text:span><text:span text:style-name="T1081">,<text:s/></text:span><text:span text:style-name="T1082">तो</text:span><text:span text:style-name="T1083"><text:s/></text:span><text:span text:style-name="T1084">इसे</text:span><text:span text:style-name="T1085"><text:s/></text:span><text:span text:style-name="T1086">विनिर्देश</text:span><text:span text:style-name="T1087"><text:s/></text:span><text:span text:style-name="T1088">के</text:span><text:span text:style-name="T1089"><text:s/></text:span><text:span text:style-name="T1090">संस्करण</text:span><text:span text:style-name="T1091"><text:s/></text:span><text:span text:style-name="T1092">१</text:span><text:span text:style-name="T1093">.</text:span><text:span text:style-name="T1094">२</text:span><text:span text:style-name="T1095"><text:s/></text:span><text:span text:style-name="T1096">के</text:span><text:span text:style-name="T1097"><text:s/></text:span><text:span text:style-name="T1098">अनुसार</text:span><text:span text:style-name="T1099"><text:s/></text:span><text:span text:style-name="T1100">ओपनचेन</text:span><text:span text:style-name="T1101"><text:s/></text:span><text:span text:style-name="T1102">अनुरूप</text:span><text:span text:style-name="T1103"><text:s/></text:span><text:span text:style-name="T1104">माना</text:span><text:span text:style-name="T1105"><text:s/></text:span><text:span text:style-name="T1106">जाएगा।</text:span><text:span text:style-name="T1107"><text:s/></text:span><text:span text:style-name="T1108">सत्यापन</text:span><text:span text:style-name="T1109"><text:s/></text:span><text:span text:style-name="T1110">सामग्री</text:span><text:span text:style-name="T1111"><text:s/></text:span><text:span text:style-name="T1112">सार्वजनिक</text:span><text:span text:style-name="T1113"><text:s/></text:span><text:span text:style-name="T1114">होने</text:span><text:span text:style-name="T1115"><text:s/></text:span><text:span text:style-name="T1116">का</text:span><text:span text:style-name="T1117"><text:s/></text:span><text:span text:style-name="T1118">इरादा</text:span><text:span text:style-name="T1119"><text:s/></text:span><text:span text:style-name="T1120">नहीं</text:span><text:span text:style-name="T1121"><text:s/></text:span><text:span text:style-name="T1122">है</text:span><text:span text:style-name="T1123">,<text:s/></text:span><text:span text:style-name="T1124">लेकिन</text:span><text:span text:style-name="T1125"><text:s/></text:span><text:span text:style-name="T1126">अप्रकटीकरण</text:span><text:span text:style-name="T1127"><text:s/></text:span><text:span text:style-name="T1128">समझौते</text:span><text:span text:style-name="T1129"><text:s/>(</text:span><text:span text:style-name="T1130">नॉन</text:span><text:span text:style-name="T1131"><text:s/></text:span><text:span text:style-name="T1132">डिस्क्लोसर</text:span><text:span text:style-name="T1133"><text:s/></text:span><text:span text:style-name="T1134">एग्रीमेंट</text:span><text:span text:style-name="T1135"><text:s/></text:span><text:span text:style-name="T1136">या</text:span><text:span text:style-name="T1137"><text:s/>“</text:span><text:span text:style-name="T1138">एनडीए</text:span><text:span text:style-name="T1139">”</text:span><text:span text:style-name="T1140">)</text:span><text:span text:style-name="T1141"><text:s/></text:span><text:span text:style-name="T1142">के</text:span><text:span text:style-name="T1143"><text:s/></text:span><text:span text:style-name="T1144">तहत</text:span><text:span text:style-name="T1145"><text:s/></text:span><text:span text:style-name="T1146">या</text:span><text:span text:style-name="T1147"><text:s/></text:span><text:span text:style-name="T1148">ओपन</text:span><text:span text:style-name="T1149"><text:s/></text:span><text:span text:style-name="T1150">चेन</text:span><text:span text:style-name="T1151"><text:s/></text:span><text:span text:style-name="T1152">संस्था</text:span><text:span text:style-name="T1153"><text:s/></text:span><text:span text:style-name="T1154">से</text:span><text:span text:style-name="T1155"><text:s/></text:span><text:span text:style-name="T1156">निजी</text:span><text:span text:style-name="T1157"><text:s/></text:span><text:span text:style-name="T1158">अनुरोध</text:span><text:span text:style-name="T1159"><text:s/></text:span><text:span text:style-name="T1160">पर</text:span><text:span text:style-name="T1161"><text:s/></text:span><text:span text:style-name="T1162">अनुरूपता</text:span><text:span text:style-name="T1163"><text:s/></text:span><text:span text:style-name="T1164">को</text:span><text:span text:style-name="T1165"><text:s/></text:span><text:span text:style-name="T1166">प्रमाणित</text:span><text:span text:style-name="T1167"><text:s/></text:span><text:span text:style-name="T1168">करने</text:span><text:span text:style-name="T1169"><text:s/></text:span><text:span text:style-name="T1170">के</text:span><text:span text:style-name="T1171"><text:s/></text:span><text:span text:style-name="T1172">लिए</text:span><text:span text:style-name="T1173"><text:s/></text:span><text:span text:style-name="T1174">प्रदान</text:span><text:span text:style-name="T1175"><text:s/></text:span><text:span text:style-name="T1176">किया</text:span><text:span text:style-name="T1177"><text:s/></text:span><text:span text:style-name="T1178">जा</text:span><text:span text:style-name="T1179"><text:s/></text:span><text:span text:style-name="T1180">सकता</text:span><text:span text:style-name="T1181"><text:s/></text:span><text:span text:style-name="T1182">है।</text:span></text:p>
      <text:p text:style-name="P1183"><text:span text:style-name="T1184">विनिर्देशन</text:span><text:span text:style-name="T1185"><text:s/></text:span><text:span text:style-name="T1186">की</text:span><text:span text:style-name="T1187"><text:s/></text:span><text:span text:style-name="T1188">व्याख्या</text:span><text:span text:style-name="T1189"><text:s/></text:span><text:span text:style-name="T1190">करने</text:span><text:span text:style-name="T1191"><text:s/></text:span><text:span text:style-name="T1192">के</text:span><text:span text:style-name="T1193"><text:s/></text:span><text:span text:style-name="T1194">विषय</text:span><text:span text:style-name="T1195"><text:s/></text:span><text:span text:style-name="T1196">में</text:span><text:span text:style-name="T1197"><text:s/></text:span><text:span text:style-name="T1198">अतिरिक्त</text:span><text:span text:style-name="T1199"><text:s/></text:span><text:span text:style-name="T1200">स्पष्टीकरण</text:span><text:span text:style-name="T1201"><text:s/></text:span><text:span text:style-name="T1202">विशिष्टता</text:span><text:span text:style-name="T1203"><text:s/></text:span><text:span text:style-name="T1204">पूछे</text:span><text:span text:style-name="T1205"><text:s/></text:span><text:span text:style-name="T1206">जाने</text:span><text:span text:style-name="T1207"><text:s/></text:span><text:span text:style-name="T1208">वाले</text:span><text:span text:style-name="T1209"><text:s/></text:span><text:span text:style-name="T1210">प्रश्नों</text:span><text:span text:style-name="T1211"><text:s/></text:span><text:span text:style-name="T1212">(</text:span><text:span text:style-name="T1213">एफएक्यू</text:span><text:span text:style-name="T1214">)<text:s/></text:span><text:span text:style-name="T1215">की</text:span><text:span text:style-name="T1216"><text:s/></text:span><text:span text:style-name="T1217">समीक्षा</text:span><text:span text:style-name="T1218"><text:s/></text:span><text:span text:style-name="T1219">करके</text:span><text:span text:style-name="T1220"><text:s/></text:span><text:span text:style-name="T1221">प्राप्त</text:span><text:span text:style-name="T1222"><text:s/></text:span><text:span text:style-name="T1223">किया</text:span><text:span text:style-name="T1224"><text:s/></text:span><text:span text:style-name="T1225">जा</text:span><text:span text:style-name="T1226"><text:s/></text:span><text:span text:style-name="T1227">सकता</text:span><text:span text:style-name="T1228"><text:s/></text:span><text:span text:style-name="T1229">है</text:span><text:span text:style-name="T1230">:</text:span><text:span text:style-name="T1231"><text:s/></text:span><text:a xlink:href="https://www.openchainproject.org/specification-faq" office:target-frame-name="_top" xlink:show="replace"><text:span text:style-name="Hyperlink">https://www.openchainproject.org/specification-faq</text:span></text:a><text:s/></text:p>
      <text:p text:style-name="P1232"/>
      <text:p text:style-name="P1233"/>
      <text:p text:style-name="P1234"/>
      <text:p text:style-name="P1235"/>
      <text:p text:style-name="P1236"/>
      <text:soft-page-break/>
      <text:p text:style-name="P1237"><text:span text:style-name="T1238">२) परिभाषाएँ</text:span><text:span text:style-name="T1239"><text:s/></text:span></text:p>
      <text:p text:style-name="P1240"/>
      <text:p text:style-name="P1241"><text:span text:style-name="T1242">अनुपालन</text:span><text:span text:style-name="T1243"><text:s/></text:span><text:span text:style-name="T1244">कलाकृतियाँ</text:span><text:span text:style-name="T1245">-</text:span><text:span text:style-name="T1246"><text:s/></text:span><text:span text:style-name="T1247">कलाकृतियों</text:span><text:span text:style-name="T1248"><text:s/></text:span><text:span text:style-name="T1249">का</text:span><text:span text:style-name="T1250"><text:s/></text:span><text:span text:style-name="T1251">एक</text:span><text:span text:style-name="T1252"><text:s/></text:span><text:span text:style-name="T1253">संग्रह</text:span><text:span text:style-name="T1254"><text:s/></text:span><text:span text:style-name="T1255">जो</text:span><text:span text:style-name="T1256"><text:s/></text:span><text:span text:style-name="T1257">एक</text:span><text:span text:style-name="T1258"><text:s/></text:span><text:span text:style-name="T1259">आपूर्ति</text:span><text:span text:style-name="T1260"><text:s/></text:span><text:span text:style-name="T1261">सॉफ्टवेयर</text:span><text:span text:style-name="T1262"><text:s/></text:span><text:span text:style-name="T1263">प्रकाशन</text:span><text:span text:style-name="T1264"><text:s/></text:span><text:span text:style-name="T1265">के</text:span><text:span text:style-name="T1266"><text:s/></text:span><text:span text:style-name="T1267">लिए</text:span><text:span text:style-name="T1268"><text:s/></text:span><text:span text:style-name="T1269">एफओएसएस</text:span><text:span text:style-name="T1270"><text:s/></text:span><text:span text:style-name="T1271">प्रबंधन</text:span><text:span text:style-name="T1272"><text:s/></text:span><text:span text:style-name="T1273">कार्यक्रम</text:span><text:span text:style-name="T1274"><text:s/></text:span><text:span text:style-name="T1275">के</text:span><text:span text:style-name="T1276"><text:s/></text:span><text:span text:style-name="T1277">उत्पादन</text:span><text:span text:style-name="T1278"><text:s/></text:span><text:span text:style-name="T1279">का</text:span><text:span text:style-name="T1280"><text:s/></text:span><text:span text:style-name="T1281">प्रतिनिधित्व</text:span><text:span text:style-name="T1282"><text:s/></text:span><text:span text:style-name="T1283">करता</text:span><text:span text:style-name="T1284"><text:s/></text:span><text:span text:style-name="T1285">है।</text:span><text:span text:style-name="T1286"><text:s/></text:span><text:span text:style-name="T1287">संग्रह</text:span><text:span text:style-name="T1288"><text:s/></text:span><text:span text:style-name="T1289">में</text:span><text:span text:style-name="T1290"><text:s/></text:span><text:span text:style-name="T1291">निम्नलिखित</text:span><text:span text:style-name="T1292"><text:s/></text:span><text:span text:style-name="T1293">में</text:span><text:span text:style-name="T1294"><text:s/></text:span><text:span text:style-name="T1295">से</text:span><text:span text:style-name="T1296"><text:s/></text:span><text:span text:style-name="T1297">एक</text:span><text:span text:style-name="T1298"><text:s/></text:span><text:span text:style-name="T1299">या</text:span><text:span text:style-name="T1300"><text:s/></text:span><text:span text:style-name="T1301">अधिक</text:span><text:span text:style-name="T1302"><text:s/></text:span><text:span text:style-name="T1303">समाविष्ट</text:span><text:span text:style-name="T1304"><text:s/></text:span><text:span text:style-name="T1305">हो</text:span><text:span text:style-name="T1306"><text:s/></text:span><text:span text:style-name="T1307">सकते</text:span><text:span text:style-name="T1308"><text:s/></text:span><text:span text:style-name="T1309">हैं</text:span><text:span text:style-name="T1310"><text:s/>(</text:span><text:span text:style-name="T1311">लेकिन</text:span><text:span text:style-name="T1312"><text:s/></text:span><text:span text:style-name="T1313">इस</text:span><text:span text:style-name="T1314"><text:s/></text:span><text:span text:style-name="T1315">तक</text:span><text:span text:style-name="T1316"><text:s/></text:span><text:span text:style-name="T1317">सीमित</text:span><text:span text:style-name="T1318"><text:s/></text:span><text:span text:style-name="T1319">नहीं</text:span><text:span text:style-name="T1320"><text:s/></text:span><text:span text:style-name="T1321">हैं</text:span><text:span text:style-name="T1322">):<text:s/></text:span><text:span text:style-name="T1323">स्रोत</text:span><text:span text:style-name="T1324"><text:s/></text:span><text:span text:style-name="T1325">कोड</text:span><text:span text:style-name="T1326">,<text:s/></text:span><text:s/><text:span text:style-name="T1327">श्रेय</text:span><text:span text:style-name="T1328"><text:s/></text:span><text:span text:style-name="T1329">सूचनाएं</text:span><text:span text:style-name="T1330">,<text:s/></text:span><text:span text:style-name="T1331">प्रतिलिप्याधिकार</text:span><text:span text:style-name="T1332"><text:s/></text:span><text:span text:style-name="T1333">सूचनाएं</text:span><text:span text:style-name="T1334">,</text:span><text:span text:style-name="T1335">,<text:s/></text:span><text:span text:style-name="T1336">लाइसेंस</text:span><text:span text:style-name="T1337"><text:s/></text:span><text:span text:style-name="T1338">की</text:span><text:span text:style-name="T1339"><text:s/></text:span><text:span text:style-name="T1340">प्रतिलिपि</text:span><text:span text:style-name="T1341">,<text:s/></text:span><text:span text:style-name="T1342">संशोधन</text:span><text:span text:style-name="T1343"><text:s/></text:span><text:span text:style-name="T1344">अधिसूचनाएं</text:span><text:span text:style-name="T1345">,<text:s/></text:span><text:span text:style-name="T1346">लिखित</text:span><text:span text:style-name="T1347"><text:s/></text:span><text:span text:style-name="T1348">प्रस्ताव</text:span><text:span text:style-name="T1349">,<text:s/></text:span><text:span text:style-name="T1350">सामग्री</text:span><text:span text:style-name="T1351"><text:s/></text:span><text:span text:style-name="T1352">का</text:span><text:span text:style-name="T1353"><text:s/></text:span><text:span text:style-name="T1354">एफओएसएस</text:span><text:span text:style-name="T1355"><text:s/></text:span><text:span text:style-name="T1356">घटक</text:span><text:span text:style-name="T1357"><text:s/></text:span><text:span text:style-name="T1358">बिल</text:span><text:span text:style-name="T1359">,<text:s/></text:span><text:span text:style-name="T1360">एसपीडीएक्स</text:span><text:span text:style-name="T1361"><text:s/></text:span><text:span text:style-name="T1362">दस्तावेज</text:span><text:span text:style-name="T1363"><text:s/></text:span><text:span text:style-name="T1364">इत्यादि</text:span><text:span text:style-name="T1365">।</text:span></text:p>
      <text:p text:style-name="P1366"/>
      <text:p text:style-name="P1367"><text:span text:style-name="T1368">एफओएसएस</text:span><text:span text:style-name="T1369"><text:s/></text:span><text:span text:style-name="T1370">(</text:span><text:span text:style-name="T1371">फ्री</text:span><text:span text:style-name="T1372"><text:s/></text:span><text:span text:style-name="T1373">और</text:span><text:span text:style-name="T1374"><text:s/></text:span><text:span text:style-name="T1375">ओपन</text:span><text:span text:style-name="T1376"><text:s/></text:span><text:span text:style-name="T1377">सोर्स</text:span><text:span text:style-name="T1378"><text:s/></text:span><text:span text:style-name="T1379">सॉफ्टवेयर</text:span><text:span text:style-name="T1380">)</text:span><text:span text:style-name="T1381"><text:s/>-<text:s/></text:span><text:span text:style-name="T1382">एक</text:span><text:span text:style-name="T1383"><text:s/></text:span><text:span text:style-name="T1384">या</text:span><text:span text:style-name="T1385"><text:s/></text:span><text:span text:style-name="T1386">अधिक</text:span><text:span text:style-name="T1387"><text:s/></text:span><text:span text:style-name="T1388">लाइसेंस</text:span><text:span text:style-name="T1389"><text:s/></text:span><text:span text:style-name="T1390">के</text:span><text:span text:style-name="T1391"><text:s/></text:span><text:span text:style-name="T1392">अधीन</text:span><text:span text:style-name="T1393"><text:s/></text:span><text:span text:style-name="T1394">ऐसा<text:s/></text:span><text:span text:style-name="T1395">सॉफ़्टवेयर</text:span><text:span text:style-name="T1396"><text:s/></text:span><text:span text:style-name="T1397">जो<text:s/></text:span><text:span text:style-name="T1398">ओपन</text:span><text:span text:style-name="T1399"><text:s/></text:span><text:span text:style-name="T1400">सोर्स</text:span><text:span text:style-name="T1401"><text:s/></text:span><text:span text:style-name="T1402">इनिशिएटिव</text:span><text:span text:style-name="T1403"><text:s/>(</text:span><text:span text:style-name="T1404">Opensource</text:span><text:span text:style-name="T1405">.org)</text:span><text:span text:style-name="T1406"><text:s/></text:span><text:span text:style-name="T1407">द्वारा</text:span><text:span text:style-name="T1408"><text:s/></text:span><text:span text:style-name="T1409">प्रकाशित</text:span><text:span text:style-name="T1410"><text:s/></text:span><text:span text:style-name="T1411">ओपन</text:span><text:span text:style-name="T1412"><text:s/></text:span><text:span text:style-name="T1413">सोर्स</text:span><text:span text:style-name="T1414"><text:s/></text:span><text:span text:style-name="T1415">परिभाषा</text:span><text:span text:style-name="T1416"><text:s/></text:span><text:span text:style-name="T1417"><text:s/></text:span><text:span text:style-name="T1418">या</text:span><text:span text:style-name="T1419"><text:s/></text:span><text:span text:style-name="T1420">फ्री</text:span><text:span text:style-name="T1421"><text:s/></text:span><text:span text:style-name="T1422">सॉफ्टवेयर</text:span><text:span text:style-name="T1423"><text:s/></text:span><text:span text:style-name="T1424">परिभाषा</text:span><text:span text:style-name="T1425"><text:s/></text:span><text:span text:style-name="T1426">(</text:span><text:span text:style-name="T1427">फ्री</text:span><text:span text:style-name="T1428"><text:s/></text:span><text:span text:style-name="T1429">सॉफ्टवेयर</text:span><text:span text:style-name="T1430"><text:s/></text:span><text:span text:style-name="T1431">फाउंडेशन</text:span><text:span text:style-name="T1432"><text:s/></text:span><text:span text:style-name="T1433">द्वारा</text:span><text:span text:style-name="T1434"><text:s/></text:span><text:span text:style-name="T1435">प्रकाशित</text:span><text:span text:style-name="T1436">)<text:s/></text:span><text:span text:style-name="T1437">या</text:span><text:span text:style-name="T1438"><text:s/></text:span><text:span text:style-name="T1439">इसी</text:span><text:span text:style-name="T1440"><text:s/></text:span><text:span text:style-name="T1441">तरह</text:span><text:span text:style-name="T1442"><text:s/></text:span><text:span text:style-name="T1443">के</text:span><text:span text:style-name="T1444"><text:s/></text:span><text:span text:style-name="T1445">लाइसेंस</text:span><text:span text:style-name="T1446">,</text:span><text:span text:style-name="T1447"><text:s/></text:span><text:span text:style-name="T1448">को</text:span><text:span text:style-name="T1449"><text:s/></text:span><text:span text:style-name="T1450">पूरा</text:span><text:span text:style-name="T1451"><text:s/></text:span><text:span text:style-name="T1452">करता</text:span><text:span text:style-name="T1453"><text:s/></text:span><text:span text:style-name="T1454">है।</text:span></text:p>
      <text:p text:style-name="P1455"/>
      <text:p text:style-name="P1456"><text:span text:style-name="T1457">एफओएसएस</text:span><text:span text:style-name="T1458"><text:s/></text:span><text:span text:style-name="T1459">सहकार</text:span><text:span text:style-name="T1460">-<text:s/></text:span><text:span text:style-name="T1461">एक</text:span><text:span text:style-name="T1462"><text:s/></text:span><text:span text:style-name="T1463">निर्दिष्ट</text:span><text:span text:style-name="T1464"><text:s/></text:span><text:span text:style-name="T1465">व्यक्ति</text:span><text:span text:style-name="T1466"><text:s/></text:span><text:span text:style-name="T1467">जिसे</text:span><text:span text:style-name="T1468"><text:s/></text:span><text:span text:style-name="T1469">बाहरी</text:span><text:span text:style-name="T1470"><text:s/></text:span><text:span text:style-name="T1471">एफओएसएस</text:span><text:span text:style-name="T1472"><text:s/></text:span><text:span text:style-name="T1473">पूछताछ</text:span><text:span text:style-name="T1474"><text:s/></text:span><text:span text:style-name="T1475">ग्रहण</text:span><text:span text:style-name="T1476"><text:s/></text:span><text:span text:style-name="T1477">करने</text:span><text:span text:style-name="T1478"><text:s/></text:span><text:span text:style-name="T1479">के</text:span><text:span text:style-name="T1480"><text:s/></text:span><text:span text:style-name="T1481">लिए</text:span><text:span text:style-name="T1482"><text:s/></text:span><text:span text:style-name="T1483">नियुक्त</text:span><text:s/><text:span text:style-name="T1484">किया</text:span><text:span text:style-name="T1485"><text:s/>गया</text:span><text:span text:style-name="T1486"><text:s/></text:span><text:span text:style-name="T1487">है।</text:span></text:p>
      <text:p text:style-name="P1488"/>
      <text:p text:style-name="P1489"><text:span text:style-name="T1490">निर्धारित लाइसेंस</text:span><text:span text:style-name="T1491"><text:s/></text:span><text:span text:style-name="T1492">-<text:s/></text:span><text:span text:style-name="T1493">आपूर्ति</text:span><text:span text:style-name="T1494"><text:s/></text:span><text:span text:style-name="T1495">सॉफ्टवेयर</text:span><text:span text:style-name="T1496"><text:s/></text:span><text:span text:style-name="T1497">को</text:span><text:span text:style-name="T1498"><text:s/></text:span><text:span text:style-name="T1499">नियंत्रित</text:span><text:span text:style-name="T1500"><text:s/></text:span><text:span text:style-name="T1501">करने</text:span><text:span text:style-name="T1502"><text:s/></text:span><text:span text:style-name="T1503">वाले</text:span><text:span text:style-name="T1504"><text:s/></text:span><text:span text:style-name="T1505">लाइसेंस</text:span><text:span text:style-name="T1506"><text:s/></text:span><text:span text:style-name="T1507">की</text:span><text:span text:style-name="T1508"><text:s/></text:span><text:span text:style-name="T1509">पहचान</text:span><text:span text:style-name="T1510"><text:s/></text:span><text:span text:style-name="T1511">करने</text:span><text:span text:style-name="T1512"><text:s/></text:span><text:span text:style-name="T1513">के</text:span><text:span text:style-name="T1514"><text:s/></text:span><text:span text:style-name="T1515">उचित</text:span><text:span text:style-name="T1516"><text:s/></text:span><text:span text:style-name="T1517">तरीके</text:span><text:span text:style-name="T1518"><text:s/></text:span><text:span text:style-name="T1519">का</text:span><text:span text:style-name="T1520"><text:s/></text:span><text:span text:style-name="T1521">पालन</text:span><text:span text:style-name="T1522"><text:s/></text:span><text:span text:style-name="T1523">करने</text:span><text:span text:style-name="T1524"><text:s/></text:span><text:span text:style-name="T1525">के</text:span><text:span text:style-name="T1526"><text:s/></text:span><text:span text:style-name="T1527">परिणामस्वरूप</text:span><text:span text:style-name="T1528"><text:s/></text:span><text:span text:style-name="T1529">निर्धारित</text:span><text:span text:style-name="T1530"><text:s/></text:span><text:span text:style-name="T1531">किया</text:span><text:span text:style-name="T1532"><text:s/></text:span><text:span text:style-name="T1533">गया</text:span><text:span text:style-name="T1534"><text:s/></text:span><text:span text:style-name="T1535">एफओएसएस</text:span><text:span text:style-name="T1536"><text:s/></text:span><text:span text:style-name="T1537">लाइसेंस</text:span><text:span text:style-name="T1538"><text:s/></text:span><text:span text:style-name="T1539">का</text:span><text:span text:style-name="T1540"><text:s/></text:span><text:span text:style-name="T1541">एक</text:span><text:span text:style-name="T1542"><text:s/></text:span><text:span text:style-name="T1543">गुट<text:s/></text:span><text:span text:style-name="T1544">।</text:span></text:p>
      <text:p text:style-name="P1545"/>
      <text:p text:style-name="P1546"><text:span text:style-name="T1547">ओपनचेन</text:span><text:span text:style-name="T1548"><text:s/></text:span><text:span text:style-name="T1549">अनुरूप</text:span><text:span text:style-name="T1550"><text:s/></text:span><text:span text:style-name="T1551">कार्यक्रम</text:span><text:span text:style-name="T1552">-<text:s/></text:span><text:span text:style-name="T1553">एक</text:span><text:span text:style-name="T1554"><text:s/></text:span><text:span text:style-name="T1555">कार्यक्रम</text:span><text:span text:style-name="T1556"><text:s/></text:span><text:span text:style-name="T1557">जो</text:span><text:span text:style-name="T1558"><text:s/></text:span><text:span text:style-name="T1559">इस</text:span><text:span text:style-name="T1560"><text:s/></text:span><text:span text:style-name="T1561">विनिर्देश</text:span><text:span text:style-name="T1562"><text:s/></text:span><text:span text:style-name="T1563">की</text:span><text:span text:style-name="T1564"><text:s/></text:span><text:span text:style-name="T1565">सभी</text:span><text:span text:style-name="T1566"><text:s/></text:span><text:span text:style-name="T1567">आवश्यकताओं</text:span><text:span text:style-name="T1568"><text:s/></text:span><text:span text:style-name="T1569">को</text:span><text:span text:style-name="T1570"><text:s/></text:span><text:span text:style-name="T1571">पूरा</text:span><text:span text:style-name="T1572"><text:s/></text:span><text:span text:style-name="T1573">करता</text:span><text:span text:style-name="T1574"><text:s/></text:span><text:span text:style-name="T1575">है।</text:span></text:p>
      <text:p text:style-name="P1576"/>
      <text:p text:style-name="P1577"><text:span text:style-name="T1578">सॉफ्टवेयर</text:span><text:span text:style-name="T1579"><text:s/></text:span><text:span text:style-name="T1580">कर्मचारी</text:span><text:span text:style-name="T1581"><text:s/>-</text:span><text:span text:style-name="T1582"><text:s/></text:span><text:span text:style-name="T1583">कोई</text:span><text:span text:style-name="T1584"><text:s/></text:span><text:span text:style-name="T1585">भी</text:span><text:span text:style-name="T1586"><text:s/></text:span><text:span text:style-name="T1587">कर्मचारी</text:span><text:span text:style-name="T1588"><text:s/></text:span><text:span text:style-name="T1589">या</text:span><text:span text:style-name="T1590"><text:s/></text:span><text:span text:style-name="T1591">ठेकेदार</text:span><text:span text:style-name="T1592"><text:s/></text:span><text:span text:style-name="T1593">जो</text:span><text:span text:style-name="T1594"><text:s/></text:span><text:span text:style-name="T1595">आपूर्ति</text:span><text:span text:style-name="T1596"><text:s/></text:span><text:span text:style-name="T1597">सॉफ्टवेयर</text:span><text:span text:style-name="T1598"><text:s/></text:span><text:span text:style-name="T1599">परिभाषित</text:span><text:span text:style-name="T1600"><text:s/></text:span><text:span text:style-name="T1601">करता</text:span><text:span text:style-name="T1602"><text:s/></text:span><text:span text:style-name="T1603">है</text:span><text:span text:style-name="T1604">,<text:s/></text:span><text:span text:style-name="T1605">योगदान<text:s/></text:span><text:span text:style-name="T1606">करता</text:span><text:span text:style-name="T1607"><text:s/></text:span><text:span text:style-name="T1608">है</text:span><text:span text:style-name="T1609"><text:s/></text:span><text:span text:style-name="T1610">या</text:span><text:span text:style-name="T1611"><text:s/></text:span><text:span text:style-name="T1612">तैयार</text:span><text:span text:style-name="T1613"><text:s/></text:span><text:span text:style-name="T1614">करने</text:span><text:span text:style-name="T1615"><text:s/></text:span><text:span text:style-name="T1616">का</text:span><text:span text:style-name="T1617"><text:s/></text:span><text:span text:style-name="T1618"><text:s/></text:span><text:span text:style-name="T1619">उत्तरदाईत्व<text:s/></text:span><text:span text:style-name="T1620">लेता<text:s/></text:span><text:span text:style-name="T1621">है।</text:span><text:span text:style-name="T1622"><text:s/></text:span><text:span text:style-name="T1623">संस्था<text:s/></text:span><text:span text:style-name="T1624">के</text:span><text:span text:style-name="T1625"><text:s/></text:span><text:span text:style-name="T1626">आधार</text:span><text:span text:style-name="T1627"><text:s/></text:span><text:span text:style-name="T1628">पर</text:span><text:span text:style-name="T1629">,<text:s/></text:span><text:span text:style-name="T1630">इसमें</text:span><text:span text:style-name="T1631"><text:s/></text:span><text:span text:style-name="T1632">सॉफ्टवेयर</text:span><text:span text:style-name="T1633"><text:s/></text:span><text:span text:style-name="T1634">डेवलपर्स</text:span><text:span text:style-name="T1635">,<text:s/></text:span><text:span text:style-name="T1636">प्रकाशन<text:s/></text:span><text:span text:style-name="T1637">इंजीनियरों</text:span><text:span text:style-name="T1638">,<text:s/></text:span><text:span text:style-name="T1639">गुणवत्ता</text:span><text:span text:style-name="T1640"><text:s/></text:span><text:span text:style-name="T1641">इंजीनियरों</text:span><text:span text:style-name="T1642">,<text:s/></text:span><text:span text:style-name="T1643">उत्पाद</text:span><text:span text:style-name="T1644"><text:s/></text:span><text:span text:style-name="T1645">विपणन</text:span><text:span text:style-name="T1646"><text:s/></text:span><text:span text:style-name="T1647">और</text:span><text:span text:style-name="T1648"><text:s/></text:span><text:span text:style-name="T1649">उत्पाद</text:span><text:span text:style-name="T1650"><text:s/></text:span><text:span text:style-name="T1651">प्रबंधन</text:span><text:span text:style-name="T1652"><text:s/></text:span><text:span text:style-name="T1653">समाविष्ट</text:span><text:span text:style-name="T1654"><text:s/></text:span><text:span text:style-name="T1655">हो</text:span><text:span text:style-name="T1656"><text:s/></text:span><text:span text:style-name="T1657">सकते</text:span><text:span text:style-name="T1658"><text:s/></text:span><text:span text:style-name="T1659">हैं</text:span><text:span text:style-name="T1660"><text:s/>(</text:span><text:span text:style-name="T1661">लेकिन</text:span><text:span text:style-name="T1662"><text:s/></text:span><text:span text:style-name="T1663">इस</text:span><text:span text:style-name="T1664"><text:s/></text:span><text:span text:style-name="T1665">तक</text:span><text:span text:style-name="T1666"><text:s/></text:span><text:span text:style-name="T1667">ही</text:span><text:span text:style-name="T1668"><text:s/></text:span><text:span text:style-name="T1669">सीमित</text:span><text:span text:style-name="T1670"><text:s/></text:span><text:span text:style-name="T1671">नहीं</text:span><text:span text:style-name="T1672"><text:s/></text:span><text:span text:style-name="T1673">है</text:span><text:span text:style-name="T1674">) ।</text:span><text:span text:style-name="T1675"><text:s/></text:span></text:p>
      <text:p text:style-name="P1676"/>
      <text:p text:style-name="P1677"><text:span text:style-name="T1678">एसपीडीएक्स</text:span><text:span text:style-name="T1679"><text:s/></text:span><text:span text:style-name="T1680">या</text:span><text:span text:style-name="T1681"><text:s/></text:span><text:span text:style-name="T1682">सॉफ्टवेयर पैकेज डाटा एक्सचेंज</text:span><text:span text:style-name="T1683"><text:s/>-<text:s/></text:span><text:span text:style-name="T1684">किसी</text:span><text:span text:style-name="T1685"><text:s/></text:span><text:span text:style-name="T1686">दिए</text:span><text:span text:style-name="T1687"><text:s/></text:span><text:span text:style-name="T1688">गए</text:span><text:span text:style-name="T1689"><text:s/></text:span><text:span text:style-name="T1690">सॉफ़्टवेयर</text:span><text:span text:style-name="T1691"><text:s/></text:span><text:span text:style-name="T1692">पैकेज</text:span><text:span text:style-name="T1693"><text:s/></text:span><text:span text:style-name="T1694">के</text:span><text:span text:style-name="T1695"><text:s/></text:span><text:span text:style-name="T1696">लिए</text:span><text:span text:style-name="T1697"><text:s/></text:span><text:span text:style-name="T1698">लाइसेंस</text:span><text:span text:style-name="T1699"><text:s/></text:span><text:span text:style-name="T1700">और</text:span><text:span text:style-name="T1701"><text:s/></text:span><text:span text:style-name="T1702">कॉपीराइट</text:span><text:span text:style-name="T1703"><text:s/></text:span><text:span text:style-name="T1704">जानकारी</text:span><text:span text:style-name="T1705"><text:s/></text:span><text:span text:style-name="T1706">का</text:span><text:span text:style-name="T1707"><text:s/></text:span><text:span text:style-name="T1708">आदान</text:span><text:span text:style-name="T1709">-</text:span><text:span text:style-name="T1710">प्रदान</text:span><text:span text:style-name="T1711"><text:s/></text:span><text:span text:style-name="T1712">करने</text:span><text:span text:style-name="T1713"><text:s/></text:span><text:span text:style-name="T1714">के</text:span><text:span text:style-name="T1715"><text:s/></text:span><text:span text:style-name="T1716">लिए</text:span><text:span text:style-name="T1717"><text:s/></text:span><text:span text:style-name="T1718">एसपीडीएक्स</text:span><text:span text:style-name="T1719"><text:s/></text:span><text:span text:style-name="T1720">संचालक समुदाय द्वारा</text:span><text:span text:style-name="T1721"><text:s/></text:span><text:span text:style-name="T1722">बनाए</text:span><text:span text:style-name="T1723"><text:s/></text:span><text:span text:style-name="T1724">गए</text:span><text:span text:style-name="T1725"><text:s/></text:span><text:span text:style-name="T1726">प्रारूप</text:span><text:span text:style-name="T1727"><text:s/></text:span><text:span text:style-name="T1728">मानक।</text:span><text:span text:style-name="T1729"><text:s/></text:span><text:span text:style-name="T1730">एसपीडीएक्स</text:span><text:span text:style-name="T1731"><text:s/></text:span><text:span text:style-name="T1732">विनिर्देश</text:span><text:span text:style-name="T1733"><text:s/></text:span><text:span text:style-name="T1734">का</text:span><text:span text:style-name="T1735"><text:s/></text:span><text:span text:style-name="T1736">विवरण</text:span><text:span text:style-name="T1737"><text:s/>www.spdx.org<text:s/></text:span><text:span text:style-name="T1738">पर</text:span><text:span text:style-name="T1739"><text:s/></text:span><text:span text:style-name="T1740">पाया</text:span><text:span text:style-name="T1741"><text:s/></text:span><text:span text:style-name="T1742">जा</text:span><text:span text:style-name="T1743"><text:s/></text:span><text:span text:style-name="T1744">सकता</text:span><text:span text:style-name="T1745"><text:s/></text:span><text:span text:style-name="T1746">है।</text:span></text:p>
      <text:p text:style-name="P1747"/>
      <text:p text:style-name="P1748"><text:span text:style-name="T1749">आपूर्ति</text:span><text:span text:style-name="T1750"><text:s/></text:span><text:span text:style-name="T1751">सॉफ्टवेयर<text:s/></text:span><text:span text:style-name="T1752">-</text:span><text:span text:style-name="T1753"><text:s/></text:span><text:span text:style-name="T1754">ऐसा<text:s/></text:span><text:span text:style-name="T1755">सॉफ्टवेयर</text:span><text:span text:style-name="T1756"><text:s/></text:span><text:span text:style-name="T1757">जो</text:span><text:span text:style-name="T1758"><text:s/></text:span><text:span text:style-name="T1759">एक</text:span><text:span text:style-name="T1760"><text:s/></text:span><text:span text:style-name="T1761">संस्था</text:span><text:span text:style-name="T1762"><text:s/></text:span><text:span text:style-name="T1763">तीसरे</text:span><text:span text:style-name="T1764"><text:s/></text:span><text:span text:style-name="T1765">पक्ष</text:span><text:span text:style-name="T1766"><text:s/>(</text:span><text:span text:style-name="T1767">जैसे</text:span><text:span text:style-name="T1768">,<text:s/></text:span><text:span text:style-name="T1769">अन्य</text:span><text:span text:style-name="T1770"><text:s/></text:span><text:span text:style-name="T1771">संस्था</text:span><text:span text:style-name="T1772">ओ</text:span><text:span text:style-name="T1773"><text:s/></text:span><text:span text:style-name="T1774">या</text:span><text:span text:style-name="T1775"><text:s/></text:span><text:span text:style-name="T1776">व्यक्तियों</text:span><text:span text:style-name="T1777">)<text:s/></text:span><text:span text:style-name="T1778">को</text:span><text:span text:style-name="T1779"><text:s/></text:span><text:span text:style-name="T1780">प्रदान</text:span><text:span text:style-name="T1781"><text:s/></text:span><text:span text:style-name="T1782">करता</text:span><text:span text:style-name="T1783"><text:s/></text:span><text:span text:style-name="T1784">है।</text:span></text:p>
      <text:p text:style-name="P1785"/>
      <text:p text:style-name="P1786"><text:span text:style-name="T1787">सत्यापन</text:span><text:span text:style-name="T1788"><text:s/></text:span><text:span text:style-name="T1789">सामग्री<text:s/></text:span><text:span text:style-name="T1790">-</text:span><text:span text:style-name="T1791"><text:s/></text:span><text:span text:style-name="T1792">साक्ष्य<text:s/></text:span><text:span text:style-name="T1793">जो<text:s/></text:span><text:span text:style-name="T1794">किसी</text:span><text:span text:style-name="T1795"><text:s/></text:span><text:span text:style-name="T1796">दिए</text:span><text:span text:style-name="T1797"><text:s/></text:span><text:span text:style-name="T1798">गए</text:span><text:span text:style-name="T1799"><text:s/></text:span><text:span text:style-name="T1800">आवश्यकता</text:span><text:span text:style-name="T1801"><text:s/></text:span><text:span text:style-name="T1802">को</text:span><text:span text:style-name="T1803"><text:s/></text:span><text:span text:style-name="T1804">संतुष्ट</text:span><text:span text:style-name="T1805"><text:s/></text:span><text:span text:style-name="T1806">करने</text:span><text:span text:style-name="T1807"><text:s/></text:span><text:span text:style-name="T1808">के</text:span><text:span text:style-name="T1809"><text:s/></text:span><text:span text:style-name="T1810">लिए</text:span><text:span text:style-name="T1811"><text:s/></text:span><text:span text:style-name="T1812">विद्यमान</text:span><text:span text:style-name="T1813"><text:s/></text:span><text:span text:style-name="T1814">होना</text:span><text:span text:style-name="T1815"><text:s/></text:span><text:span text:style-name="T1816">चाहिए।</text:span><text:span text:style-name="T1817"><text:s/></text:span></text:p>
      <text:p text:style-name="P1818"/>
      <text:p text:style-name="P1819"/>
      <text:p text:style-name="P1820"/>
      <text:p text:style-name="P1821"/>
      <text:p text:style-name="P1822"/>
      <text:p text:style-name="P1823">३) आवश्यकताऐ<text:s/></text:p>
      <text:soft-page-break/>
      <text:p text:style-name="P1824">उद्देश्य<text:s/>१: आपकी<text:s/>एफओएसएस<text:s/>(FOSS)<text:s/>उत्तरदायित्वों<text:s/>को जानिए<text:s/><text:s/></text:p>
      <text:p text:style-name="P1825"><text:span text:style-name="T1826">१</text:span><text:span text:style-name="T1827">.</text:span><text:span text:style-name="T1828"><text:s/>१</text:span><text:span text:style-name="T1829"><text:s/></text:span><text:span text:style-name="T1830">एक</text:span><text:span text:style-name="T1831"><text:s/></text:span><text:span text:style-name="T1832">लिखित</text:span><text:span text:style-name="T1833"><text:s/></text:span><text:span text:style-name="T1834">एफओएसएस</text:span><text:span text:style-name="T1835"><text:s/></text:span><text:span text:style-name="T1836">नीति</text:span><text:span text:style-name="T1837"><text:s/></text:span><text:span text:style-name="T1838">विद्यमान</text:span><text:span text:style-name="T1839"><text:s/></text:span><text:span text:style-name="T1840">है</text:span><text:span text:style-name="T1841"><text:s/></text:span><text:span text:style-name="T1842">जो</text:span><text:span text:style-name="T1843"><text:s/></text:span><text:span text:style-name="T1844">आपूर्ति</text:span><text:span text:style-name="T1845"><text:s/></text:span><text:span text:style-name="T1846">सॉफ्टवेयर</text:span><text:span text:style-name="T1847"><text:s/></text:span><text:span text:style-name="T1848">वितरण</text:span><text:span text:style-name="T1849"><text:s/></text:span><text:span text:style-name="T1850">के</text:span><text:span text:style-name="T1851"><text:s/></text:span><text:span text:style-name="T1852">एफओएसएस</text:span><text:span text:style-name="T1853"><text:s/></text:span><text:span text:style-name="T1854">लाइसेंस</text:span><text:span text:style-name="T1855"><text:s/></text:span><text:span text:style-name="T1856">अनुपालन</text:span><text:span text:style-name="T1857"><text:s/></text:span><text:span text:style-name="T1858">को</text:span><text:span text:style-name="T1859"><text:s/></text:span><text:span text:style-name="T1860">नियंत्रित</text:span><text:span text:style-name="T1861"><text:s/></text:span><text:span text:style-name="T1862">करती</text:span><text:span text:style-name="T1863"><text:s/></text:span><text:span text:style-name="T1864">है।</text:span><text:span text:style-name="T1865"><text:s/></text:span><text:span text:style-name="T1866">नीति</text:span><text:span text:style-name="T1867"><text:s/></text:span><text:span text:style-name="T1868">को</text:span><text:span text:style-name="T1869"><text:s/></text:span><text:span text:style-name="T1870">आंतरिक</text:span><text:span text:style-name="T1871"><text:s/></text:span><text:span text:style-name="T1872">रूप</text:span><text:span text:style-name="T1873"><text:s/></text:span><text:span text:style-name="T1874">से</text:span><text:span text:style-name="T1875"><text:s/></text:span><text:span text:style-name="T1876">सूचित</text:span><text:span text:style-name="T1877"><text:s/></text:span><text:span text:style-name="T1878">किया</text:span><text:span text:style-name="T1879"><text:s/></text:span><text:span text:style-name="T1880">जाना</text:span><text:span text:style-name="T1881"><text:s/></text:span><text:span text:style-name="T1882">चाहिए।</text:span><text:span text:style-name="T1883"><text:s/></text:span></text:p>
      <text:p text:style-name="P1884">सत्यापन<text:s/>सामग्रियां:<text:s/></text:p>
      <text:list text:style-name="LFO9" text:continue-numbering="true">
        <text:list-item>
          <text:p text:style-name="P1885">१. १. १<text:s/>एक<text:s/>दस्तावेजी<text:s/>एफओएसएस<text:s/>नीति।</text:p>
        </text:list-item>
        <text:list-item>
          <text:p text:style-name="P1886">१. १.<text:s/>२<text:s/>एक<text:s/>दस्तावेजी<text:s/>प्रक्रिया<text:s/>जो<text:s/>सॉफ्टवेयर<text:s/>कर्मचारियों<text:s/>को<text:s/>एफओएसएस<text:s/>नीति<text:s/>के<text:s/>अस्तित्व<text:s/>के<text:s/>बारे<text:s/>में<text:s/>जागरूक<text:s/>करती<text:s/>है<text:s/>(उदाहरण<text:s/>के<text:s/>लिए,<text:s/>प्रशिक्षण,<text:s/>आंतरिक<text:s/>विकी,<text:s/>या<text:s/>अन्य<text:s/>व्यावहारिक<text:s/>संचार<text:s/>विधि<text:s/>के<text:s/>माध्यम<text:s/>से) ।</text:p>
        </text:list-item>
      </text:list>
      <text:p text:style-name="P1887">औचित्य:</text:p>
      <text:p text:style-name="P1888"><text:span text:style-name="T1889">यह</text:span><text:span text:style-name="T1890"><text:s/></text:span><text:span text:style-name="T1891">सुनिश्चित</text:span><text:span text:style-name="T1892"><text:s/></text:span><text:span text:style-name="T1893">करने</text:span><text:span text:style-name="T1894"><text:s/></text:span><text:span text:style-name="T1895">के</text:span><text:span text:style-name="T1896"><text:s/></text:span><text:span text:style-name="T1897">लिए</text:span><text:span text:style-name="T1898"><text:s/></text:span><text:span text:style-name="T1899">कि</text:span><text:span text:style-name="T1900"><text:s/></text:span><text:span text:style-name="T1901">एफओएसएस</text:span><text:span text:style-name="T1902"><text:s/></text:span><text:span text:style-name="T1903">नीति</text:span><text:span text:style-name="T1904"><text:s/></text:span><text:span text:style-name="T1905">का</text:span><text:span text:style-name="T1906"><text:s/></text:span><text:s/><text:span text:style-name="T1907">निर्माण</text:span><text:span text:style-name="T1908"><text:s/></text:span><text:span text:style-name="T1909">करने</text:span><text:span text:style-name="T1910">,<text:s/></text:span><text:span text:style-name="T1911">लिपिबद्ध</text:span><text:span text:style-name="T1912"><text:s/></text:span><text:span text:style-name="T1913">करने और</text:span><text:span text:style-name="T1914"><text:s/></text:span><text:span text:style-name="T1915">इस<text:s/></text:span><text:span text:style-name="T1916">के</text:span><text:span text:style-name="T1917"><text:s/></text:span><text:span text:style-name="T1918">अस्तित्व</text:span><text:span text:style-name="T1919"><text:s/></text:span><text:span text:style-name="T1920">के</text:span><text:span text:style-name="T1921"><text:s/></text:span><text:span text:style-name="T1922">बारे</text:span><text:span text:style-name="T1923"><text:s/></text:span><text:span text:style-name="T1924">में</text:span><text:span text:style-name="T1925"><text:s/></text:span><text:span text:style-name="T1926">सॉफ्टवेयर</text:span><text:span text:style-name="T1927"><text:s/></text:span><text:span text:style-name="T1928">कर्मचारियों</text:span><text:span text:style-name="T1929"><text:s/></text:span><text:span text:style-name="T1930">को</text:span><text:span text:style-name="T1931"><text:s/></text:span><text:span text:style-name="T1932">अवगत</text:span><text:span text:style-name="T1933"><text:s/></text:span><text:span text:style-name="T1934">कराने</text:span><text:span text:style-name="T1935"><text:s/></text:span><text:span text:style-name="T1936">के</text:span><text:span text:style-name="T1937"><text:s/></text:span><text:span text:style-name="T1938">लिए</text:span><text:span text:style-name="T1939"><text:s/></text:span><text:span text:style-name="T1940">कदम</text:span><text:span text:style-name="T1941"><text:s/></text:span><text:span text:style-name="T1942">उठाए</text:span><text:span text:style-name="T1943"><text:s/></text:span><text:span text:style-name="T1944">जाएं।</text:span><text:span text:style-name="T1945"><text:s/></text:span><text:span text:style-name="T1946">हालांकि</text:span><text:span text:style-name="T1947"><text:s/></text:span><text:span text:style-name="T1948">नीति<text:s/></text:span><text:span text:style-name="T1949">में</text:span><text:span text:style-name="T1950"><text:s/></text:span><text:span text:style-name="T1951">क्या</text:span><text:span text:style-name="T1952"><text:s/></text:span><text:span text:style-name="T1953">समाविष्ट<text:s/></text:span><text:span text:style-name="T1954">किया</text:span><text:span text:style-name="T1955"><text:s/></text:span><text:span text:style-name="T1956">जाना</text:span><text:span text:style-name="T1957"><text:s/></text:span><text:span text:style-name="T1958">चाहिए</text:span><text:span text:style-name="T1959">,<text:s/></text:span><text:span text:style-name="T1960">इस</text:span><text:span text:style-name="T1961"><text:s/></text:span><text:span text:style-name="T1962">पर</text:span><text:span text:style-name="T1963"><text:s/></text:span><text:span text:style-name="T1964">कोई</text:span><text:span text:style-name="T1965"><text:s/></text:span><text:span text:style-name="T1966">आवश्यकता</text:span><text:span text:style-name="T1967"><text:s/></text:span><text:span text:style-name="T1968">नहीं</text:span><text:span text:style-name="T1969"><text:s/></text:span><text:span text:style-name="T1970">दी</text:span><text:span text:style-name="T1971"><text:s/></text:span><text:span text:style-name="T1972">गई</text:span><text:span text:style-name="T1973"><text:s/></text:span><text:span text:style-name="T1974">है</text:span><text:span text:style-name="T1975">,<text:s/></text:span><text:span text:style-name="T1976">अन्य</text:span><text:span text:style-name="T1977"><text:s/></text:span><text:span text:style-name="T1978">अनुभाग</text:span><text:span text:style-name="T1979"><text:s/></text:span><text:span text:style-name="T1980">नीति</text:span><text:span text:style-name="T1981"><text:s/></text:span><text:span text:style-name="T1982">पर</text:span><text:span text:style-name="T1983"><text:s/></text:span><text:span text:style-name="T1984">आवश्यकताओं</text:span><text:span text:style-name="T1985"><text:s/></text:span><text:span text:style-name="T1986">को</text:span><text:span text:style-name="T1987"><text:s/></text:span><text:span text:style-name="T1988">लागू</text:span><text:span text:style-name="T1989"><text:s/></text:span><text:span text:style-name="T1990">कर</text:span><text:span text:style-name="T1991"><text:s/></text:span><text:span text:style-name="T1992">सकते</text:span><text:span text:style-name="T1993"><text:s/></text:span><text:span text:style-name="T1994">हैं।</text:span></text:p>
      <text:p text:style-name="P1995"/>
      <text:p text:style-name="P1996"><text:span text:style-name="T1997">१</text:span><text:span text:style-name="T1998">.</text:span><text:span text:style-name="T1999"><text:s/></text:span><text:span text:style-name="T2000">२</text:span><text:span text:style-name="T2001"><text:s/></text:span><text:span text:style-name="T2002">सभी</text:span><text:span text:style-name="T2003"><text:s/></text:span><text:span text:style-name="T2004">सॉफ्टवेयर</text:span><text:span text:style-name="T2005"><text:s/></text:span><text:span text:style-name="T2006">कर्मचारियों</text:span><text:span text:style-name="T2007"><text:s/></text:span><text:span text:style-name="T2008">के</text:span><text:span text:style-name="T2009"><text:s/></text:span><text:span text:style-name="T2010">लिए</text:span><text:span text:style-name="T2011"><text:s/></text:span><text:span text:style-name="T2012">अनिवार्य</text:span><text:span text:style-name="T2013"><text:s/></text:span><text:span text:style-name="T2014">एफओएसएस</text:span><text:span text:style-name="T2015"><text:s/></text:span><text:span text:style-name="T2016">प्रशिक्षण</text:span><text:span text:style-name="T2017"><text:s/></text:span><text:span text:style-name="T2018">इस</text:span><text:span text:style-name="T2019"><text:s/></text:span><text:span text:style-name="T2020">प्रकार</text:span><text:span text:style-name="T2021"><text:s/></text:span><text:span text:style-name="T2022">विद्यमान</text:span><text:span text:style-name="T2023"><text:s/></text:span><text:span text:style-name="T2024">है</text:span><text:span text:style-name="T2025"><text:s/></text:span><text:span text:style-name="T2026">कि</text:span><text:span text:style-name="T2027">:</text:span></text:p>
      <text:list text:style-name="LFO15" text:continue-numbering="true">
        <text:list-item>
          <text:p text:style-name="P2028"><text:span text:style-name="T2029">प्रशिक्षण,<text:s/></text:span><text:span text:style-name="T2030">कम</text:span><text:span text:style-name="T2031"><text:s/></text:span><text:span text:style-name="T2032">से</text:span><text:span text:style-name="T2033"><text:s/></text:span><text:span text:style-name="T2034">कम</text:span><text:span text:style-name="T2035">,<text:s/></text:span><text:span text:style-name="T2036">निम्नलिखित</text:span><text:span text:style-name="T2037"><text:s/></text:span><text:span text:style-name="T2038">विषयों</text:span><text:span text:style-name="T2039"><text:s/></text:span><text:span text:style-name="T2040">को</text:span><text:span text:style-name="T2041"><text:s/></text:span><text:span text:style-name="T2042">समाविष्ट</text:span><text:span text:style-name="T2043"><text:s/></text:span><text:span text:style-name="T2044">करता</text:span><text:span text:style-name="T2045"><text:s/></text:span><text:span text:style-name="T2046">है</text:span><text:span text:style-name="T2047">:</text:span></text:p>
        </text:list-item>
      </text:list>
      <text:list text:style-name="LFO16" text:continue-numbering="true">
        <text:list-item>
          <text:p text:style-name="P2048">एफओएसएस<text:s/>नीति<text:s/>और<text:s/>एक<text:s/>प्रतिलिपि<text:s/>कहां<text:s/>मिलें;</text:p>
        </text:list-item>
        <text:list-item>
          <text:p text:style-name="P2049">एफओएसएस<text:s/>और<text:s/>एफओएसएस<text:s/>लाइसेंस<text:s/>से<text:s/>संबंधित<text:s/>बौद्धिक<text:s/>संपदा<text:s/>कानून<text:s/>की<text:s/>मूल<text:s/>बातें;</text:p>
        </text:list-item>
        <text:list-item>
          <text:p text:style-name="P2050">एफओएसएस<text:s/>लाइसेंसिंग<text:s/>अवधारणाओं<text:s/>(अनुमोदित<text:s/>और<text:s/>कॉपीलेफ्ट<text:s/>लाइसेंस<text:s/>की<text:s/>अवधारणाओं<text:s/>सहित);</text:p>
        </text:list-item>
        <text:list-item>
          <text:p text:style-name="P2051"><text:span text:style-name="T2052">एफओएसएस</text:span><text:span text:style-name="T2053"><text:s/></text:span><text:span text:style-name="T2054">परियोजना</text:span><text:span text:style-name="T2055"><text:s/></text:span><text:span text:style-name="T2056">लाइसेंसिंग</text:span><text:span text:style-name="T2057"><text:s/></text:span><text:span text:style-name="T2058">प्रतिरूप</text:span><text:span text:style-name="T2059">;</text:span></text:p>
        </text:list-item>
        <text:list-item>
          <text:p text:style-name="P2060">विशेष<text:s/>रूप<text:s/>से<text:s/>एफओएसएस<text:s/>अनुपालन<text:s/>से<text:s/>संबंधित,<text:s/>और<text:s/>सामान्य<text:s/>रूप<text:s/>से<text:s/>एफओएसएस<text:s/>नीति<text:s/>से<text:s/>संबंधित<text:s/>सॉफ्टवेयर<text:s/>कर्मचारी<text:s/>की भूमिकाएं<text:s/>और<text:s/>जिम्मेदारियां;<text:s/>तथा<text:s/></text:p>
        </text:list-item>
        <text:list-item>
          <text:p text:style-name="P2061">आपूर्ति<text:s/>सॉफ्टवेयर<text:s/>में<text:s/>निहित<text:s/>एफओएसएस<text:s/>घटकों<text:s/>की<text:s/>पहचान,<text:s/>अभिलेखन<text:s/>और<text:s/>/<text:s/>या<text:s/>मार्गन<text:s/>की<text:s/>प्रक्रिया।</text:p>
        </text:list-item>
      </text:list>
      <text:list text:style-name="LFO15" text:continue-numbering="true">
        <text:list-item>
          <text:p text:style-name="P2062">सॉफ़्टवेयर<text:s/><text:bookmark-start text:name="_Hlk526712896"/>कर्मचारी<text:bookmark-end text:name="_Hlk526712896"/><text:s/>ने<text:s/>पिछले<text:s/>२४<text:s/>महीनों<text:s/>के<text:s/>भीतर<text:s/>एफओएसएस<text:s/>प्रशिक्षण<text:s/>पूरा<text:s/>कर<text:s/>लिया<text:s/>होगा<text:s/>जिसे<text:s/>वर्तमान<text:s/>("वर्तमान<text:s/>में<text:s/>प्रशिक्षित")<text:s/>माना<text:s/>जाएगा।<text:s/>सॉफ्टवेयर<text:s/>कर्मचारी<text:s/>के<text:s/>प्रशिक्षण<text:s/>की<text:s/>आवश्यकता<text:s/>को<text:s/>पूरा<text:s/>करने<text:s/>के<text:s/>लिए<text:s/>एक<text:s/>परीक्षा<text:s/>का<text:s/>उपयोग<text:s/>किया<text:s/>जा<text:s/>सकता<text:s/>है।</text:p>
        </text:list-item>
      </text:list>
      <text:p text:style-name="P2063">सत्यापन<text:s/>सामग्रियां:<text:s/></text:p>
      <text:list text:style-name="LFO17" text:continue-numbering="true">
        <text:list-item>
          <text:p text:style-name="P2064">१.<text:s/>२. १<text:s/>उपरोक्त<text:s/>विषयों<text:s/>को<text:s/>आच्छादन<text:s/>करने<text:s/>वाली<text:s/>एफओएसएस<text:s/>प्रशिक्षण<text:s/>सामग्री<text:s/>(उदाहरण<text:s/>के<text:s/>लिए,<text:s/>स्लाइड<text:s/>डेक,<text:s/>ऑनलाइन<text:s/>पाठ्यक्रम,<text:s/>या<text:s/>अन्य<text:s/>प्रशिक्षण<text:s/>सामग्री) ।<text:s/></text:p>
        </text:list-item>
        <text:list-item>
          <text:p text:style-name="P2065">१.<text:s/>२.<text:s/>२<text:s/>सॉफ्टवेयर<text:s/>कर्मचारी<text:s/>के<text:s/>प्रशिक्षण<text:s/>पूर्णता का मार्गन<text:s/>करने<text:s/>के<text:s/>लिए<text:s/>दस्तावेजीकृत<text:s/>विधि।</text:p>
        </text:list-item>
        <text:list-item>
          <text:p text:style-name="P2066"><text:span text:style-name="T2067">१</text:span><text:span text:style-name="T2068">.</text:span><text:span text:style-name="T2069"><text:s/></text:span><text:span text:style-name="T2070">२.<text:s/></text:span><text:span text:style-name="T2071">३</text:span><text:span text:style-name="T2072"><text:s/></text:span><text:span text:style-name="T2073">ऊपर</text:span><text:span text:style-name="T2074"><text:s/></text:span><text:span text:style-name="T2075">दी</text:span><text:span text:style-name="T2076"><text:s/></text:span><text:span text:style-name="T2077">गई</text:span><text:span text:style-name="T2078"><text:s/></text:span><text:span text:style-name="T2079">परिभाषा</text:span><text:span text:style-name="T2080"><text:s/></text:span><text:span text:style-name="T2081">के</text:span><text:span text:style-name="T2082"><text:s/></text:span><text:span text:style-name="T2083">अनुसार</text:span><text:span text:style-name="T2084">,<text:s/></text:span><text:span text:style-name="T2085">कम</text:span><text:span text:style-name="T2086"><text:s/></text:span><text:span text:style-name="T2087">से</text:span><text:span text:style-name="T2088"><text:s/></text:span><text:span text:style-name="T2089">कम</text:span><text:span text:style-name="T2090"><text:s/></text:span><text:span text:style-name="T2091">८५</text:span><text:span text:style-name="T2092">%<text:s/></text:span><text:span text:style-name="T2093">सॉफ्टवेयर</text:span><text:span text:style-name="T2094"><text:s/></text:span><text:span text:style-name="T2095">कर्मचारी</text:span><text:span text:style-name="T2096"><text:s/></text:span><text:span text:style-name="T2097">वर्तमान</text:span><text:span text:style-name="T2098"><text:s/></text:span><text:span text:style-name="T2099">में</text:span><text:span text:style-name="T2100"><text:s/></text:span><text:span text:style-name="T2101">प्रशिक्षित</text:span><text:span text:style-name="T2102"><text:s/></text:span><text:span text:style-name="T2103">हैं।</text:span><text:span text:style-name="T2104"><text:s/></text:span><text:span text:style-name="T2105">जरूरी</text:span><text:span text:style-name="T2106"><text:s/></text:span><text:span text:style-name="T2107">नहीं</text:span><text:span text:style-name="T2108"><text:s/></text:span><text:span text:style-name="T2109">कि</text:span><text:span text:style-name="T2110"><text:s/></text:span><text:span text:style-name="T2111">यह<text:s/></text:span><text:span text:style-name="T2112">८५</text:span><text:span text:style-name="T2113">%<text:s/></text:span><text:span text:style-name="T2114"><text:s/></text:span><text:span text:style-name="T2115"><text:s/></text:span><text:span text:style-name="T2116">पूरीसंस्था</text:span><text:span text:style-name="T2117"><text:s/></text:span><text:span text:style-name="T2118">के</text:span><text:span text:style-name="T2119"><text:s/></text:span><text:span text:style-name="T2120">सन्दर्भ में<text:s/></text:span><text:span text:style-name="T2121">किया</text:span><text:s/><text:span text:style-name="T2122">जाये</text:span><text:span text:style-name="T2123">,<text:s/></text:span><text:span text:style-name="T2124">परन्तु<text:s/></text:span><text:span text:style-name="T2125">ओपनचेन</text:span><text:span text:style-name="T2126"><text:s/></text:span><text:span text:style-name="T2127">अनुरूपता<text:s/></text:span><text:span text:style-name="T2128">योजना<text:s/></text:span><text:span text:style-name="T2129">द्वारा</text:span><text:span text:style-name="T2130"><text:s/></text:span><text:span text:style-name="T2131">शासित<text:s/></text:span><text:span text:style-name="T2132">सॉफ़्टवेयर</text:span><text:span text:style-name="T2133"><text:s/></text:span><text:span text:style-name="T2134">कर्मचारियों</text:span><text:span text:style-name="T2135"><text:s/></text:span><text:span text:style-name="T2136">की</text:span><text:span text:style-name="T2137"><text:s/></text:span><text:span text:style-name="T2138">कुल</text:span><text:span text:style-name="T2139"><text:s/></text:span><text:span text:style-name="T2140">संख्या</text:span><text:span text:style-name="T2141"><text:s/></text:span><text:span text:style-name="T2142">के</text:span><text:span text:style-name="T2143"><text:s/></text:span><text:span text:style-name="T2144">संबंध</text:span><text:span text:style-name="T2145"><text:s/></text:span><text:span text:style-name="T2146">में</text:span><text:span text:style-name="T2147"><text:s/></text:span><text:span text:style-name="T2148">हो</text:span><text:span text:style-name="T2149"><text:s/></text:span><text:span text:style-name="T2150">सकता</text:span><text:span text:style-name="T2151"><text:s/></text:span><text:span text:style-name="T2152">है।</text:span><text:span text:style-name="T2153"><text:s/></text:span></text:p>
        </text:list-item>
      </text:list>
      <text:p text:style-name="P2154"/>
      <text:p text:style-name="P2155">औचित्य:</text:p>
      <text:p text:style-name="P2156"><text:span text:style-name="T2157">यह</text:span><text:span text:style-name="T2158"><text:s/></text:span><text:span text:style-name="T2159">सुनिश्चित</text:span><text:span text:style-name="T2160"><text:s/></text:span><text:span text:style-name="T2161">करने</text:span><text:span text:style-name="T2162"><text:s/></text:span><text:span text:style-name="T2163">के</text:span><text:span text:style-name="T2164"><text:s/></text:span><text:span text:style-name="T2165">लिए</text:span><text:span text:style-name="T2166"><text:s/></text:span><text:span text:style-name="T2167">कि</text:span><text:span text:style-name="T2168"><text:s/></text:span><text:span text:style-name="T2169">सॉफ्टवेयर</text:span><text:span text:style-name="T2170"><text:s/></text:span><text:span text:style-name="T2171">कर्मचारी</text:span><text:span text:style-name="T2172"><text:s/></text:span><text:span text:style-name="T2173">ने</text:span><text:span text:style-name="T2174"><text:s/></text:span><text:span text:style-name="T2175">समीप</text:span><text:span text:style-name="T2176"><text:s/></text:span><text:span text:style-name="T2177">काल</text:span><text:span text:style-name="T2178"><text:s/></text:span><text:span text:style-name="T2179">में</text:span><text:span text:style-name="T2180"><text:s/></text:span><text:span text:style-name="T2181">एफओएसएस</text:span><text:span text:style-name="T2182"><text:s/></text:span><text:span text:style-name="T2183">प्रशिक्षण</text:span><text:span text:style-name="T2184"><text:s/></text:span><text:span text:style-name="T2185">में</text:span><text:span text:style-name="T2186"><text:s/></text:span><text:span text:style-name="T2187">भाग</text:span><text:span text:style-name="T2188"><text:s/></text:span><text:span text:style-name="T2189">लिया</text:span><text:span text:style-name="T2190"><text:s/></text:span><text:span text:style-name="T2191">है</text:span><text:span text:style-name="T2192"><text:s/></text:span><text:span text:style-name="T2193">और</text:span><text:span text:style-name="T2194"><text:s/></text:span><text:span text:style-name="T2195">प्रशिक्षण</text:span><text:span text:style-name="T2196"><text:s/></text:span><text:span text:style-name="T2197">में</text:span><text:span text:style-name="T2198"><text:s/></text:span><text:span text:style-name="T2199">प्रासंगिक</text:span><text:span text:style-name="T2200"><text:s/></text:span><text:span text:style-name="T2201">एफओएसएस</text:span><text:span text:style-name="T2202"><text:s/></text:span><text:span text:style-name="T2203">विषयों</text:span><text:span text:style-name="T2204"><text:s/></text:span><text:span text:style-name="T2205">का</text:span><text:span text:style-name="T2206"><text:s/></text:span><text:span text:style-name="T2207">एक</text:span><text:span text:style-name="T2208"><text:s/></text:span><text:span text:style-name="T2209">मूल</text:span><text:span text:style-name="T2210"><text:s/></text:span><text:span text:style-name="T2211">सेट</text:span><text:span text:style-name="T2212"><text:s/></text:span><text:span text:style-name="T2213">समाविष्ट</text:span><text:span text:style-name="T2214"><text:s/></text:span><text:span text:style-name="T2215"><text:s/></text:span><text:span text:style-name="T2216">किया</text:span><text:span text:style-name="T2217"><text:s/></text:span><text:span text:style-name="T2218">गया</text:span><text:span text:style-name="T2219"><text:s/></text:span><text:span text:style-name="T2220">था।</text:span><text:span text:style-name="T2221"><text:s/></text:span><text:span text:style-name="T2222">इसका</text:span><text:span text:style-name="T2223"><text:s/></text:span><text:span text:style-name="T2224">उद्देश्य</text:span><text:span text:style-name="T2225"><text:s/></text:span><text:span text:style-name="T2226">यह</text:span><text:span text:style-name="T2227"><text:s/></text:span><text:span text:style-name="T2228">सुनिश्चित</text:span><text:span text:style-name="T2229"><text:s/></text:span><text:span text:style-name="T2230">करना</text:span><text:span text:style-name="T2231"><text:s/></text:span><text:span text:style-name="T2232">है</text:span><text:span text:style-name="T2233"><text:s/></text:span><text:span text:style-name="T2234">कि</text:span><text:span text:style-name="T2235"><text:s/></text:span><text:span text:style-name="T2236">विषयों</text:span><text:span text:style-name="T2237"><text:s/></text:span><text:span text:style-name="T2238">के</text:span><text:span text:style-name="T2239"><text:s/></text:span><text:span text:style-name="T2240">मूल</text:span><text:span text:style-name="T2241"><text:s/></text:span><text:span text:style-name="T2242">आधार</text:span><text:span text:style-name="T2243"><text:s/></text:span><text:span text:style-name="T2244">स्तर</text:span><text:span text:style-name="T2245"><text:s/></text:span><text:span text:style-name="T2246">के</text:span><text:span text:style-name="T2247"><text:s/></text:span><text:span text:style-name="T2248">सेट</text:span><text:span text:style-name="T2249"><text:s/></text:span><text:span text:style-name="T2250">को</text:span><text:span text:style-name="T2251"><text:s/></text:span><text:span text:style-name="T2252"><text:s/></text:span><text:span text:style-name="T2253">समाविष्ट</text:span><text:span text:style-name="T2254">किया</text:span><text:span text:style-name="T2255"><text:s/></text:span><text:span text:style-name="T2256">गया</text:span><text:span text:style-name="T2257"><text:s/></text:span><text:span text:style-name="T2258">हो</text:span><text:span text:style-name="T2259">,</text:span><text:span text:style-name="T2260"><text:s/></text:span><text:span text:style-name="T2261">परन्तु</text:span><text:span text:style-name="T2262"><text:s/></text:span><text:span text:style-name="T2263"><text:s/></text:span><text:span text:style-name="T2264">एक</text:span><text:span text:style-name="T2265"><text:s/></text:span><text:span text:style-name="T2266">प्ररूपी</text:span><text:span text:style-name="T2267"><text:s/></text:span><text:span text:style-name="T2268">प्रशिक्षण</text:span><text:span text:style-name="T2269"><text:s/></text:span><text:span text:style-name="T2270">कार्यक्रम</text:span><text:span text:style-name="T2271"><text:s/></text:span><text:span text:style-name="T2272">यहां</text:span><text:span text:style-name="T2273"><text:s/></text:span><text:span text:style-name="T2274">दी</text:span><text:span text:style-name="T2275"><text:s/></text:span><text:span text:style-name="T2276">गई<text:s/></text:span><text:span text:style-name="T2277">आवश्यकता</text:span><text:span text:style-name="T2278"><text:s/></text:span><text:span text:style-name="T2279">से</text:span><text:span text:style-name="T2280"><text:s/></text:span><text:span text:style-name="T2281">अधिक</text:span><text:span text:style-name="T2282"><text:s/></text:span><text:span text:style-name="T2283">व्यापक</text:span><text:span text:style-name="T2284"><text:s/></text:span><text:span text:style-name="T2285">होगा।</text:span></text:p>
      <text:p text:style-name="P2286"/>
      <text:soft-page-break/>
      <text:p text:style-name="P2287"><text:span text:style-name="T2288">१</text:span><text:span text:style-name="T2289">.</text:span><text:span text:style-name="T2290"><text:s/></text:span><text:span text:style-name="T2291">३</text:span><text:span text:style-name="T2292"><text:s/></text:span><text:span text:style-name="T2293">प्रत्येक</text:span><text:span text:style-name="T2294"><text:s/></text:span><text:span text:style-name="T2295">निर्धारित<text:s/></text:span><text:span text:style-name="T2296">लाइसेंस</text:span><text:span text:style-name="T2297"><text:s/></text:span><text:span text:style-name="T2298">द्वारा</text:span><text:span text:style-name="T2299"><text:s/></text:span><text:span text:style-name="T2300">दिए</text:span><text:span text:style-name="T2301"><text:s/></text:span><text:span text:style-name="T2302">गए</text:span><text:span text:style-name="T2303"><text:s/></text:span><text:span text:style-name="T2304">दायित्वों</text:span><text:span text:style-name="T2305">,<text:s/></text:span><text:span text:style-name="T2306">प्रतिबंधों</text:span><text:span text:style-name="T2307"><text:s/></text:span><text:span text:style-name="T2308">और</text:span><text:span text:style-name="T2309"><text:s/></text:span><text:span text:style-name="T2310">अधिकारों</text:span><text:span text:style-name="T2311"><text:s/></text:span><text:span text:style-name="T2312">को</text:span><text:span text:style-name="T2313"><text:s/></text:span><text:span text:style-name="T2314">पहचानने<text:s/></text:span><text:span text:style-name="T2315">के</text:span><text:span text:style-name="T2316"><text:s/></text:span><text:span text:style-name="T2317">लिए</text:span><text:span text:style-name="T2318"><text:s/></text:span><text:span text:style-name="T2319">समीक्षा</text:span><text:span text:style-name="T2320"><text:s/></text:span><text:span text:style-name="T2321">की</text:span><text:span text:style-name="T2322"><text:s/></text:span><text:span text:style-name="T2323">एक</text:span><text:span text:style-name="T2324"><text:s/></text:span><text:span text:style-name="T2325">प्रक्रिया</text:span><text:span text:style-name="T2326"><text:s/></text:span><text:span text:style-name="T2327">विद्यमान<text:s/></text:span><text:span text:style-name="T2328">है।</text:span></text:p>
      <text:p text:style-name="P2329">सत्यापन<text:s/>सामग्रियां:</text:p>
      <text:list text:style-name="LFO17" text:continue-numbering="true">
        <text:list-item>
          <text:p text:style-name="P2330"><text:span text:style-name="T2331">१</text:span><text:span text:style-name="T2332">.</text:span><text:span text:style-name="T2333"><text:s/></text:span><text:span text:style-name="T2334">३</text:span><text:span text:style-name="T2335">. १</text:span><text:span text:style-name="T2336"><text:s/></text:span><text:span text:style-name="T2337">एक</text:span><text:span text:style-name="T2338"><text:s/></text:span><text:span text:style-name="T2339">दस्तावेजी</text:span><text:span text:style-name="T2340"><text:s/></text:span><text:span text:style-name="T2341">प्रक्रिया</text:span><text:span text:style-name="T2342"><text:s/></text:span><text:span text:style-name="T2343">जो</text:span><text:span text:style-name="T2344"><text:s/></text:span><text:span text:style-name="T2345">प्रत्येक</text:span><text:span text:style-name="T2346"><text:s/></text:span><text:s/><text:span text:style-name="T2347">निर्धारित</text:span><text:span text:style-name="T2348">लाइसेंस</text:span><text:span text:style-name="T2349"><text:s/></text:span><text:span text:style-name="T2350">द्वारा</text:span><text:span text:style-name="T2351"><text:s/></text:span><text:span text:style-name="T2352">दिए</text:span><text:span text:style-name="T2353"><text:s/></text:span><text:span text:style-name="T2354">गए</text:span><text:span text:style-name="T2355"><text:s/></text:span><text:span text:style-name="T2356">दायित्वों</text:span><text:span text:style-name="T2357">,<text:s/></text:span><text:span text:style-name="T2358">प्रतिबंधों</text:span><text:span text:style-name="T2359"><text:s/></text:span><text:span text:style-name="T2360">और</text:span><text:span text:style-name="T2361"><text:s/></text:span><text:span text:style-name="T2362">अधिकारों</text:span><text:span text:style-name="T2363"><text:s/></text:span><text:span text:style-name="T2364">की</text:span><text:span text:style-name="T2365"><text:s/></text:span><text:span text:style-name="T2366">समीक्षा</text:span><text:span text:style-name="T2367"><text:s/></text:span><text:span text:style-name="T2368">और</text:span><text:span text:style-name="T2369"><text:s/></text:span><text:span text:style-name="T2370">दस्तावेज़ीकरण</text:span><text:span text:style-name="T2371"><text:s/></text:span><text:span text:style-name="T2372"><text:s/></text:span><text:span text:style-name="T2373">करें</text:span><text:span text:style-name="T2374">।</text:span></text:p>
        </text:list-item>
      </text:list>
      <text:p text:style-name="P2375">औचित्य:</text:p>
      <text:p text:style-name="P2376"><text:span text:style-name="T2377">यह</text:span><text:span text:style-name="T2378"><text:s/></text:span><text:span text:style-name="T2379">सुनिश्चित</text:span><text:span text:style-name="T2380"><text:s/></text:span><text:span text:style-name="T2381">करने</text:span><text:span text:style-name="T2382"><text:s/></text:span><text:span text:style-name="T2383">के</text:span><text:span text:style-name="T2384"><text:s/></text:span><text:span text:style-name="T2385">लिए</text:span><text:span text:style-name="T2386"><text:s/></text:span><text:span text:style-name="T2387">कि</text:span><text:span text:style-name="T2388"><text:s/></text:span><text:span text:style-name="T2389">विभिन्न</text:span><text:span text:style-name="T2390"><text:s/></text:span><text:span text:style-name="T2391">उपयोग</text:span><text:span text:style-name="T2392"><text:s/></text:span><text:span text:style-name="T2393">परिस्थिति<text:s/></text:span><text:span text:style-name="T2394">के</text:span><text:span text:style-name="T2395"><text:s/></text:span><text:span text:style-name="T2396">लिए</text:span><text:span text:style-name="T2397"><text:s/></text:span><text:span text:style-name="T2398">प्रत्येक</text:span><text:span text:style-name="T2399"><text:s/></text:span><text:span text:style-name="T2400">निर्धारित</text:span><text:span text:style-name="T2401"><text:s/></text:span><text:span text:style-name="T2402">लाइसेंस</text:span><text:span text:style-name="T2403"><text:s/></text:span><text:span text:style-name="T2404">के</text:span><text:span text:style-name="T2405"><text:s/></text:span><text:span text:style-name="T2406">दायित्वों</text:span><text:span text:style-name="T2407"><text:s/></text:span><text:span text:style-name="T2408">की</text:span><text:span text:style-name="T2409"><text:s/></text:span><text:span text:style-name="T2410">समीक्षा</text:span><text:span text:style-name="T2411"><text:s/></text:span><text:span text:style-name="T2412">और</text:span><text:span text:style-name="T2413"><text:s/></text:span><text:span text:style-name="T2414">पहचान</text:span><text:span text:style-name="T2415"><text:s/></text:span><text:span text:style-name="T2416">करने</text:span><text:span text:style-name="T2417"><text:s/></text:span><text:s/><text:span text:style-name="T2418">की</text:span><text:span text:style-name="T2419">एक</text:span><text:span text:style-name="T2420"><text:s/></text:span><text:span text:style-name="T2421">प्रक्रिया</text:span><text:span text:style-name="T2422"><text:s/></text:span><text:span text:style-name="T2423">विद्यमान<text:s/></text:span><text:span text:style-name="T2424">है।</text:span></text:p>
      <text:p text:style-name="P2425"/>
      <text:p text:style-name="P2426"/>
      <text:p text:style-name="P2427"/>
      <text:p text:style-name="P2428"/>
      <text:p text:style-name="P2429"/>
      <text:p text:style-name="P2430"/>
      <text:p text:style-name="P2431"/>
      <text:p text:style-name="P2432"/>
      <text:p text:style-name="P2433"/>
      <text:p text:style-name="P2434"/>
      <text:p text:style-name="P2435"/>
      <text:p text:style-name="P2436"/>
      <text:p text:style-name="P2437"/>
      <text:p text:style-name="P2438"/>
      <text:p text:style-name="P2439"/>
      <text:p text:style-name="P2440"/>
      <text:p text:style-name="P2441"/>
      <text:p text:style-name="P2442"/>
      <text:p text:style-name="P2443"/>
      <text:p text:style-name="P2444"/>
      <text:p text:style-name="P2445"/>
      <text:p text:style-name="P2446"/>
      <text:p text:style-name="P2447"/>
      <text:p text:style-name="P2448"><text:s/><text:span text:style-name="T2449">उद्देश्य</text:span><text:span text:style-name="T2450"><text:s/></text:span><text:span text:style-name="T2451">२</text:span><text:span text:style-name="T2452">:<text:s/></text:span><text:span text:style-name="T2453">अनुपालन</text:span><text:span text:style-name="T2454"><text:s/></text:span><text:span text:style-name="T2455">प्राप्त</text:span><text:span text:style-name="T2456"><text:s/></text:span><text:span text:style-name="T2457">करने</text:span><text:span text:style-name="T2458"><text:s/></text:span><text:span text:style-name="T2459">के</text:span><text:span text:style-name="T2460"><text:s/></text:span><text:span text:style-name="T2461">लिए</text:span><text:span text:style-name="T2462"><text:s/></text:span><text:span text:style-name="T2463">उत्तरदायित्व<text:s/></text:span><text:span text:style-name="T2464">सौंपें</text:span><text:span text:style-name="T2465"><text:s/></text:span></text:p>
      <text:soft-page-break/>
      <text:p text:style-name="P2466">२.<text:s/>१<text:s/>बाहरी<text:s/>एफओएसएस<text:s/>संपर्क<text:s/>कार्य<text:s/>("एफओएसएस<text:s/>संपर्क")<text:s/>की<text:s/>पहचान<text:s/>करें।</text:p>
      <text:list text:style-name="LFO21" text:continue-numbering="true">
        <text:list-item>
          <text:p text:style-name="P2467"><text:span text:style-name="T2468">बाहरी</text:span><text:span text:style-name="T2469"><text:s/></text:span><text:span text:style-name="T2470">एफओएसएस</text:span><text:span text:style-name="T2471"><text:s/></text:span><text:span text:style-name="T2472">पूछताछ</text:span><text:span text:style-name="T2473"><text:s/></text:span><text:span text:style-name="T2474">प्राप्त</text:span><text:span text:style-name="T2475"><text:s/></text:span><text:span text:style-name="T2476">करने</text:span><text:span text:style-name="T2477"><text:s/></text:span><text:span text:style-name="T2478">के</text:span><text:span text:style-name="T2479"><text:s/></text:span><text:span text:style-name="T2480">लिए</text:span><text:span text:style-name="T2481"><text:s/></text:span><text:span text:style-name="T2482">उत्तरदायी<text:s/></text:span><text:span text:style-name="T2483">व्यक्तियों</text:span><text:span text:style-name="T2484"><text:s/></text:span><text:span text:style-name="T2485">को</text:span><text:span text:style-name="T2486"><text:s/></text:span><text:span text:style-name="T2487">निर्धारित<text:s/></text:span><text:span text:style-name="T2488">करें</text:span><text:span text:style-name="T2489">;</text:span></text:p>
        </text:list-item>
        <text:list-item>
          <text:p text:style-name="P2490">एफओएसएस<text:s/>संपर्क<text:s/>अधिकारी<text:s/>को<text:s/>एफओएसएस<text:s/>अनुपालन<text:s/>पूछताछ<text:s/>का<text:s/>जवाब<text:s/>देने<text:s/>के<text:s/>लिए<text:s/>व्यावसायिक<text:s/>रूप<text:s/>से<text:s/>उचित<text:s/>प्रयास<text:s/>करना<text:s/>चाहिए;<text:s/>तथा</text:p>
        </text:list-item>
        <text:list-item>
          <text:p text:style-name="P2491">सार्वजनिक<text:s/>रूप<text:s/>से<text:s/>उन<text:s/>तरीकों<text:s/>की<text:s/>पहचान<text:s/>करें<text:s/>जिनसे<text:s/>कोई<text:s/>एफओएसएस<text:s/>संपर्क<text:s/>अधिकारी<text:s/>से<text:s/>संपर्क स्थापित<text:s/>किया<text:s/>जा<text:s/>सकता<text:s/>है।</text:p>
        </text:list-item>
      </text:list>
      <text:p text:style-name="P2492">सत्यापन<text:s/>सामग्रियां:</text:p>
      <text:list text:style-name="LFO22" text:continue-numbering="true">
        <text:list-item>
          <text:p text:style-name="P2493"><text:span text:style-name="T2494">२</text:span><text:span text:style-name="T2495">.<text:s/></text:span><text:span text:style-name="T2496">१</text:span><text:span text:style-name="T2497">.<text:s/></text:span><text:span text:style-name="T2498">१</text:span><text:span text:style-name="T2499"><text:s/></text:span><text:span text:style-name="T2500">एफओएसएस</text:span><text:span text:style-name="T2501"><text:s/></text:span><text:span text:style-name="T2502">संपर्क</text:span><text:s/><text:span text:style-name="T2503">अधिकारी</text:span><text:span text:style-name="T2504"><text:s/></text:span><text:span text:style-name="T2505">की</text:span><text:span text:style-name="T2506"><text:s/></text:span><text:span text:style-name="T2507">सार्वजनिक</text:span><text:span text:style-name="T2508"><text:s/></text:span><text:span text:style-name="T2509">रूप</text:span><text:span text:style-name="T2510"><text:s/></text:span><text:span text:style-name="T2511">से</text:span><text:span text:style-name="T2512"><text:s/></text:span><text:span text:style-name="T2513">दिखाई</text:span><text:span text:style-name="T2514"><text:s/></text:span><text:span text:style-name="T2515">देने</text:span><text:span text:style-name="T2516"><text:s/></text:span><text:span text:style-name="T2517">वाली</text:span><text:span text:style-name="T2518"><text:s/></text:span><text:span text:style-name="T2519">पहचान</text:span><text:span text:style-name="T2520"><text:s/>(</text:span><text:span text:style-name="T2521">उदाहरण</text:span><text:span text:style-name="T2522"><text:s/></text:span><text:span text:style-name="T2523">के</text:span><text:span text:style-name="T2524"><text:s/></text:span><text:span text:style-name="T2525">लिए</text:span><text:span text:style-name="T2526">,<text:s/></text:span><text:span text:style-name="T2527">एक</text:span><text:span text:style-name="T2528"><text:s/></text:span><text:span text:style-name="T2529">प्रकाशित</text:span><text:span text:style-name="T2530"><text:s/></text:span><text:span text:style-name="T2531">संपर्क</text:span><text:span text:style-name="T2532"><text:s/></text:span><text:span text:style-name="T2533">ईमेल</text:span><text:span text:style-name="T2534"><text:s/></text:span><text:span text:style-name="T2535">पते</text:span><text:span text:style-name="T2536"><text:s/></text:span><text:span text:style-name="T2537">के</text:span><text:span text:style-name="T2538"><text:s/></text:span><text:span text:style-name="T2539">माध्यम</text:span><text:span text:style-name="T2540"><text:s/></text:span><text:span text:style-name="T2541">से</text:span><text:span text:style-name="T2542">,<text:s/></text:span><text:span text:style-name="T2543">या</text:span><text:span text:style-name="T2544"><text:s/></text:span><text:span text:style-name="T2545">लिनक्स</text:span><text:span text:style-name="T2546"><text:s/></text:span><text:span text:style-name="T2547">फाउंडेशन</text:span><text:span text:style-name="T2548"><text:s/></text:span><text:span text:style-name="T2549">की</text:span><text:span text:style-name="T2550"><text:s/></text:span><text:span text:style-name="T2551">ओपन</text:span><text:span text:style-name="T2552"><text:s/></text:span><text:span text:style-name="T2553">अनुपालन</text:span><text:span text:style-name="T2554"><text:s/></text:span><text:span text:style-name="T2555">निर्देशिका</text:span><text:span text:style-name="T2556">) ।</text:span></text:p>
        </text:list-item>
        <text:list-item>
          <text:p text:style-name="P2557"><text:span text:style-name="T2558">२</text:span><text:span text:style-name="T2559">.<text:s/></text:span><text:span text:style-name="T2560">१</text:span><text:span text:style-name="T2561">.<text:s/></text:span><text:span text:style-name="T2562">२</text:span><text:span text:style-name="T2563"><text:s/></text:span><text:span text:style-name="T2564">एक</text:span><text:span text:style-name="T2565"><text:s/></text:span><text:span text:style-name="T2566">आंतरिक</text:span><text:span text:style-name="T2567"><text:s/></text:span><text:span text:style-name="T2568">दस्तावेजी</text:span><text:span text:style-name="T2569"><text:s/></text:span><text:span text:style-name="T2570">प्रक्रिया</text:span><text:span text:style-name="T2571"><text:s/></text:span><text:span text:style-name="T2572">जो</text:span><text:span text:style-name="T2573"><text:s/></text:span><text:span text:style-name="T2574">एफओएसएस</text:span><text:span text:style-name="T2575"><text:s/></text:span><text:span text:style-name="T2576">अनुपालन</text:span><text:span text:style-name="T2577"><text:s/></text:span><text:span text:style-name="T2578">पूछताछ</text:span><text:span text:style-name="T2579"><text:s/></text:span><text:span text:style-name="T2580">प्राप्त</text:span><text:span text:style-name="T2581"><text:s/></text:span><text:span text:style-name="T2582">करने</text:span><text:span text:style-name="T2583"><text:s/></text:span><text:span text:style-name="T2584">का</text:span><text:span text:style-name="T2585"><text:s/></text:span><text:span text:style-name="T2586">उत्तरदायित्व<text:s/></text:span><text:span text:style-name="T2587">सौंपती</text:span><text:span text:style-name="T2588"><text:s/></text:span><text:span text:style-name="T2589">है।</text:span></text:p>
        </text:list-item>
      </text:list>
      <text:p text:style-name="P2590">औचित्य:</text:p>
      <text:p text:style-name="P2591"><text:span text:style-name="T2592">यह</text:span><text:span text:style-name="T2593"><text:s/></text:span><text:span text:style-name="T2594">सुनिश्चित</text:span><text:span text:style-name="T2595"><text:s/></text:span><text:span text:style-name="T2596">करने</text:span><text:span text:style-name="T2597"><text:s/></text:span><text:span text:style-name="T2598">के</text:span><text:span text:style-name="T2599"><text:s/></text:span><text:span text:style-name="T2600">लिए</text:span><text:span text:style-name="T2601"><text:s/></text:span><text:span text:style-name="T2602">कि</text:span><text:span text:style-name="T2603"><text:s/></text:span><text:span text:style-name="T2604">तीसरे</text:span><text:span text:style-name="T2605"><text:s/></text:span><text:span text:style-name="T2606">पक्ष</text:span><text:span text:style-name="T2607"><text:s/></text:span><text:span text:style-name="T2608">के</text:span><text:span text:style-name="T2609"><text:s/></text:span><text:span text:style-name="T2610">लिए</text:span><text:span text:style-name="T2611"><text:s/></text:span><text:span text:style-name="T2612">एफओएसएस</text:span><text:span text:style-name="T2613"><text:s/></text:span><text:span text:style-name="T2614">अनुपालन</text:span><text:span text:style-name="T2615"><text:s/></text:span><text:span text:style-name="T2616">पूछताछ</text:span><text:span text:style-name="T2617"><text:s/></text:span><text:span text:style-name="T2618">के</text:span><text:span text:style-name="T2619"><text:s/></text:span><text:span text:style-name="T2620">संबंध</text:span><text:span text:style-name="T2621"><text:s/></text:span><text:span text:style-name="T2622">में</text:span><text:span text:style-name="T2623"><text:s/></text:span><text:span text:style-name="T2624">संस्था</text:span><text:span text:style-name="T2625"><text:s/></text:span><text:span text:style-name="T2626">से</text:span><text:span text:style-name="T2627"><text:s/></text:span><text:span text:style-name="T2628">संपर्क</text:span><text:span text:style-name="T2629"><text:s/></text:span><text:span text:style-name="T2630">करने</text:span><text:span text:style-name="T2631"><text:s/></text:span><text:span text:style-name="T2632">का</text:span><text:span text:style-name="T2633"><text:s/></text:span><text:span text:style-name="T2634">एक</text:span><text:span text:style-name="T2635"><text:s/></text:span><text:span text:style-name="T2636">उचित</text:span><text:span text:style-name="T2637"><text:s/></text:span><text:span text:style-name="T2638">तरीका</text:span><text:span text:style-name="T2639"><text:s/></text:span><text:span text:style-name="T2640"><text:s/></text:span><text:span text:style-name="T2641">विद्यमान</text:span><text:span text:style-name="T2642">है</text:span><text:span text:style-name="T2643"><text:s/></text:span><text:span text:style-name="T2644">और</text:span><text:span text:style-name="T2645"><text:s/></text:span><text:span text:style-name="T2646">यह</text:span><text:span text:style-name="T2647"><text:s/></text:span><text:span text:style-name="T2648">उत्तरदायित्व<text:s/></text:span><text:span text:style-name="T2649">प्रभावी</text:span><text:span text:style-name="T2650"><text:s/></text:span><text:span text:style-name="T2651">ढंग</text:span><text:span text:style-name="T2652"><text:s/></text:span><text:span text:style-name="T2653">से</text:span><text:span text:style-name="T2654"><text:s/></text:span><text:span text:style-name="T2655">निर्धारित<text:s/></text:span><text:span text:style-name="T2656">की</text:span><text:span text:style-name="T2657"><text:s/></text:span><text:span text:style-name="T2658">गई</text:span><text:span text:style-name="T2659"><text:s/></text:span><text:span text:style-name="T2660">है।</text:span></text:p>
      <text:p text:style-name="P2661"/>
      <text:p text:style-name="P2662">२.<text:s/>२<text:s/>आंतरिक<text:s/>एफओएसएस<text:s/>अनुपालन<text:s/>भूमिका<text:s/>(ओं)<text:s/>की<text:s/>पहचान<text:s/>करें।</text:p>
      <text:list text:style-name="LFO24" text:continue-numbering="true">
        <text:list-item>
          <text:p text:style-name="P2663"><text:span text:style-name="T2664">आंतरिक</text:span><text:span text:style-name="T2665"><text:s/></text:span><text:span text:style-name="T2666">एफओएसएस</text:span><text:span text:style-name="T2667"><text:s/></text:span><text:span text:style-name="T2668">अनुपालन</text:span><text:span text:style-name="T2669"><text:s/></text:span><text:span text:style-name="T2670">के</text:span><text:span text:style-name="T2671"><text:s/></text:span><text:span text:style-name="T2672">प्रबंधन</text:span><text:span text:style-name="T2673"><text:s/></text:span><text:span text:style-name="T2674">के</text:span><text:span text:style-name="T2675"><text:s/></text:span><text:span text:style-name="T2676">लिए</text:span><text:span text:style-name="T2677"><text:s/></text:span><text:span text:style-name="T2678">उत्तरदायी<text:s/></text:span><text:span text:style-name="T2679">व्यक्तियों</text:span><text:span text:style-name="T2680"><text:s/></text:span><text:span text:style-name="T2681">को</text:span><text:span text:style-name="T2682"><text:s/></text:span><text:span text:style-name="T2683">निर्धारित</text:span><text:span text:style-name="T2684"><text:s/></text:span><text:span text:style-name="T2685">करें।</text:span><text:span text:style-name="T2686"><text:s/></text:span><text:span text:style-name="T2687">एफओएसएस</text:span><text:span text:style-name="T2688"><text:s/></text:span><text:span text:style-name="T2689">अनुपालन</text:span><text:span text:style-name="T2690"><text:s/></text:span><text:span text:style-name="T2691">भूमिका</text:span><text:span text:style-name="T2692"><text:s/></text:span><text:span text:style-name="T2693">और</text:span><text:span text:style-name="T2694"><text:s/></text:span><text:span text:style-name="T2695">एफओएसएस</text:span><text:span text:style-name="T2696"><text:s/></text:span><text:span text:style-name="T2697">संपर्क</text:span><text:s/><text:span text:style-name="T2698">अधिकारी</text:span><text:span text:style-name="T2699"><text:s/></text:span><text:span text:style-name="T2700">एक</text:span><text:span text:style-name="T2701"><text:s/></text:span><text:span text:style-name="T2702">ही</text:span><text:span text:style-name="T2703"><text:s/></text:span><text:span text:style-name="T2704">व्यक्ति</text:span><text:span text:style-name="T2705"><text:s/></text:span><text:span text:style-name="T2706">हो</text:span><text:span text:style-name="T2707"><text:s/></text:span><text:span text:style-name="T2708">सकता</text:span><text:span text:style-name="T2709"><text:s/></text:span><text:span text:style-name="T2710">है।</text:span></text:p>
        </text:list-item>
        <text:list-item>
          <text:p text:style-name="P2711">एफओएसएस<text:s/>अनुपालन<text:s/>प्रबंधन<text:s/>गतिविधि<text:s/>के लिए पर्याप्त<text:s/>रूप<text:s/>से<text:s/>संसाधन<text:s/>है:</text:p>
        </text:list-item>
      </text:list>
      <text:list text:style-name="LFO25" text:continue-numbering="true">
        <text:list-item>
          <text:p text:style-name="P2712">भूमिका<text:s/>निभाने<text:s/>का<text:s/>समय<text:s/>आवंटित<text:s/>किया<text:s/>गया<text:s/>है;<text:s/>तथा</text:p>
        </text:list-item>
        <text:list-item>
          <text:p text:style-name="P2713">वाणिज्यिक<text:s/>रूप<text:s/>से<text:s/>उचित<text:s/>बजट<text:s/>आवंटित<text:s/>किया<text:s/>गया<text:s/>है।</text:p>
        </text:list-item>
      </text:list>
      <text:list text:style-name="LFO26" text:continue-numbering="true">
        <text:list-item>
          <text:p text:style-name="P2714">एफओएसएस<text:s/>अनुपालन<text:s/>नीति<text:s/>और<text:s/>प्रक्रियाओं<text:s/>को<text:s/>विकसित<text:s/>और<text:s/>बनाए<text:s/>रखने<text:s/>के<text:s/>लिए<text:s/>उत्तरदायित्वों<text:s/>को<text:s/>निर्धारित<text:s/>करें;</text:p>
        </text:list-item>
        <text:list-item>
          <text:p text:style-name="P2715">एफओएसएस<text:s/>अनुपालन<text:s/>से<text:s/>संबंधित<text:s/>कानूनी<text:s/>विशेषज्ञता<text:s/>एफओएसएस<text:s/>अनुपालन<text:s/>भूमिका<text:s/>के<text:s/>लिए<text:s/>सुलभ<text:s/>है<text:s/>(उदाहरण<text:s/>के<text:s/>लिए,<text:s/>आंतरिक<text:s/>या<text:s/>बाहरी<text:s/>हो<text:s/>सकता<text:s/><text:s/>है);<text:s/>तथा</text:p>
        </text:list-item>
        <text:list-item>
          <text:p text:style-name="P2716"><text:span text:style-name="T2717">एफओएसएस</text:span><text:span text:style-name="T2718"><text:s/></text:span><text:span text:style-name="T2719">अनुपालन</text:span><text:span text:style-name="T2720"><text:s/></text:span><text:span text:style-name="T2721">के</text:span><text:span text:style-name="T2722"><text:s/></text:span><text:span text:style-name="T2723">मुद्दों</text:span><text:span text:style-name="T2724"><text:s/></text:span><text:span text:style-name="T2725">के</text:span><text:span text:style-name="T2726"><text:s/></text:span><text:span text:style-name="T2727">समाधान</text:span><text:span text:style-name="T2728"><text:s/></text:span><text:span text:style-name="T2729">के</text:span><text:span text:style-name="T2730"><text:s/></text:span><text:span text:style-name="T2731">लिए</text:span><text:span text:style-name="T2732"><text:s/></text:span><text:span text:style-name="T2733">एक</text:span><text:span text:style-name="T2734"><text:s/></text:span><text:span text:style-name="T2735">प्रक्रिया</text:span><text:span text:style-name="T2736"><text:s/></text:span><text:span text:style-name="T2737">विद्यमान<text:s/></text:span><text:span text:style-name="T2738">है।</text:span></text:p>
        </text:list-item>
      </text:list>
      <text:p text:style-name="P2739">सत्यापन<text:s/>सामग्रियां:</text:p>
      <text:list text:style-name="LFO23" text:continue-numbering="true">
        <text:list-item>
          <text:p text:style-name="P2740"><text:span text:style-name="T2741">२</text:span><text:span text:style-name="T2742">.<text:s/></text:span><text:span text:style-name="T2743">२</text:span><text:span text:style-name="T2744">.</text:span><text:span text:style-name="T2745"><text:s/></text:span><text:span text:style-name="T2746">१</text:span><text:span text:style-name="T2747"><text:s/></text:span><text:span text:style-name="T2748">एफओएसएस</text:span><text:span text:style-name="T2749"><text:s/></text:span><text:span text:style-name="T2750">अनुपालन</text:span><text:span text:style-name="T2751"><text:s/></text:span><text:span text:style-name="T2752">भूमिका</text:span><text:span text:style-name="T2753"><text:s/></text:span><text:span text:style-name="T2754">में</text:span><text:span text:style-name="T2755"><text:s/></text:span><text:span text:style-name="T2756">व्यक्तियों</text:span><text:span text:style-name="T2757">,<text:s/></text:span><text:span text:style-name="T2758">समूह</text:span><text:span text:style-name="T2759"><text:s/></text:span><text:span text:style-name="T2760">या</text:span><text:span text:style-name="T2761"><text:s/></text:span><text:span text:style-name="T2762">कार्य</text:span><text:span text:style-name="T2763"><text:s/></text:span><text:span text:style-name="T2764">का</text:span><text:span text:style-name="T2765"><text:s/></text:span><text:span text:style-name="T2766">नाम</text:span><text:span text:style-name="T2767"><text:s/></text:span><text:span text:style-name="T2768">आंतरिक</text:span><text:span text:style-name="T2769"><text:s/></text:span><text:span text:style-name="T2770">रूप</text:span><text:span text:style-name="T2771"><text:s/></text:span><text:span text:style-name="T2772">से</text:span><text:span text:style-name="T2773"><text:s/></text:span><text:span text:style-name="T2774">पहचाना</text:span><text:span text:style-name="T2775"><text:s/></text:span><text:span text:style-name="T2776">गया</text:span><text:span text:style-name="T2777"><text:s/></text:span><text:span text:style-name="T2778">है।<text:s/></text:span></text:p>
        </text:list-item>
        <text:list-item>
          <text:p text:style-name="P2779"><text:span text:style-name="T2780">२</text:span><text:span text:style-name="T2781">.<text:s/></text:span><text:span text:style-name="T2782">२</text:span><text:span text:style-name="T2783">.<text:s/></text:span><text:span text:style-name="T2784">२</text:span><text:span text:style-name="T2785"><text:s/></text:span><text:span text:style-name="T2786">एफओएसएस</text:span><text:span text:style-name="T2787"><text:s/></text:span><text:span text:style-name="T2788">अनुपालन</text:span><text:span text:style-name="T2789"><text:s/></text:span><text:span text:style-name="T2790">भूमिका</text:span><text:span text:style-name="T2791"><text:s/>(</text:span><text:span text:style-name="T2792">ओं</text:span><text:span text:style-name="T2793">)<text:s/></text:span><text:span text:style-name="T2794">के</text:span><text:span text:style-name="T2795"><text:s/></text:span><text:span text:style-name="T2796">लिए</text:span><text:span text:style-name="T2797"><text:s/></text:span><text:span text:style-name="T2798">उपलब्ध</text:span><text:span text:style-name="T2799"><text:s/></text:span><text:span text:style-name="T2800">कानूनी</text:span><text:span text:style-name="T2801"><text:s/></text:span><text:span text:style-name="T2802">विशेषज्ञता</text:span><text:span text:style-name="T2803"><text:s/></text:span><text:span text:style-name="T2804">की</text:span><text:span text:style-name="T2805"><text:s/></text:span><text:span text:style-name="T2806">पहचान</text:span><text:span text:style-name="T2807"><text:s/></text:span><text:span text:style-name="T2808">करना<text:s/></text:span><text:span text:style-name="T2809">जो</text:span><text:span text:style-name="T2810"><text:s/></text:span><text:span text:style-name="T2811">आंतरिक</text:span><text:span text:style-name="T2812"><text:s/></text:span><text:span text:style-name="T2813">या</text:span><text:span text:style-name="T2814"><text:s/></text:span><text:span text:style-name="T2815">बाहरी</text:span><text:span text:style-name="T2816"><text:s/></text:span><text:span text:style-name="T2817">हो</text:span><text:span text:style-name="T2818"><text:s/></text:span><text:span text:style-name="T2819">सकता</text:span><text:span text:style-name="T2820"><text:s/></text:span><text:span text:style-name="T2821">है।</text:span></text:p>
        </text:list-item>
        <text:list-item>
          <text:p text:style-name="P2822">२.<text:s/>२. ३ एक<text:s/>दस्तावेजी<text:s/>प्रक्रिया<text:s/>जो<text:s/>एफओएसएस<text:s/>अनुपालन<text:s/>के<text:s/>लिए<text:s/>आंतरिक<text:s/><text:s/>उत्तरदायित्वोंको<text:s/>निर्दिष्ट<text:s/>करती<text:s/>है।</text:p>
        </text:list-item>
        <text:list-item>
          <text:p text:style-name="P2823"><text:span text:style-name="T2824">२</text:span><text:span text:style-name="T2825">.<text:s/></text:span><text:span text:style-name="T2826">२</text:span><text:span text:style-name="T2827">.<text:s/></text:span><text:span text:style-name="T2828">४</text:span><text:span text:style-name="T2829"><text:s/></text:span><text:span text:style-name="T2830">गैर</text:span><text:span text:style-name="T2831">-</text:span><text:span text:style-name="T2832">अनुपालन</text:span><text:span text:style-name="T2833"><text:s/></text:span><text:span text:style-name="T2834">मामलों</text:span><text:span text:style-name="T2835"><text:s/></text:span><text:span text:style-name="T2836">की</text:span><text:span text:style-name="T2837"><text:s/></text:span><text:span text:style-name="T2838">समीक्षा</text:span><text:span text:style-name="T2839"><text:s/></text:span><text:span text:style-name="T2840">और</text:span><text:span text:style-name="T2841"><text:s/></text:span><text:span text:style-name="T2842">उपचार</text:span><text:span text:style-name="T2843"><text:s/></text:span><text:span text:style-name="T2844">को</text:span><text:span text:style-name="T2845"><text:s/></text:span><text:span text:style-name="T2846">संभालने</text:span><text:span text:style-name="T2847"><text:s/></text:span><text:span text:style-name="T2848">के</text:span><text:span text:style-name="T2849"><text:s/></text:span><text:span text:style-name="T2850">लिए</text:span><text:span text:style-name="T2851"><text:s/></text:span><text:span text:style-name="T2852">एक</text:span><text:span text:style-name="T2853"><text:s/></text:span><text:span text:style-name="T2854">दस्तावेजी</text:span><text:span text:style-name="T2855"><text:s/></text:span><text:span text:style-name="T2856">प्रक्रिया।</text:span></text:p>
        </text:list-item>
      </text:list>
      <text:p text:style-name="P2857">औचित्य:</text:p>
      <text:p text:style-name="P2858">यह<text:s/>सुनिश्चित<text:s/>करने<text:s/>के<text:s/>लिए<text:s/>कि<text:s/>आंतरिक<text:s/>एफओएसएस<text:s/>उत्तरदायित्वों<text:s/>को<text:s/>प्रभावी<text:s/>ढंग<text:s/>से<text:s/>सौंपा<text:s/>गया<text:s/>है<text:s/>।<text:s/></text:p>
      <text:p text:style-name="P2859"/>
      <text:p text:style-name="P2860"/>
      <text:p text:style-name="P2861"/>
      <text:p text:style-name="P2862">उद्देश्य<text:s/>३:<text:s/>एफओएसएस<text:s/>सामग्री<text:s/>की<text:s/>समीक्षा<text:s/>करें<text:s/>और<text:s/>स्वीकृति<text:s/>दें<text:s/></text:p>
      <text:soft-page-break/>
      <text:p text:style-name="P2863">३.<text:s/>१<text:s/>एफओएसएस<text:s/>घटक<text:s/>सामग्री<text:s/>की<text:s/>सूची<text:s/>बनाने<text:s/>और<text:s/>प्रबंधित<text:s/>करने<text:s/>के<text:s/>लिए<text:s/>एक<text:s/>प्रक्रिया<text:s/>विद्यमान<text:s/>है<text:s/>जिसमें<text:s/>प्रत्येक<text:s/>घटक<text:s/>(और<text:s/>इसके<text:s/><text:s/>निर्धारितलाइसेंस)<text:s/>समाविष्ट<text:s/>हैं<text:s/>जो<text:s/>आपूर्ति<text:s/>सॉफ्टवेयर<text:s/>में<text:s/>अंतर्निहित<text:s/>हैं।</text:p>
      <text:p text:style-name="P2864">सत्यापन<text:s/>सामग्रियां:</text:p>
      <text:list text:style-name="LFO27" text:continue-numbering="true">
        <text:list-item>
          <text:p text:style-name="P2865">३.<text:s/>१. १<text:s/>एक<text:s/>दस्तावेजी<text:s/>प्रक्रिया<text:s/>जो<text:s/>एक<text:s/>आपूर्ति<text:s/>सॉफ्टवेयर<text:s/>प्रकाशन<text:s/>में<text:s/>अंतर्निहित<text:s/>एफओएसएस<text:s/>घटकों<text:s/>के<text:s/>संग्रह<text:s/>के<text:s/>बारे<text:s/>में<text:s/>जानकारी<text:s/>की<text:s/>पहचान,<text:s/>मार्गन<text:s/>और<text:s/>पुरालेखन<text:s/>करता<text:s/>है<text:s/>।</text:p>
        </text:list-item>
        <text:list-item>
          <text:p text:style-name="P2866">३.<text:s/>१. २ प्रत्येक<text:s/>आपूर्ति<text:s/>सॉफ्टवेयर<text:s/><text:s/>प्रकाशन<text:s/>के<text:s/>लिए<text:s/>एफओएसएस<text:s/>घटक<text:s/>रिकॉर्ड<text:s/>जो<text:s/>दस्तावेजी<text:s/>प्रक्रिया<text:s/>का<text:s/>ठीक<text:s/>से<text:s/>पालन<text:s/>करने<text:s/>का<text:s/>प्रदर्शन<text:s/>करता<text:s/>है<text:s/>।</text:p>
        </text:list-item>
      </text:list>
      <text:p text:style-name="P2867">औचित्य:</text:p>
      <text:p text:style-name="P2868">यह<text:s/>सुनिश्चित<text:s/>करने<text:s/>के<text:s/>लिए<text:s/>कि<text:s/>एक<text:s/>प्रक्रिया<text:s/>विद्यमान<text:s/>है<text:s/>जो<text:s/>आपूर्ति<text:s/>सॉफ्टवेयर<text:s/>में<text:s/>अंतर्निहित<text:s/>एफओएसएस<text:s/>घटक<text:s/>सामग्री<text:s/>की<text:s/>सूची<text:s/>बनाता<text:s/>और<text:s/>प्रबंधित<text:s/>करता<text:s/>है।<text:s/>सामग्री<text:s/>की<text:s/>एक<text:s/>सूची<text:s/>आवश्यक<text:s/>है<text:s/>जो<text:s/>प्रत्येक<text:s/>घटक<text:s/>के<text:s/>लाइसेंस<text:s/>निबंधनों<text:s/>की<text:s/>व्यवस्थित<text:s/>समीक्षा<text:s/>में<text:s/>सहायक<text:s/>होगी<text:s/>और<text:s/>जिसके<text:s/>द्वारा<text:s/>आपूर्ति<text:s/>सॉफ्टवेयर<text:s/>के<text:s/>वितरण<text:s/>पर<text:s/>लागू<text:s/>होते<text:s/>दायित्वों<text:s/>और<text:s/>प्रतिबंधों<text:s/>को<text:s/>समझ<text:s/>सकें<text:s/>।</text:p>
      <text:p text:style-name="P2869"/>
      <text:p text:style-name="P2870"><text:span text:style-name="T2871">३</text:span><text:span text:style-name="T2872">. २<text:s/></text:span><text:span text:style-name="T2873">एफओएसएस प्रबंधन कार्यक्रम<text:s/></text:span><text:span text:style-name="T2874">आपूर्ति</text:span><text:span text:style-name="T2875"><text:s/></text:span><text:span text:style-name="T2876">सॉफ्टवेयर</text:span><text:span text:style-name="T2877"><text:s/></text:span><text:span text:style-name="T2878">के</text:span><text:span text:style-name="T2879"><text:s/></text:span><text:span text:style-name="T2880">सामान्य एफओएसएस लाइसेंस उपयोग<text:s/></text:span><text:span text:style-name="T2881">परिस्थिति</text:span><text:span text:style-name="T2882">ओं</text:span><text:span text:style-name="T2883"><text:s/>को संभालने में सक्षम होना चाहिए<text:s/></text:span><text:span text:style-name="T2884">जिन्हें</text:span><text:span text:style-name="T2885"><text:s/></text:span><text:span text:style-name="T2886">सॉफ़्टवेयर<text:s/></text:span><text:span text:style-name="T2887">कर्मचारी</text:span><text:span text:style-name="T2888"><text:s/></text:span><text:span text:style-name="T2889">सामना</text:span><text:s/><text:span text:style-name="T2890">करते</text:span><text:span text:style-name="T2891"><text:s/></text:span><text:span text:style-name="T2892">हैं</text:span><text:span text:style-name="T2893">, जिसमें निम्न उपयोग<text:s/></text:span><text:span text:style-name="T2894">परिस्थितियाँ</text:span><text:span text:style-name="T2895"><text:s/></text:span><text:span text:style-name="T2896">शामिल हो सकते हैं (ध्यान दें कि सूची न तो संपूर्ण है, न ही सभी उपयोग<text:s/></text:span><text:span text:style-name="T2897">परिस्थितियाँ</text:span><text:span text:style-name="T2898"><text:s/></text:span><text:span text:style-name="T2899">लागू हो सकते हैं):</text:span></text:p>
      <text:list text:style-name="LFO29" text:continue-numbering="true">
        <text:list-item>
          <text:p text:style-name="P2900">बाइनरी रूप में वितरित;</text:p>
        </text:list-item>
        <text:list-item>
          <text:p text:style-name="P2901">स्रोत<text:s/>रूप<text:s/>में<text:s/>वितरित;</text:p>
        </text:list-item>
        <text:list-item>
          <text:p text:style-name="P2902"><text:span text:style-name="T2903">अन्य</text:span><text:span text:style-name="T2904"><text:s/></text:span><text:span text:style-name="T2905">एफओएसएस</text:span><text:span text:style-name="T2906"><text:s/></text:span><text:span text:style-name="T2907">के</text:span><text:span text:style-name="T2908"><text:s/></text:span><text:span text:style-name="T2909">साथ</text:span><text:span text:style-name="T2910"><text:s/></text:span><text:span text:style-name="T2911">एकीकृत</text:span><text:span text:style-name="T2912"><text:s/></text:span><text:span text:style-name="T2913">ऐसा</text:span><text:span text:style-name="T2914"><text:s/></text:span><text:span text:style-name="T2915">है</text:span><text:span text:style-name="T2916"><text:s/></text:span><text:span text:style-name="T2917">कि</text:span><text:span text:style-name="T2918"><text:s/></text:span><text:span text:style-name="T2919">यह</text:span><text:span text:style-name="T2920"><text:s/></text:span><text:span text:style-name="T2921">कॉपीलेफ्ट<text:s/></text:span><text:span text:style-name="T2922">दायित्वों</text:span><text:span text:style-name="T2923"><text:s/></text:span><text:span text:style-name="T2924">को</text:span><text:span text:style-name="T2925"><text:s/></text:span><text:span text:style-name="T2926">सक्रिय</text:span><text:span text:style-name="T2927"><text:s/></text:span><text:span text:style-name="T2928">कर</text:span><text:span text:style-name="T2929"><text:s/></text:span><text:span text:style-name="T2930">सकता</text:span><text:span text:style-name="T2931"><text:s/></text:span><text:span text:style-name="T2932">है</text:span><text:span text:style-name="T2933">;</text:span></text:p>
        </text:list-item>
        <text:list-item>
          <text:p text:style-name="P2934">संशोधित एफओएसएस<text:s/>समाविष्ट<text:s/>है;<text:s/></text:p>
        </text:list-item>
        <text:list-item>
          <text:p text:style-name="P2935">एक असंगत लाइसेंस के<text:s/>अंतर्गत<text:s/>एफओएसएस या अन्य सॉफ्टवेयर<text:s/>हैं<text:s/>जो<text:s/>आपूर्ति सॉफ्टवेयर<text:s/>में<text:s/>समाविष्ट<text:s/>अन्य घटकों के साथ<text:s/>परस्पर<text:s/>संबद्ध<text:s/><text:s/>रखते<text:s/>हैं; और / या</text:p>
        </text:list-item>
        <text:list-item>
          <text:p text:style-name="P2936">एफओएसएस के साथ<text:s/>श्रेय<text:s/>आवश्यकताऐ<text:s/><text:s/>समाविष्टहै।</text:p>
        </text:list-item>
      </text:list>
      <text:p text:style-name="P2937"/>
      <text:p text:style-name="P2938">सत्यापन<text:s/>सामग्रियां:</text:p>
      <text:list text:style-name="LFO28" text:continue-numbering="true">
        <text:list-item>
          <text:p text:style-name="P2939">३. २. १<text:s/>एक<text:s/>दस्तावेजी<text:s/>प्रक्रिया<text:s/>जो<text:s/>आपूर्ति<text:s/>सॉफ़्टवेयर<text:s/>के<text:s/>एफओएसएस<text:s/>घटकों<text:s/>के<text:s/>लिए<text:s/>सामान्य<text:s/>एफओएसएस<text:s/>लाइसेंस<text:s/>उपयोग<text:s/>परिस्थितियों<text:s/>को<text:s/>संभालता<text:s/>है<text:s/>।</text:p>
        </text:list-item>
      </text:list>
      <text:p text:style-name="P2940">औचित्य:</text:p>
      <text:p text:style-name="P2941"><text:span text:style-name="T2942">यह</text:span><text:span text:style-name="T2943"><text:s/></text:span><text:span text:style-name="T2944">सुनिश्चित</text:span><text:span text:style-name="T2945"><text:s/></text:span><text:span text:style-name="T2946">करने</text:span><text:span text:style-name="T2947"><text:s/></text:span><text:span text:style-name="T2948">के</text:span><text:span text:style-name="T2949"><text:s/></text:span><text:span text:style-name="T2950">लिए</text:span><text:span text:style-name="T2951"><text:s/></text:span><text:span text:style-name="T2952">कि</text:span><text:span text:style-name="T2953"><text:s/></text:span><text:span text:style-name="T2954">कार्यक्रम</text:span><text:span text:style-name="T2955"><text:s/></text:span><text:span text:style-name="T2956">किसी</text:span><text:span text:style-name="T2957"><text:s/></text:span><text:span text:style-name="T2958">संस्था</text:span><text:span text:style-name="T2959"><text:s/></text:span><text:span text:style-name="T2960">के</text:span><text:span text:style-name="T2961"><text:s/></text:span><text:span text:style-name="T2962">सामान्य</text:span><text:span text:style-name="T2963"><text:s/></text:span><text:span text:style-name="T2964">एफओएसएस</text:span><text:span text:style-name="T2965"><text:s/></text:span><text:span text:style-name="T2966">लाइसेंस</text:span><text:span text:style-name="T2967"><text:s/></text:span><text:span text:style-name="T2968">उपयोग</text:span><text:span text:style-name="T2969"><text:s/></text:span><text:span text:style-name="T2970">परिस्थिति</text:span><text:span text:style-name="T2971"><text:s/></text:span><text:span text:style-name="T2972">को</text:span><text:span text:style-name="T2973"><text:s/></text:span><text:span text:style-name="T2974">संभालने</text:span><text:span text:style-name="T2975"><text:s/></text:span><text:span text:style-name="T2976">के</text:span><text:span text:style-name="T2977"><text:s/></text:span><text:span text:style-name="T2978">लिए</text:span><text:span text:style-name="T2979"><text:s/></text:span><text:span text:style-name="T2980">पर्याप्त</text:span><text:span text:style-name="T2981"><text:s/></text:span><text:span text:style-name="T2982">रूप</text:span><text:span text:style-name="T2983"><text:s/></text:span><text:span text:style-name="T2984">से</text:span><text:span text:style-name="T2985"><text:s/></text:span><text:span text:style-name="T2986">प्रबल<text:s/></text:span><text:span text:style-name="T2987">है।</text:span><text:span text:style-name="T2988"><text:s/></text:span><text:span text:style-name="T2989">इस</text:span><text:span text:style-name="T2990"><text:s/></text:span><text:span text:style-name="T2991">गतिविधि</text:span><text:span text:style-name="T2992"><text:s/></text:span><text:s/><text:span text:style-name="T2993">के</text:span><text:span text:style-name="T2994"><text:s/></text:span><text:span text:style-name="T2995">समर्थन</text:span><text:span text:style-name="T2996"><text:s/></text:span><text:span text:style-name="T2997">में<text:s/></text:span><text:span text:style-name="T2998">एक<text:s/></text:span><text:span text:style-name="T2999">प्रक्रिया</text:span><text:span text:style-name="T3000"><text:s/></text:span><text:span text:style-name="T3001">विद्यमान</text:span><text:span text:style-name="T3002"><text:s/></text:span><text:span text:style-name="T3003">है<text:s/></text:span><text:span text:style-name="T3004">और</text:span><text:span text:style-name="T3005"><text:s/></text:span><text:span text:style-name="T3006">उस<text:s/></text:span><text:span text:style-name="T3007">प्रक्रिया</text:span><text:span text:style-name="T3008"><text:s/></text:span><text:span text:style-name="T3009">का</text:span><text:span text:style-name="T3010"><text:s/></text:span><text:span text:style-name="T3011">पालन</text:span><text:span text:style-name="T3012"><text:s/></text:span><text:span text:style-name="T3013">किया</text:span><text:span text:style-name="T3014"><text:s/></text:span><text:span text:style-name="T3015">जाता</text:span><text:span text:style-name="T3016"><text:s/></text:span><text:span text:style-name="T3017">है।</text:span></text:p>
      <text:p text:style-name="P3018"/>
      <text:p text:style-name="P3019"/>
      <text:p text:style-name="P3020"/>
      <text:p text:style-name="P3021"/>
      <text:p text:style-name="P3022"/>
      <text:p text:style-name="P3023">उद्देश्य<text:s/>४:<text:s/><text:s/>एफओएसएस<text:s/>सामग्री<text:s/>दस्तावेज़ीकरण<text:s/>और<text:s/>कलाकृतियों<text:s/>को<text:s/>वितरित<text:s/>करें</text:p>
      <text:soft-page-break/>
      <text:p text:style-name="P3024">४. १ प्रत्येक<text:s/>आपूर्ति<text:s/>सॉफ्टवेयर<text:s/>प्रकाशन<text:s/>के<text:s/>लिए<text:s/>अनुपालन<text:s/>कलाकृतियों<text:s/>के<text:s/>सेट<text:s/>बनाने<text:s/>के<text:s/>लिए<text:s/>एक<text:s/>प्रक्रिया<text:s/>विद्यमान<text:s/>है।</text:p>
      <text:p text:style-name="P3025">सत्यापन<text:s/>सामग्रियां:</text:p>
      <text:list text:style-name="LFO30" text:continue-numbering="true">
        <text:list-item>
          <text:p text:style-name="P3026">४. १. १<text:s/>एक<text:s/>दस्तावेजी<text:s/>प्रक्रिया<text:s/>जो<text:s/>सुनिश्चित<text:s/>करती<text:s/>है<text:s/>कि<text:s/>अनुपालन<text:s/>कलाकृतियां<text:s/>तैयार<text:s/>किए<text:s/>गए<text:s/>हो<text:s/>और<text:s/>निर्धारित<text:s/>लाइसेंसों<text:s/>की<text:s/>आवश्यकताओं<text:s/>के<text:s/>अनुसार<text:s/>आपूर्ति<text:s/>सॉफ्टवेयर<text:s/>प्रकाशन<text:s/>के<text:s/>साथ<text:s/>वितरित<text:s/>की<text:s/>जाती<text:s/>हो<text:s/>।</text:p>
        </text:list-item>
        <text:list-item>
          <text:p text:style-name="P3027">४. १. २<text:s/>आपूर्ति<text:s/>सॉफ्टवेयर<text:s/>प्रकाशन<text:s/>के<text:s/>अनुपालन<text:s/>कलाकृतियों<text:s/>की<text:s/>प्रतिलिपियाँ<text:s/>संग्रहीत<text:s/>और<text:s/>आसानी<text:s/>से<text:s/>पुनर्प्राप्त<text:s/>करने<text:s/>योग्य<text:s/>हैं,<text:s/>और<text:s/>संग्रहीत<text:s/>प्रतिलिपियाँ<text:s/>कम<text:s/>से<text:s/>कम<text:s/>तब<text:s/>तक<text:s/>विद्यमान<text:s/><text:s/>होने<text:s/>की<text:s/>योजना<text:s/>हो<text:s/>जब<text:s/>तक<text:s/>आपूर्ति<text:s/>सॉफ़्टवेयर<text:s/>प्रदान<text:s/>की<text:s/>जाती<text:s/>है<text:s/>या<text:s/><text:s/>निर्धारित<text:s/>लाइसेंसों<text:s/><text:s/>के<text:s/>आवश्यकतानुसार<text:s/>(जो<text:s/>भी<text:s/>अधिक<text:s/>हो)<text:s/>।</text:p>
        </text:list-item>
      </text:list>
      <text:p text:style-name="P3028">औचित्य:</text:p>
      <text:p text:style-name="P3029">यह<text:s/>सुनिश्चित<text:s/>करने<text:s/>के<text:s/>लिए<text:s/>कि<text:s/>एफओएसएस<text:s/>समीक्षा<text:s/>प्रक्रिया<text:s/>के<text:s/>भाग<text:s/>में<text:s/>बनाई<text:s/>गई<text:s/>अन्य<text:s/>रिपोर्ट<text:s/>के<text:s/>साथ<text:s/><text:s/>अनुपालन<text:s/>कलाकृतियों<text:s/>का<text:s/>पूरा<text:s/>संग्रह<text:s/>निर्धारित<text:s/>लाइसेंस<text:s/>के<text:s/>आवश्यकतानुसार<text:s/>आपूर्ति<text:s/>सॉफ़्टवेयर<text:s/>के<text:s/>साथ<text:s/>वितरित<text:s/>की<text:s/>जाती<text:s/>हो<text:s/>।</text:p>
      <text:p text:style-name="P3030"/>
      <text:p text:style-name="P3031"/>
      <text:p text:style-name="P3032"/>
      <text:p text:style-name="P3033"/>
      <text:p text:style-name="P3034"/>
      <text:p text:style-name="P3035"/>
      <text:p text:style-name="P3036"/>
      <text:p text:style-name="P3037"/>
      <text:p text:style-name="P3038"/>
      <text:p text:style-name="P3039"/>
      <text:p text:style-name="P3040"/>
      <text:p text:style-name="P3041"/>
      <text:p text:style-name="P3042"/>
      <text:p text:style-name="P3043"/>
      <text:p text:style-name="P3044"/>
      <text:p text:style-name="P3045"/>
      <text:p text:style-name="P3046"/>
      <text:p text:style-name="P3047"/>
      <text:p text:style-name="P3048"/>
      <text:p text:style-name="P3049"/>
      <text:p text:style-name="P3050"/>
      <text:p text:style-name="P3051">उद्देश्य<text:s/>५:<text:s/>एफओएसएस सामुदायिक<text:s/>व्यस्तता<text:s/>को<text:s/>समझें<text:s/></text:p>
      <text:soft-page-break/>
      <text:p text:style-name="P3052"><text:span text:style-name="T3053">५</text:span><text:span text:style-name="T3054">.<text:s/></text:span><text:span text:style-name="T3055">१ एक</text:span><text:span text:style-name="T3056"><text:s/></text:span><text:span text:style-name="T3057">लिखित</text:span><text:span text:style-name="T3058"><text:s/></text:span><text:span text:style-name="T3059">नीति</text:span><text:span text:style-name="T3060"><text:s/></text:span><text:span text:style-name="T3061">विद्यमान</text:span><text:span text:style-name="T3062"><text:s/></text:span><text:span text:style-name="T3063">है</text:span><text:span text:style-name="T3064"><text:s/></text:span><text:span text:style-name="T3065">जो</text:span><text:span text:style-name="T3066"><text:s/></text:span><text:span text:style-name="T3067">एफओएसएस</text:span><text:span text:style-name="T3068"><text:s/></text:span><text:span text:style-name="T3069">प्रकल्पों में</text:span><text:span text:style-name="T3070"><text:s/></text:span><text:span text:style-name="T3071">संस्था</text:span><text:span text:style-name="T3072"><text:s/></text:span><text:span text:style-name="T3073">द्वारा<text:s/></text:span><text:span text:style-name="T3074">किए</text:span><text:span text:style-name="T3075"><text:s/></text:span><text:span text:style-name="T3076">गए<text:s/></text:span><text:span text:style-name="T3077">योगदान</text:span><text:span text:style-name="T3078"><text:s/></text:span><text:span text:style-name="T3079">को</text:span><text:span text:style-name="T3080"><text:s/></text:span><text:span text:style-name="T3081">नियंत्रित</text:span><text:span text:style-name="T3082"><text:s/></text:span><text:span text:style-name="T3083">करती</text:span><text:span text:style-name="T3084"><text:s/></text:span><text:span text:style-name="T3085">है।</text:span><text:span text:style-name="T3086"><text:s/></text:span><text:span text:style-name="T3087">नीति</text:span><text:span text:style-name="T3088"><text:s/></text:span><text:span text:style-name="T3089">को</text:span><text:span text:style-name="T3090"><text:s/></text:span><text:span text:style-name="T3091">आंतरिक</text:span><text:span text:style-name="T3092"><text:s/></text:span><text:span text:style-name="T3093">रूप</text:span><text:span text:style-name="T3094"><text:s/></text:span><text:span text:style-name="T3095">से</text:span><text:span text:style-name="T3096"><text:s/></text:span><text:span text:style-name="T3097">संप्रेषित</text:span><text:span text:style-name="T3098"><text:s/></text:span><text:span text:style-name="T3099">किया</text:span><text:span text:style-name="T3100"><text:s/></text:span><text:span text:style-name="T3101">जाना</text:span><text:span text:style-name="T3102"><text:s/></text:span><text:span text:style-name="T3103">चाहिए।</text:span></text:p>
      <text:p text:style-name="P3104">सत्यापन<text:s/>सामग्रियां:</text:p>
      <text:list text:style-name="LFO31" text:continue-numbering="true">
        <text:list-item>
          <text:p text:style-name="P3105">५. १. १<text:s/>एक<text:s/>दस्तावेजी<text:s/>एफओएसएस<text:s/>योगदान<text:s/>नीति;</text:p>
        </text:list-item>
        <text:list-item>
          <text:p text:style-name="P3106">५. १. २<text:s/>एक<text:s/>दस्तावेजी<text:s/>प्रक्रिया<text:s/>जो<text:s/>सभी<text:s/>सॉफ्टवेयर<text:s/>कर्मचारियों<text:s/>को<text:s/>एफओएसएस<text:s/>योगदान<text:s/>नीति<text:s/>के<text:s/>अस्तित्व<text:s/>के<text:s/>बारे<text:s/>में<text:s/>जागरूक<text:s/>करती<text:s/>है<text:s/>(उदाहरण<text:s/>के<text:s/>लिए,<text:s/>प्रशिक्षण,<text:s/>आंतरिक<text:s/>विकी,<text:s/>या<text:s/>अन्य<text:s/>व्यावहारिक<text:s/>संचार<text:s/>विधि<text:s/>के<text:s/>माध्यम<text:s/>से) ।</text:p>
        </text:list-item>
      </text:list>
      <text:p text:style-name="P3107">औचित्य:</text:p>
      <text:p text:style-name="P3108"><text:span text:style-name="T3109">यह</text:span><text:span text:style-name="T3110"><text:s/></text:span><text:span text:style-name="T3111">सुनिश्चित</text:span><text:span text:style-name="T3112"><text:s/></text:span><text:span text:style-name="T3113">करने</text:span><text:span text:style-name="T3114"><text:s/></text:span><text:span text:style-name="T3115">के</text:span><text:span text:style-name="T3116"><text:s/></text:span><text:span text:style-name="T3117">लिए</text:span><text:span text:style-name="T3118"><text:s/></text:span><text:span text:style-name="T3119">कि</text:span><text:span text:style-name="T3120"><text:s/></text:span><text:span text:style-name="T3121">संस्था</text:span><text:span text:style-name="T3122"><text:s/></text:span><text:span text:style-name="T3123">ने</text:span><text:span text:style-name="T3124"><text:s/></text:span><text:span text:style-name="T3125">एफओएसएस</text:span><text:span text:style-name="T3126"><text:s/></text:span><text:span text:style-name="T3127">में</text:span><text:span text:style-name="T3128"><text:s/></text:span><text:span text:style-name="T3129">सार्वजनिक</text:span><text:span text:style-name="T3130"><text:s/></text:span><text:span text:style-name="T3131">रूप</text:span><text:span text:style-name="T3132"><text:s/></text:span><text:span text:style-name="T3133">से</text:span><text:span text:style-name="T3134"><text:s/></text:span><text:span text:style-name="T3135">योगदान</text:span><text:span text:style-name="T3136"><text:s/></text:span><text:span text:style-name="T3137">देने</text:span><text:span text:style-name="T3138"><text:s/></text:span><text:span text:style-name="T3139">के</text:span><text:span text:style-name="T3140"><text:s/></text:span><text:span text:style-name="T3141">संबंध</text:span><text:span text:style-name="T3142"><text:s/></text:span><text:span text:style-name="T3143">में</text:span><text:span text:style-name="T3144"><text:s/></text:span><text:span text:style-name="T3145">नीति</text:span><text:span text:style-name="T3146"><text:s/></text:span><text:span text:style-name="T3147">विकसित</text:span><text:span text:style-name="T3148"><text:s/></text:span><text:span text:style-name="T3149">करने</text:span><text:span text:style-name="T3150"><text:s/></text:span><text:span text:style-name="T3151">के</text:span><text:span text:style-name="T3152"><text:s/></text:span><text:span text:style-name="T3153">लिए</text:span><text:span text:style-name="T3154"><text:s/></text:span><text:span text:style-name="T3155">उचित</text:span><text:span text:style-name="T3156"><text:s/></text:span><text:span text:style-name="T3157">विचार</text:span><text:span text:style-name="T3158"><text:s/></text:span><text:span text:style-name="T3159">किया</text:span><text:span text:style-name="T3160"><text:s/></text:span><text:span text:style-name="T3161">है।</text:span><text:span text:style-name="T3162"><text:s/></text:span><text:span text:style-name="T3163">एफओएसएस</text:span><text:span text:style-name="T3164"><text:s/></text:span><text:span text:style-name="T3165">योगदान</text:span><text:span text:style-name="T3166"><text:s/></text:span><text:span text:style-name="T3167">नीति</text:span><text:span text:style-name="T3168"><text:s/></text:span><text:span text:style-name="T3169">को</text:span><text:span text:style-name="T3170"><text:s/></text:span><text:span text:style-name="T3171">किसी</text:span><text:span text:style-name="T3172"><text:s/></text:span><text:span text:style-name="T3173">संस्था<text:s/></text:span><text:span text:style-name="T3174">की</text:span><text:span text:style-name="T3175"><text:s/></text:span><text:span text:style-name="T3176">समग्र</text:span><text:span text:style-name="T3177"><text:s/></text:span><text:span text:style-name="T3178">एफओएसएस</text:span><text:span text:style-name="T3179"><text:s/></text:span><text:span text:style-name="T3180">नीति</text:span><text:span text:style-name="T3181"><text:s/></text:span><text:span text:style-name="T3182">का</text:span><text:span text:style-name="T3183"><text:s/></text:span><text:span text:style-name="T3184">भाग</text:span><text:span text:style-name="T3185"><text:s/></text:span><text:span text:style-name="T3186">बनाया</text:span><text:span text:style-name="T3187"><text:s/></text:span><text:span text:style-name="T3188">जा</text:span><text:span text:style-name="T3189"><text:s/></text:span><text:span text:style-name="T3190">सकता</text:span><text:span text:style-name="T3191"><text:s/></text:span><text:span text:style-name="T3192">है</text:span><text:span text:style-name="T3193"><text:s/></text:span><text:span text:style-name="T3194">या</text:span><text:span text:style-name="T3195"><text:s/></text:span><text:span text:style-name="T3196">अपनी</text:span><text:span text:style-name="T3197"><text:s/></text:span><text:span text:style-name="T3198">अलग</text:span><text:span text:style-name="T3199"><text:s/></text:span><text:span text:style-name="T3200">नीति</text:span><text:span text:style-name="T3201"><text:s/></text:span><text:span text:style-name="T3202">हो</text:span><text:span text:style-name="T3203"><text:s/></text:span><text:span text:style-name="T3204">सकती</text:span><text:span text:style-name="T3205"><text:s/></text:span><text:span text:style-name="T3206">है।</text:span><text:span text:style-name="T3207"><text:s/></text:span><text:span text:style-name="T3208">जहां</text:span><text:span text:style-name="T3209"><text:s/></text:span><text:span text:style-name="T3210">योगदान</text:span><text:span text:style-name="T3211"><text:s/></text:span><text:span text:style-name="T3212">सीमित</text:span><text:span text:style-name="T3213"><text:s/></text:span><text:span text:style-name="T3214">हैं</text:span><text:span text:style-name="T3215"><text:s/></text:span><text:span text:style-name="T3216">या</text:span><text:span text:style-name="T3217"><text:s/></text:span><text:span text:style-name="T3218">इसकी<text:s/></text:span><text:span text:style-name="T3219">अनुमति</text:span><text:span text:style-name="T3220"><text:s/></text:span><text:span text:style-name="T3221">नहीं</text:span><text:span text:style-name="T3222"><text:s/></text:span><text:span text:style-name="T3223">है</text:span><text:span text:style-name="T3224">,<text:s/></text:span><text:span text:style-name="T3225"><text:s/></text:span><text:span text:style-name="T3226">ऐसी</text:span><text:span text:style-name="T3227"><text:s/></text:span><text:span text:style-name="T3228">स्थिति</text:span><text:span text:style-name="T3229"><text:s/></text:span><text:span text:style-name="T3230">को</text:span><text:span text:style-name="T3231"><text:s/></text:span><text:span text:style-name="T3232">स्पष्ट</text:span><text:span text:style-name="T3233"><text:s/></text:span><text:span text:style-name="T3234">करने</text:span><text:span text:style-name="T3235"><text:s/></text:span><text:span text:style-name="T3236">के</text:span><text:span text:style-name="T3237"><text:s/></text:span><text:span text:style-name="T3238">लिए</text:span><text:span text:style-name="T3239"><text:s/></text:span><text:span text:style-name="T3240">एक</text:span><text:span text:style-name="T3241"><text:s/></text:span><text:span text:style-name="T3242">नीति</text:span><text:span text:style-name="T3243"><text:s/></text:span><text:span text:style-name="T3244">विद्यमान</text:span><text:span text:style-name="T3245"><text:s/></text:span><text:span text:style-name="T3246">होनी</text:span><text:span text:style-name="T3247"><text:s/></text:span><text:span text:style-name="T3248">चाहिए।</text:span></text:p>
      <text:p text:style-name="P3249"/>
      <text:p text:style-name="P3250">५. २<text:s/>यदि<text:s/>कोई<text:s/>संस्था<text:s/>एफओएसएस<text:s/>प्रकल्पों<text:s/>में<text:s/>योगदान<text:s/>की<text:s/>अनुमति<text:s/>देता<text:s/>है<text:s/>तो<text:s/>एक<text:s/>प्रक्रिया<text:s/>विद्यमान<text:s/>है<text:s/>जो<text:s/>धारा<text:s/>५.<text:s/>१<text:s/>में<text:s/>उल्लिखित<text:s/>एफओएसएस<text:s/>योगदान<text:s/>नीति<text:s/>लागू<text:s/>करती<text:s/>है।<text:s/></text:p>
      <text:p text:style-name="P3251">सत्यापन<text:s/>सामग्रियां:</text:p>
      <text:list text:style-name="LFO32" text:continue-numbering="true">
        <text:list-item>
          <text:p text:style-name="P3252"><text:span text:style-name="T3253">५</text:span><text:span text:style-name="T3254">. २. १<text:s/></text:span><text:span text:style-name="T3255">एक</text:span><text:span text:style-name="T3256"><text:s/></text:span><text:span text:style-name="T3257">दस्तावेजी</text:span><text:span text:style-name="T3258"><text:s/></text:span><text:span text:style-name="T3259">प्रक्रिया</text:span><text:span text:style-name="T3260"><text:s/></text:span><text:span text:style-name="T3261">जो</text:span><text:span text:style-name="T3262"><text:s/></text:span><text:span text:style-name="T3263">एफओएसएस</text:span><text:span text:style-name="T3264"><text:s/></text:span><text:span text:style-name="T3265">योगदान</text:span><text:span text:style-name="T3266"><text:s/></text:span><text:span text:style-name="T3267">को</text:span><text:span text:style-name="T3268"><text:s/></text:span><text:span text:style-name="T3269">नियंत्रित</text:span><text:span text:style-name="T3270"><text:s/></text:span><text:span text:style-name="T3271">करती</text:span><text:span text:style-name="T3272"><text:s/></text:span><text:span text:style-name="T3273">है</text:span><text:span text:style-name="T3274">,<text:s/></text:span><text:span text:style-name="T3275">यदि</text:span><text:span text:style-name="T3276"><text:s/></text:span><text:span text:style-name="T3277">एफओएसएस</text:span><text:span text:style-name="T3278"><text:s/></text:span><text:span text:style-name="T3279">योगदान</text:span><text:span text:style-name="T3280"><text:s/></text:span><text:span text:style-name="T3281">नीति</text:span><text:span text:style-name="T3282"><text:s/></text:span><text:span text:style-name="T3283">योगदान</text:span><text:span text:style-name="T3284"><text:s/></text:span><text:span text:style-name="T3285">की</text:span><text:span text:style-name="T3286"><text:s/></text:span><text:span text:style-name="T3287">अनुमति</text:span><text:span text:style-name="T3288"><text:s/></text:span><text:span text:style-name="T3289">दे</text:span><text:span text:style-name="T3290">,</text:span><text:span text:style-name="T3291">।</text:span><text:span text:style-name="T3292"><text:s/></text:span></text:p>
        </text:list-item>
      </text:list>
      <text:p text:style-name="P3293">औचित्य:</text:p>
      <text:p text:style-name="P3294">यह<text:s/>सुनिश्चित<text:s/>करने<text:s/>के<text:s/>लिए<text:s/>कि<text:s/>संस्था<text:s/>में<text:s/>एक<text:s/>दस्तावेजी<text:s/>प्रक्रिया<text:s/>विद्यमान<text:s/>है<text:s/>जो<text:s/>सार्वजनिक<text:s/>रूप<text:s/>से<text:s/>एफओएसएस<text:s/>में<text:s/>योगदान<text:s/>करने<text:s/>की प्रणाली का<text:s/>वर्णन<text:s/>करता<text:s/>है<text:s/>।<text:s/>एक<text:s/>नीति<text:s/><text:s/>विद्यमानहो<text:s/>सकती<text:s/>है<text:s/>कि<text:s/>योगदान<text:s/>की<text:s/>अनुमति<text:s/>नहीं<text:s/>है।<text:s/>उस<text:s/>स्थिति<text:s/>में<text:s/>यह<text:s/>समझा<text:s/>जाता<text:s/>है<text:s/>कि<text:s/>कोई<text:s/>प्रक्रिया<text:s/>विद्यमान<text:s/>नहीं<text:s/>हो<text:s/>सकती<text:s/>है<text:s/>और<text:s/>फिर<text:s/>भी<text:s/>यह<text:s/>आवश्यकता<text:s/>पूरी<text:s/>की<text:s/>जाएगी।</text:p>
      <text:p text:style-name="P3295"/>
      <text:p text:style-name="P3296"/>
      <text:p text:style-name="P3297"/>
      <text:p text:style-name="P3298"/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/>
      <text:p text:style-name="P3307">उद्देश्य<text:s/>६:<text:s/>ओपनचेन<text:s/>आवश्यकताओं<text:s/>का<text:s/>अनुपालन<text:s/>प्रमाणित<text:s/>करें</text:p>
      <text:soft-page-break/>
      <text:p text:style-name="P3308">६.<text:s/>१<text:s/>किसी<text:s/>संस्था<text:s/>को<text:s/>ओपनचेन<text:s/>प्रमाणित<text:s/>होने<text:s/>के<text:s/>लिए,<text:s/>उस<text:s/>संस्था<text:s/>को<text:s/>यह<text:s/>पुष्टि<text:s/>करनी<text:s/>चाहिए<text:s/>कि<text:s/>संस्था<text:s/>में<text:s/>एक<text:s/>एफओएसएस<text:s/>प्रबंधन<text:s/>कार्यक्रम<text:s/>है<text:s/>जो<text:s/>इस<text:s/>ओपनचेन<text:s/>विशिष्टता<text:s/>संस्करण<text:s/>१. २<text:s/>में<text:s/>वर्णित<text:s/>मानदंडों<text:s/>को<text:s/>पूरा<text:s/>करता<text:s/>है।</text:p>
      <text:p text:style-name="P3309"/>
      <text:p text:style-name="P3310">सत्यापन<text:s/>सामग्रियां:</text:p>
      <text:list text:style-name="LFO33" text:continue-numbering="true">
        <text:list-item>
          <text:p text:style-name="P3311"><text:span text:style-name="T3312">६</text:span><text:span text:style-name="T3313">. १. १</text:span><text:span text:style-name="T3314"><text:s/></text:span><text:span text:style-name="T3315">एक</text:span><text:span text:style-name="T3316"><text:s/></text:span><text:span text:style-name="T3317">एफओएसएस</text:span><text:span text:style-name="T3318"><text:s/></text:span><text:span text:style-name="T3319">प्रबंधन</text:span><text:span text:style-name="T3320"><text:s/></text:span><text:span text:style-name="T3321">कार्यक्रम</text:span><text:span text:style-name="T3322"><text:s/></text:span><text:span text:style-name="T3323">के</text:span><text:span text:style-name="T3324"><text:s/></text:span><text:span text:style-name="T3325">अस्तित्व</text:span><text:span text:style-name="T3326"><text:s/></text:span><text:span text:style-name="T3327">का</text:span><text:span text:style-name="T3328"><text:s/></text:span><text:span text:style-name="T3329"><text:s/></text:span><text:span text:style-name="T3330">पुष्टीकरण</text:span><text:span text:style-name="T3331"><text:s/></text:span><text:span text:style-name="T3332">जो</text:span><text:span text:style-name="T3333"><text:s/></text:span><text:span text:style-name="T3334">इस</text:span><text:span text:style-name="T3335"><text:s/></text:span><text:span text:style-name="T3336">ओपनचेन</text:span><text:span text:style-name="T3337"><text:s/></text:span><text:span text:style-name="T3338">विशिष्टता</text:span><text:span text:style-name="T3339"><text:s/></text:span><text:span text:style-name="T3340">संस्करण</text:span><text:span text:style-name="T3341"><text:s/></text:span><text:span text:style-name="T3342">१</text:span><text:span text:style-name="T3343">.<text:s/></text:span><text:span text:style-name="T3344">२</text:span><text:span text:style-name="T3345"><text:s/></text:span><text:span text:style-name="T3346">की</text:span><text:span text:style-name="T3347"><text:s/></text:span><text:span text:style-name="T3348">सभी</text:span><text:span text:style-name="T3349"><text:s/></text:span><text:span text:style-name="T3350">आवश्यकताओं</text:span><text:span text:style-name="T3351"><text:s/></text:span><text:span text:style-name="T3352">को</text:span><text:span text:style-name="T3353"><text:s/></text:span><text:span text:style-name="T3354">पूरा</text:span><text:span text:style-name="T3355"><text:s/></text:span><text:span text:style-name="T3356">करती</text:span><text:span text:style-name="T3357"><text:s/></text:span><text:span text:style-name="T3358">है।</text:span></text:p>
        </text:list-item>
      </text:list>
      <text:p text:style-name="P3359"/>
      <text:p text:style-name="P3360">औचित्य:</text:p>
      <text:p text:style-name="P3361">यह<text:s/>सुनिश्चित<text:s/>करने<text:s/>के<text:s/>लिए<text:s/>कि<text:s/>यदि<text:s/>कोई<text:s/>संस्था<text:s/>घोषित<text:s/><text:s/>करें<text:s/>कि<text:s/>इसमें<text:s/>एक<text:s/>एफओएसएस<text:s/>प्रबंधन<text:s/>कार्यक्रम<text:s/>है<text:s/>जो<text:s/>ओपनचेन<text:s/>अनुरूप<text:s/>है,<text:s/>तो<text:s/>ऐसा<text:s/>कार्यक्रम<text:s/>इस<text:s/>विनिर्देश<text:s/>की<text:s/>सभी<text:s/>आवश्यकताओं<text:s/>को<text:s/>पूरा<text:s/>किया<text:s/>है।<text:s/>इन<text:s/>आवश्यकताओं<text:s/>के<text:s/>सिर्फ<text:s/>एक<text:s/>उप-समूह<text:s/>की<text:s/>परिपूर्ति<text:s/>पर्याप्त<text:s/>नहीं<text:s/>माना<text:s/>जाएगा।</text:p>
      <text:p text:style-name="P3362"/>
      <text:p text:style-name="P3363">६. २<text:s/>विनिर्देश<text:s/>के<text:s/>इस<text:s/>संस्करण<text:s/>के<text:s/>साथ<text:s/>अनुरूपता,<text:s/>अनुरूपता<text:s/>सत्यापन<text:s/>प्राप्त<text:s/>होने<text:s/>से<text:s/>१८<text:s/>महीने<text:s/>तक<text:s/>चलेगी<text:s/>।<text:s/>अनुरूपता<text:s/>सत्यापन<text:s/>आवश्यकताओं<text:s/>को<text:s/>ओपनचेन<text:s/>प्रोजेक्ट<text:s/>की<text:s/>वेबसाइट<text:s/>पर<text:s/>पाया<text:s/>जा<text:s/>सकता<text:s/>है।</text:p>
      <text:p text:style-name="P3364"/>
      <text:p text:style-name="P3365">सत्यापन<text:s/>सामग्रियां:</text:p>
      <text:list text:style-name="LFO34" text:continue-numbering="true">
        <text:list-item>
          <text:p text:style-name="P3366"><text:span text:style-name="T3367">६</text:span><text:span text:style-name="T3368">. २.<text:s/></text:span><text:span text:style-name="T3369">१</text:span><text:span text:style-name="T3370"><text:s/></text:span><text:span text:style-name="T3371">संस्था</text:span><text:span text:style-name="T3372"><text:s/></text:span><text:span text:style-name="T3373">एक</text:span><text:span text:style-name="T3374"><text:s/></text:span><text:span text:style-name="T3375">एफओएसएस</text:span><text:span text:style-name="T3376"><text:s/></text:span><text:span text:style-name="T3377">प्रबंधन</text:span><text:span text:style-name="T3378"><text:s/></text:span><text:span text:style-name="T3379">कार्यक्रम</text:span><text:span text:style-name="T3380"><text:s/></text:span><text:span text:style-name="T3381">के</text:span><text:span text:style-name="T3382"><text:s/></text:span><text:span text:style-name="T3383">अस्तित्व</text:span><text:span text:style-name="T3384"><text:s/></text:span><text:span text:style-name="T3385">की</text:span><text:span text:style-name="T3386"><text:s/></text:span><text:span text:style-name="T3387">पुष्टि</text:span><text:span text:style-name="T3388"><text:s/></text:span><text:span text:style-name="T3389">करती</text:span><text:span text:style-name="T3390"><text:s/></text:span><text:span text:style-name="T3391">है</text:span><text:span text:style-name="T3392"><text:s/></text:span><text:span text:style-name="T3393">जो</text:span><text:span text:style-name="T3394"><text:s/></text:span><text:span text:style-name="T3395">अनुरूपता</text:span><text:span text:style-name="T3396"><text:s/></text:span><text:span text:style-name="T3397">सत्यापन</text:span><text:span text:style-name="T3398"><text:s/></text:span><text:span text:style-name="T3399">प्राप्त</text:span><text:span text:style-name="T3400"><text:s/></text:span><text:span text:style-name="T3401">करने</text:span><text:span text:style-name="T3402"><text:s/></text:span><text:span text:style-name="T3403">के</text:span><text:span text:style-name="T3404"><text:s/></text:span><text:span text:style-name="T3405">१८</text:span><text:span text:style-name="T3406"><text:s/></text:span><text:span text:style-name="T3407">महीनों</text:span><text:span text:style-name="T3408"><text:s/></text:span><text:span text:style-name="T3409">के</text:span><text:span text:style-name="T3410"><text:s/></text:span><text:span text:style-name="T3411">भीतर</text:span><text:span text:style-name="T3412"><text:s/></text:span><text:span text:style-name="T3413">इस</text:span><text:span text:style-name="T3414"><text:s/></text:span><text:span text:style-name="T3415">ओपनचैन</text:span><text:span text:style-name="T3416"><text:s/></text:span><text:span text:style-name="T3417">विनिर्देश</text:span><text:span text:style-name="T3418"><text:s/></text:span><text:span text:style-name="T3419">संस्करण</text:span><text:span text:style-name="T3420"><text:s/></text:span><text:span text:style-name="T3421">१</text:span><text:span text:style-name="T3422">.<text:s/></text:span><text:span text:style-name="T3423">२</text:span><text:span text:style-name="T3424"><text:s/></text:span><text:span text:style-name="T3425">की</text:span><text:span text:style-name="T3426"><text:s/></text:span><text:span text:style-name="T3427">सभी</text:span><text:span text:style-name="T3428"><text:s/></text:span><text:span text:style-name="T3429">आवश्यकताओं</text:span><text:span text:style-name="T3430"><text:s/></text:span><text:span text:style-name="T3431">को</text:span><text:span text:style-name="T3432"><text:s/></text:span><text:span text:style-name="T3433">पूरा</text:span><text:span text:style-name="T3434"><text:s/></text:span><text:span text:style-name="T3435">करता</text:span><text:span text:style-name="T3436"><text:s/></text:span><text:span text:style-name="T3437">है।</text:span><text:span text:style-name="T3438"><text:s/></text:span></text:p>
        </text:list-item>
      </text:list>
      <text:p text:style-name="P3439"/>
      <text:p text:style-name="P3440">औचित्य:</text:p>
      <text:p text:style-name="P3441"><text:span text:style-name="T3442">संस्था</text:span><text:span text:style-name="T3443"><text:s/></text:span><text:span text:style-name="T3444">के</text:span><text:span text:style-name="T3445"><text:s/></text:span><text:span text:style-name="T3446">लिए</text:span><text:span text:style-name="T3447"><text:s/></text:span><text:span text:style-name="T3448">विनिर्देश</text:span><text:span text:style-name="T3449"><text:s/></text:span><text:span text:style-name="T3450">के</text:span><text:span text:style-name="T3451"><text:s/></text:span><text:span text:style-name="T3452">साथ</text:span><text:span text:style-name="T3453"><text:s/></text:span><text:span text:style-name="T3454">वर्तमान</text:span><text:span text:style-name="T3455"><text:s/></text:span><text:span text:style-name="T3456">बने</text:span><text:span text:style-name="T3457"><text:s/></text:span><text:span text:style-name="T3458">रहना</text:span><text:span text:style-name="T3459"><text:s/></text:span><text:span text:style-name="T3460">महत्वपूर्ण</text:span><text:span text:style-name="T3461"><text:s/></text:span><text:span text:style-name="T3462">है</text:span><text:span text:style-name="T3463"><text:s/></text:span><text:span text:style-name="T3464">यदि</text:span><text:span text:style-name="T3465"><text:s/></text:span><text:span text:style-name="T3466">वह</text:span><text:span text:style-name="T3467"><text:s/></text:span><text:span text:style-name="T3468">संस्था</text:span><text:span text:style-name="T3469"><text:s/></text:span><text:span text:style-name="T3470">समय</text:span><text:span text:style-name="T3471"><text:s/></text:span><text:span text:style-name="T3472">के</text:span><text:span text:style-name="T3473"><text:s/></text:span><text:span text:style-name="T3474">साथ</text:span><text:span text:style-name="T3475"><text:s/></text:span><text:span text:style-name="T3476">कार्यक्रम</text:span><text:span text:style-name="T3477"><text:s/></text:span><text:span text:style-name="T3478">अनुरूपता</text:span><text:span text:style-name="T3479"><text:s/></text:span><text:span text:style-name="T3480">के</text:span><text:span text:style-name="T3481"><text:s/></text:span><text:span text:style-name="T3482">स्वत्व</text:span><text:span text:style-name="T3483"><text:s/></text:span><text:span text:style-name="T3484"><text:s/></text:span><text:span text:style-name="T3485">को</text:span><text:span text:style-name="T3486"><text:s/></text:span><text:span text:style-name="T3487">प्रबल</text:span><text:span text:style-name="T3488"><text:s/></text:span><text:span text:style-name="T3489">रखना</text:span><text:span text:style-name="T3490"><text:s/></text:span><text:span text:style-name="T3491">चाहती<text:s/></text:span><text:span text:style-name="T3492">है।</text:span><text:span text:style-name="T3493"><text:s/></text:span><text:span text:style-name="T3494">यह</text:span><text:span text:style-name="T3495"><text:s/></text:span><text:span text:style-name="T3496">आवश्यकता</text:span><text:span text:style-name="T3497"><text:s/></text:span><text:span text:style-name="T3498">सुनिश्चित</text:span><text:span text:style-name="T3499"><text:s/></text:span><text:span text:style-name="T3500">करती</text:span><text:span text:style-name="T3501"><text:s/></text:span><text:span text:style-name="T3502">है</text:span><text:span text:style-name="T3503"><text:s/></text:span><text:span text:style-name="T3504">कि</text:span><text:span text:style-name="T3505"><text:s/></text:span><text:span text:style-name="T3506">कार्यक्रम</text:span><text:span text:style-name="T3507"><text:s/></text:span><text:span text:style-name="T3508">के</text:span><text:span text:style-name="T3509"><text:s/></text:span><text:span text:style-name="T3510">सहायक प्रकियाएं<text:s/></text:span><text:span text:style-name="T3511">और</text:span><text:span text:style-name="T3512"><text:s/></text:span><text:span text:style-name="T3513">नियंत्रण</text:span><text:span text:style-name="T3514"><text:s/></text:span><text:span text:style-name="T3515">में</text:span><text:span text:style-name="T3516"><text:s/></text:span><text:span text:style-name="T3517">क्षय न</text:span><text:span text:style-name="T3518"><text:s/></text:span><text:span text:style-name="T3519">हो</text:span><text:span text:style-name="T3520"><text:s/></text:span><text:s/><text:span text:style-name="T3521">यदि</text:span><text:span text:style-name="T3522"><text:s/></text:span><text:span text:style-name="T3523">अनुपालित<text:s/></text:span><text:span text:style-name="T3524">संस्था</text:span><text:span text:style-name="T3525"><text:s/></text:span><text:span text:style-name="T3526">समय</text:span><text:span text:style-name="T3527"><text:s/></text:span><text:span text:style-name="T3528">के</text:span><text:span text:style-name="T3529"><text:s/></text:span><text:span text:style-name="T3530">साथ</text:span><text:span text:style-name="T3531"><text:s/></text:span><text:span text:style-name="T3532">अनुरूपता</text:span><text:span text:style-name="T3533"><text:s/></text:span><text:span text:style-name="T3534">का</text:span><text:span text:style-name="T3535"><text:s/></text:span><text:span text:style-name="T3536">स्वत्व<text:s/></text:span><text:span text:style-name="T3537">प्रबल</text:span><text:span text:style-name="T3538"><text:s/></text:span><text:span text:style-name="T3539">रखती</text:span><text:span text:style-name="T3540"><text:s/></text:span><text:span text:style-name="T3541"><text:s/></text:span><text:span text:style-name="T3542"><text:s/></text:span><text:span text:style-name="T3543">है।</text:span></text:p>
      <text:p text:style-name="P3544"/>
      <text:p text:style-name="P3545"/>
      <text:p text:style-name="P3546"/>
      <text:p text:style-name="P3547"/>
      <text:p text:style-name="P3548"/>
      <text:p text:style-name="P3549"/>
      <text:p text:style-name="P3550"/>
      <text:p text:style-name="P3551"/>
      <text:p text:style-name="P3552"/>
      <text:p text:style-name="P3553">अनुबंध<text:s/>१:<text:s/>भाषा<text:s/>अनुवाद</text:p>
      <text:soft-page-break/>
      <text:p text:style-name="P3554"><text:span text:style-name="T3555">विश्वव्यापी स्वीकृति<text:s/></text:span><text:span text:style-name="T3556">की</text:span><text:span text:style-name="T3557"><text:s/></text:span><text:span text:style-name="T3558">सुविधा</text:span><text:span text:style-name="T3559"><text:s/></text:span><text:span text:style-name="T3560">के</text:span><text:span text:style-name="T3561"><text:s/></text:span><text:span text:style-name="T3562">लिए</text:span><text:span text:style-name="T3563"><text:s/></text:span><text:span text:style-name="T3564">हम</text:span><text:span text:style-name="T3565"><text:s/></text:span><text:span text:style-name="T3566">विनिर्देशों</text:span><text:span text:style-name="T3567"><text:s/></text:span><text:span text:style-name="T3568">का</text:span><text:span text:style-name="T3569"><text:s/></text:span><text:span text:style-name="T3570">अनुवाद</text:span><text:span text:style-name="T3571"><text:s/></text:span><text:span text:style-name="T3572">कई</text:span><text:span text:style-name="T3573"><text:s/></text:span><text:span text:style-name="T3574">भाषाओं</text:span><text:span text:style-name="T3575"><text:s/></text:span><text:span text:style-name="T3576">में</text:span><text:span text:style-name="T3577"><text:s/></text:span><text:span text:style-name="T3578">करने</text:span><text:span text:style-name="T3579"><text:s/></text:span><text:span text:style-name="T3580">के</text:span><text:span text:style-name="T3581"><text:s/></text:span><text:span text:style-name="T3582">प्रयासों</text:span><text:span text:style-name="T3583"><text:s/></text:span><text:span text:style-name="T3584">का</text:span><text:span text:style-name="T3585"><text:s/></text:span><text:span text:style-name="T3586">स्वागत</text:span><text:span text:style-name="T3587"><text:s/></text:span><text:span text:style-name="T3588">करते</text:span><text:span text:style-name="T3589"><text:s/></text:span><text:span text:style-name="T3590">हैं।</text:span><text:span text:style-name="T3591"><text:s/></text:span><text:span text:style-name="T3592">चूंकि</text:span><text:span text:style-name="T3593"><text:s/></text:span><text:span text:style-name="T3594">ओपनचेन</text:span><text:span text:style-name="T3595"><text:s/></text:span><text:span text:style-name="T3596">एक</text:span><text:span text:style-name="T3597"><text:s/></text:span><text:span text:style-name="T3598">ओपन</text:span><text:span text:style-name="T3599"><text:s/></text:span><text:span text:style-name="T3600">सोर्स</text:span><text:span text:style-name="T3601"><text:s/></text:span><text:span text:style-name="T3602">प्रोजेक्ट</text:span><text:span text:style-name="T3603"><text:s/></text:span><text:span text:style-name="T3604">के</text:span><text:span text:style-name="T3605"><text:s/></text:span><text:span text:style-name="T3606">रूप</text:span><text:span text:style-name="T3607"><text:s/></text:span><text:span text:style-name="T3608">में</text:span><text:span text:style-name="T3609"><text:s/></text:span><text:span text:style-name="T3610">कार्य</text:span><text:span text:style-name="T3611"><text:s/></text:span><text:span text:style-name="T3612">करता</text:span><text:span text:style-name="T3613"><text:s/></text:span><text:span text:style-name="T3614">है</text:span><text:span text:style-name="T3615">,<text:s/></text:span><text:span text:style-name="T3616">सभी<text:s/></text:span><text:span text:style-name="T3617">अनुवाद</text:span><text:span text:style-name="T3618"><text:s/></text:span><text:span text:style-name="T3619">उन<text:s/></text:span><text:span text:style-name="T3620">लोगो</text:span><text:span text:style-name="T3621"><text:s/></text:span><text:span text:style-name="T3622">से</text:span><text:span text:style-name="T3623"><text:s/></text:span><text:span text:style-name="T3624">चालित</text:span><text:span text:style-name="T3625"><text:s/></text:span><text:span text:style-name="T3626">है</text:span><text:span text:style-name="T3627"><text:s/></text:span><text:span text:style-name="T3628">जो</text:span><text:span text:style-name="T3629"><text:s/></text:span><text:span text:style-name="T3630">अनुवाद</text:span><text:span text:style-name="T3631"><text:s/></text:span><text:span text:style-name="T3632">करने</text:span><text:span text:style-name="T3633"><text:s/></text:span><text:span text:style-name="T3634">के</text:span><text:span text:style-name="T3635"><text:s/></text:span><text:span text:style-name="T3636">लिए</text:span><text:span text:style-name="T3637"><text:s/></text:span><text:span text:style-name="T3638">अपना</text:span><text:span text:style-name="T3639"><text:s/></text:span><text:span text:style-name="T3640">समय</text:span><text:span text:style-name="T3641"><text:s/></text:span><text:span text:style-name="T3642">और</text:span><text:span text:style-name="T3643"><text:s/></text:span><text:span text:style-name="T3644">विशेषज्ञता</text:span><text:span text:style-name="T3645"><text:s/></text:span><text:span text:style-name="T3646">योगदान</text:span><text:span text:style-name="T3647"><text:s/></text:span><text:span text:style-name="T3648">करने</text:span><text:span text:style-name="T3649"><text:s/></text:span><text:span text:style-name="T3650">के</text:span><text:span text:style-name="T3651"><text:s/></text:span><text:span text:style-name="T3652">इच्छुक</text:span><text:span text:style-name="T3653"><text:s/></text:span><text:span text:style-name="T3654">है</text:span><text:span text:style-name="T3655">,</text:span><text:span text:style-name="T3656"><text:s/></text:span><text:span text:style-name="T3657">और</text:span><text:span text:style-name="T3658"><text:s/></text:span><text:span text:style-name="T3659">जो</text:span><text:span text:style-name="T3660"><text:s/></text:span><text:span text:style-name="T3661">सीसी</text:span><text:span text:style-name="T3662">-</text:span><text:span text:style-name="T3663">बाय</text:span><text:span text:style-name="T3664"><text:s/></text:span><text:span text:style-name="T3665">४</text:span><text:span text:style-name="T3666">.0<text:s/></text:span><text:span text:style-name="T3667">(</text:span>CC-BY 4.0)<text:s/><text:span text:style-name="T3668">लाइसेंस</text:span><text:span text:style-name="T3669"><text:s/></text:span><text:span text:style-name="T3670">और</text:span><text:span text:style-name="T3671"><text:s/></text:span><text:span text:style-name="T3672">परियोजना</text:span><text:span text:style-name="T3673"><text:s/></text:span><text:span text:style-name="T3674">की</text:span><text:span text:style-name="T3675"><text:s/></text:span><text:span text:style-name="T3676">अनुवाद</text:span><text:span text:style-name="T3677"><text:s/></text:span><text:span text:style-name="T3678">नीति</text:span><text:span text:style-name="T3679"><text:s/></text:span><text:span text:style-name="T3680">के</text:span><text:span text:style-name="T3681"><text:s/></text:span><text:span text:style-name="T3682">निबंधनों<text:s/></text:span><text:span text:style-name="T3683">के<text:s/></text:span><text:span text:style-name="T3684">अनुसार<text:s/></text:span><text:span text:style-name="T3685">होगा</text:span><text:span text:style-name="T3686">।</text:span><text:span text:style-name="T3687"><text:s/></text:span><text:span text:style-name="T3688">नीति</text:span><text:span text:style-name="T3689"><text:s/></text:span><text:span text:style-name="T3690">और</text:span><text:span text:style-name="T3691"><text:s/></text:span><text:span text:style-name="T3692">उपलब्ध</text:span><text:span text:style-name="T3693"><text:s/></text:span><text:span text:style-name="T3694">अनुवादों</text:span><text:span text:style-name="T3695"><text:s/></text:span><text:span text:style-name="T3696">का</text:span><text:span text:style-name="T3697"><text:s/></text:span><text:span text:style-name="T3698">विवरण</text:span><text:span text:style-name="T3699"><text:s/></text:span><text:span text:style-name="T3700">ओपनचेन</text:span><text:span text:style-name="T3701"><text:s/></text:span><text:span text:style-name="T3702">प्रोजेक्ट</text:span><text:span text:style-name="T3703"><text:s/></text:span><text:a xlink:href="https://wiki.linuxfoundation.org/openchain/spec-translations" office:target-frame-name="_top" xlink:show="replace"><text:span text:style-name="T3704">विनिर्देश</text:span><text:span text:style-name="T3705"><text:s/></text:span><text:span text:style-name="T3706">वेबपेज</text:span></text:a><text:span text:style-name="T3707"><text:s/></text:span><text:span text:style-name="T3708">पर</text:span><text:span text:style-name="T3709"><text:s/></text:span><text:span text:style-name="T3710">पाया</text:span><text:span text:style-name="T3711"><text:s/></text:span><text:span text:style-name="T3712">जा</text:span><text:span text:style-name="T3713"><text:s/></text:span><text:span text:style-name="T3714">सकता</text:span><text:span text:style-name="T3715"><text:s/></text:span><text:span text:style-name="T3716">हैं।</text:span><text:span text:style-name="T3717"><text:s/></text:span><text:span text:style-name="T37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inherit" svg:font-family="inherit" style:font-family-generic="roman" svg:panose-1="2 11 6 4 2 2 2 2 2 4"/>
    <style:font-face style:name="Kokila" svg:font-family="Kokila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Nirmala UI" style:font-name-complex="Nirmala UI"/>
    </style:style>
    <style:style style:name="WW_CharLFO2LVL1" style:family="text">
      <style:text-properties style:font-name="Nirmala UI" style:font-name-asian="Times New Roman" style:font-name-complex="Nirmala UI" fo:color="#000000" fo:font-size="12pt" style:font-size-asian="12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bold" style:font-weight-asian="bold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ourier New" style:font-name-complex="Courier New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१, २, ३, ...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ListParagraph" style:family="paragraph">
      <style:paragraph-properties fo:margin-left="4.5in">
        <style:tab-stops/>
      </style:paragraph-properties>
    </style:style>
    <style:style style:name="T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9" style:parent-style-name="Foot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>
      <style:paragraph-properties fo:margin-left="4.5in">
        <style:tab-stops/>
      </style:paragraph-properties>
    </style:style>
    <style:style style:name="T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63360" draw:style-name="a0" draw:name="Picture 4" text:anchor-type="paragraph" svg:x="0in" svg:y="-0.26458in" svg:width="0.94118in" svg:height="0.52371in" style:rel-width="scale" style:rel-height="scale"><draw:image xlink:href="media/image1.png" xlink:type="simple" xlink:show="embed" xlink:actuate="onLoad"/><svg:title/><svg:desc>https://www.linuxfoundation.org/sites/main/files/OpenChain_Logo_Pantone.png</svg:desc></draw:frame><text:span text:style-name="T3">ओपनचेन</text:span><text:span text:style-name="T4"><text:s/></text:span><text:span text:style-name="T5">विनिर्देश संस्करण<text:s/></text:span><text:span text:style-name="T6">१</text:span><text:span text:style-name="T7">.</text:span><text:span text:style-name="T8">२</text:span></text:p>
        <text:p text:style-name="Header"/>
      </style:header>
      <style:footer>
        <text:p text:style-name="P9">Page<text:s/><text:span text:style-name="T10"><text:page-number text:fixed="false">2</text:page-number></text:span><text:s/>of<text:s/><text:span text:style-name="T11"><text:page-count>12</text:page-count></text:span></text:p>
        <text:p text:style-name="Footer"/>
      </style:footer>
    </style:master-page>
    <style:master-page style:next-style-name="MP0" style:name="MPF0" style:page-layout-name="PL0">
      <style:header>
        <text:p text:style-name="P12"><draw:frame draw:z-index="251661312" draw:style-name="a1" draw:name="Picture 3" text:anchor-type="paragraph" svg:x="0in" svg:y="-0.16736in" svg:width="1.16286in" svg:height="0.64706in" style:rel-width="scale" style:rel-height="scale"><draw:image xlink:href="media/image1.png" xlink:type="simple" xlink:show="embed" xlink:actuate="onLoad"/><svg:title/><svg:desc>https://www.linuxfoundation.org/sites/main/files/OpenChain_Logo_Pantone.png</svg:desc></draw:frame><text:span text:style-name="T13">ओपनचेन</text:span><text:span text:style-name="T14"><text:s/></text:span><text:span text:style-name="T15">विनिर्देश संस्करण<text:s/></text:span><text:span text:style-name="T16">१</text:span><text:span text:style-name="T17">.</text:span><text:span text:style-name="T18">२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Shane Coughlan</dc:creator>
    <meta:creation-date>2018-11-07T09:14:00Z</meta:creation-date>
    <dc:date>2018-11-07T09:25:00Z</dc:date>
    <meta:print-date>2018-11-07T09:14:00Z</meta:print-date>
    <meta:template xlink:href="Normal.dotm" xlink:type="simple"/>
    <meta:editing-cycles>3</meta:editing-cycles>
    <meta:editing-duration>PT360S</meta:editing-duration>
    <meta:user-defined meta:name="MSIP_Label_b9a70571-31c6-4603-80c1-ef2fb871a62a_Enabled">True</meta:user-defined>
    <meta:user-defined meta:name="MSIP_Label_b9a70571-31c6-4603-80c1-ef2fb871a62a_SiteId">258ac4e4-146a-411e-9dc8-79a9e12fd6da</meta:user-defined>
    <meta:user-defined meta:name="MSIP_Label_b9a70571-31c6-4603-80c1-ef2fb871a62a_Ref">https://api.informationprotection.azure.com/api/258ac4e4-146a-411e-9dc8-79a9e12fd6da</meta:user-defined>
    <meta:user-defined meta:name="MSIP_Label_b9a70571-31c6-4603-80c1-ef2fb871a62a_Owner">rratna@wipro.com</meta:user-defined>
    <meta:user-defined meta:name="MSIP_Label_b9a70571-31c6-4603-80c1-ef2fb871a62a_SetDate">2018-08-23T17:31:32.6800748+05:30</meta:user-defined>
    <meta:user-defined meta:name="MSIP_Label_b9a70571-31c6-4603-80c1-ef2fb871a62a_Name">Internal and Restricted</meta:user-defined>
    <meta:user-defined meta:name="MSIP_Label_b9a70571-31c6-4603-80c1-ef2fb871a62a_Application">Microsoft Azure Information Protection</meta:user-defined>
    <meta:user-defined meta:name="MSIP_Label_b9a70571-31c6-4603-80c1-ef2fb871a62a_Extended_MSFT_Method">Automatic</meta:user-defined>
    <meta:user-defined meta:name="Sensitivity">Internal and Restricted</meta:user-defined>
    <meta:document-statistic meta:page-count="12" meta:paragraph-count="35" meta:word-count="2657" meta:character-count="17773" meta:row-count="126" meta:non-whitespace-character-count="15151"/>
  </office:meta>
</office:document-meta>
</file>